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/>
    <style:style style:name="ce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table:shapes>
          <draw:frame draw:z-index="0" draw:style-name="gr1" draw:text-style-name="P1" svg:width="6.298in" svg:height="3.5453in" svg:x="6.2764in" svg:y="0.2823in">
            <draw:object draw:notify-on-update-of-ranges="'COVID-19'.A1:'COVID-19'.A1 'COVID-19'.A2:'COVID-19'.A337 'COVID-19'.B1:'COVID-19'.B1 'COVID-19'.B2:'COVID-19'.B337 'COVID-19'.E1:'COVID-19'.E1 'COVID-19'.E2:'COVID-19'.E3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2547in" svg:y="4.5701in">
            <draw:object draw:notify-on-update-of-ranges="'COVID-19'.A1:'COVID-19'.A1 'COVID-19'.A2:'COVID-19'.A337 'COVID-19'.C1:'COVID-19'.C1 'COVID-19'.C2:'COVID-19'.C337 'COVID-19'.F1:'COVID-19'.F1 'COVID-19'.F2:'COVID-19'.F3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222in" svg:y="8.6693in">
            <draw:object draw:notify-on-update-of-ranges="'COVID-19'.A1:'COVID-19'.A1 'COVID-19'.A2:'COVID-19'.A337 'COVID-19'.D1:'COVID-19'.D1 'COVID-19'.D2:'COVID-19'.D3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ases</text:p>
          </table:table-cell>
          <table:table-cell table:style-name="ce3" office:value-type="string" calcext:value-type="string">
            <text:p>Death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aseAvg</text:p>
          </table:table-cell>
          <table:table-cell office:value-type="string" calcext:value-type="string">
            <text:p>DeathsAvg</text:p>
          </table:table-cell>
        </table:table-row>
        <table:table-row table:style-name="ro1" table:visibility="filter">
          <table:table-cell table:style-name="ce1" office:value-type="date" office:date-value="2019-12-31" calcext:value-type="date">
            <text:p>12/31/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]/[.B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1" calcext:value-type="date">
            <text:p>01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]/[.B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2" calcext:value-type="date">
            <text:p>01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]/[.B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3" calcext:value-type="date">
            <text:p>01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]/[.B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4" calcext:value-type="date">
            <text:p>01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6]/[.B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5" calcext:value-type="date">
            <text:p>01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7]/[.B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6" calcext:value-type="date">
            <text:p>01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8]/[.B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7" calcext:value-type="date">
            <text:p>01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9]/[.B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8" calcext:value-type="date">
            <text:p>01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0]/[.B1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09" calcext:value-type="date">
            <text:p>01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1]/[.B1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10" calcext:value-type="date">
            <text:p>01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2]/[.B1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11" calcext:value-type="date">
            <text:p>01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3]/[.B1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12" calcext:value-type="date">
            <text:p>01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4]/[.B1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13" calcext:value-type="date">
            <text:p>01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5]/[.B1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visibility="filter">
          <table:table-cell table:style-name="ce1" office:value-type="date" office:date-value="2020-01-14" calcext:value-type="date">
            <text:p>01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6]/[.B16]" office:value-type="string" office:string-value="" calcext:value-type="error">
            <text:p>#DIV/0!</text:p>
          </table:table-cell>
          <table:table-cell table:style-name="ce5" table:formula="of:=AVERAGE([.B2:.B16])" office:value-type="float" office:value="0" calcext:value-type="float">
            <text:p>0.0</text:p>
          </table:table-cell>
          <table:table-cell table:style-name="ce5" table:formula="of:=AVERAGE([.C2:.C16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15" calcext:value-type="date">
            <text:p>01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7]/[.B17]" office:value-type="string" office:string-value="" calcext:value-type="error">
            <text:p>#DIV/0!</text:p>
          </table:table-cell>
          <table:table-cell table:style-name="ce5" table:formula="of:=AVERAGE([.B3:.B17])" office:value-type="float" office:value="0" calcext:value-type="float">
            <text:p>0.0</text:p>
          </table:table-cell>
          <table:table-cell table:style-name="ce5" table:formula="of:=AVERAGE([.C3:.C17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16" calcext:value-type="date">
            <text:p>01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8]/[.B18]" office:value-type="string" office:string-value="" calcext:value-type="error">
            <text:p>#DIV/0!</text:p>
          </table:table-cell>
          <table:table-cell table:style-name="ce5" table:formula="of:=AVERAGE([.B4:.B18])" office:value-type="float" office:value="0" calcext:value-type="float">
            <text:p>0.0</text:p>
          </table:table-cell>
          <table:table-cell table:style-name="ce5" table:formula="of:=AVERAGE([.C4:.C18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17" calcext:value-type="date">
            <text:p>01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9]/[.B19]" office:value-type="string" office:string-value="" calcext:value-type="error">
            <text:p>#DIV/0!</text:p>
          </table:table-cell>
          <table:table-cell table:style-name="ce5" table:formula="of:=AVERAGE([.B5:.B19])" office:value-type="float" office:value="0" calcext:value-type="float">
            <text:p>0.0</text:p>
          </table:table-cell>
          <table:table-cell table:style-name="ce5" table:formula="of:=AVERAGE([.C5:.C19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18" calcext:value-type="date">
            <text:p>01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0]/[.B20]" office:value-type="string" office:string-value="" calcext:value-type="error">
            <text:p>#DIV/0!</text:p>
          </table:table-cell>
          <table:table-cell table:style-name="ce5" table:formula="of:=AVERAGE([.B6:.B20])" office:value-type="float" office:value="0" calcext:value-type="float">
            <text:p>0.0</text:p>
          </table:table-cell>
          <table:table-cell table:style-name="ce5" table:formula="of:=AVERAGE([.C6:.C20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19" calcext:value-type="date">
            <text:p>01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1]/[.B21]" office:value-type="string" office:string-value="" calcext:value-type="error">
            <text:p>#DIV/0!</text:p>
          </table:table-cell>
          <table:table-cell table:style-name="ce5" table:formula="of:=AVERAGE([.B7:.B21])" office:value-type="float" office:value="0" calcext:value-type="float">
            <text:p>0.0</text:p>
          </table:table-cell>
          <table:table-cell table:style-name="ce5" table:formula="of:=AVERAGE([.C7:.C21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0" calcext:value-type="date">
            <text:p>01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2]/[.B22]" office:value-type="string" office:string-value="" calcext:value-type="error">
            <text:p>#DIV/0!</text:p>
          </table:table-cell>
          <table:table-cell table:style-name="ce5" table:formula="of:=AVERAGE([.B8:.B22])" office:value-type="float" office:value="0" calcext:value-type="float">
            <text:p>0.0</text:p>
          </table:table-cell>
          <table:table-cell table:style-name="ce5" table:formula="of:=AVERAGE([.C8:.C22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1" calcext:value-type="date">
            <text:p>01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3]/[.B23]" office:value-type="string" office:string-value="" calcext:value-type="error">
            <text:p>#DIV/0!</text:p>
          </table:table-cell>
          <table:table-cell table:style-name="ce5" table:formula="of:=AVERAGE([.B9:.B23])" office:value-type="float" office:value="0" calcext:value-type="float">
            <text:p>0.0</text:p>
          </table:table-cell>
          <table:table-cell table:style-name="ce5" table:formula="of:=AVERAGE([.C9:.C23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2" calcext:value-type="date">
            <text:p>01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4]/[.B24]" office:value-type="string" office:string-value="" calcext:value-type="error">
            <text:p>#DIV/0!</text:p>
          </table:table-cell>
          <table:table-cell table:style-name="ce5" table:formula="of:=AVERAGE([.B10:.B24])" office:value-type="float" office:value="0" calcext:value-type="float">
            <text:p>0.0</text:p>
          </table:table-cell>
          <table:table-cell table:style-name="ce5" table:formula="of:=AVERAGE([.C10:.C24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3" calcext:value-type="date">
            <text:p>01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5]/[.B25]" office:value-type="string" office:string-value="" calcext:value-type="error">
            <text:p>#DIV/0!</text:p>
          </table:table-cell>
          <table:table-cell table:style-name="ce5" table:formula="of:=AVERAGE([.B11:.B25])" office:value-type="float" office:value="0" calcext:value-type="float">
            <text:p>0.0</text:p>
          </table:table-cell>
          <table:table-cell table:style-name="ce5" table:formula="of:=AVERAGE([.C11:.C25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4" calcext:value-type="date">
            <text:p>01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6]/[.B26]" office:value-type="string" office:string-value="" calcext:value-type="error">
            <text:p>#DIV/0!</text:p>
          </table:table-cell>
          <table:table-cell table:style-name="ce5" table:formula="of:=AVERAGE([.B12:.B26])" office:value-type="float" office:value="0" calcext:value-type="float">
            <text:p>0.0</text:p>
          </table:table-cell>
          <table:table-cell table:style-name="ce5" table:formula="of:=AVERAGE([.C12:.C26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5" calcext:value-type="date">
            <text:p>01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7]/[.B27]" office:value-type="string" office:string-value="" calcext:value-type="error">
            <text:p>#DIV/0!</text:p>
          </table:table-cell>
          <table:table-cell table:style-name="ce5" table:formula="of:=AVERAGE([.B13:.B27])" office:value-type="float" office:value="0" calcext:value-type="float">
            <text:p>0.0</text:p>
          </table:table-cell>
          <table:table-cell table:style-name="ce5" table:formula="of:=AVERAGE([.C13:.C27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6" calcext:value-type="date">
            <text:p>01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8]/[.B28]" office:value-type="string" office:string-value="" calcext:value-type="error">
            <text:p>#DIV/0!</text:p>
          </table:table-cell>
          <table:table-cell table:style-name="ce5" table:formula="of:=AVERAGE([.B14:.B28])" office:value-type="float" office:value="0" calcext:value-type="float">
            <text:p>0.0</text:p>
          </table:table-cell>
          <table:table-cell table:style-name="ce5" table:formula="of:=AVERAGE([.C14:.C28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7" calcext:value-type="date">
            <text:p>01/2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9]/[.B29]" office:value-type="string" office:string-value="" calcext:value-type="error">
            <text:p>#DIV/0!</text:p>
          </table:table-cell>
          <table:table-cell table:style-name="ce5" table:formula="of:=AVERAGE([.B15:.B29])" office:value-type="float" office:value="0" calcext:value-type="float">
            <text:p>0.0</text:p>
          </table:table-cell>
          <table:table-cell table:style-name="ce5" table:formula="of:=AVERAGE([.C15:.C29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8" calcext:value-type="date">
            <text:p>0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0]/[.B30]" office:value-type="string" office:string-value="" calcext:value-type="error">
            <text:p>#DIV/0!</text:p>
          </table:table-cell>
          <table:table-cell table:style-name="ce5" table:formula="of:=AVERAGE([.B16:.B30])" office:value-type="float" office:value="0" calcext:value-type="float">
            <text:p>0.0</text:p>
          </table:table-cell>
          <table:table-cell table:style-name="ce5" table:formula="of:=AVERAGE([.C16:.C30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29" calcext:value-type="date">
            <text:p>0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1]/[.B31]" office:value-type="string" office:string-value="" calcext:value-type="error">
            <text:p>#DIV/0!</text:p>
          </table:table-cell>
          <table:table-cell table:style-name="ce5" table:formula="of:=AVERAGE([.B17:.B31])" office:value-type="float" office:value="0" calcext:value-type="float">
            <text:p>0.0</text:p>
          </table:table-cell>
          <table:table-cell table:style-name="ce5" table:formula="of:=AVERAGE([.C17:.C31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30" calcext:value-type="date">
            <text:p>0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2]/[.B32]" office:value-type="string" office:string-value="" calcext:value-type="error">
            <text:p>#DIV/0!</text:p>
          </table:table-cell>
          <table:table-cell table:style-name="ce5" table:formula="of:=AVERAGE([.B18:.B32])" office:value-type="float" office:value="0" calcext:value-type="float">
            <text:p>0.0</text:p>
          </table:table-cell>
          <table:table-cell table:style-name="ce5" table:formula="of:=AVERAGE([.C18:.C32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1-31" calcext:value-type="date">
            <text:p>01/3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]/[.B33]" office:value-type="string" office:string-value="" calcext:value-type="error">
            <text:p>#DIV/0!</text:p>
          </table:table-cell>
          <table:table-cell table:style-name="ce5" table:formula="of:=AVERAGE([.B19:.B33])" office:value-type="float" office:value="0" calcext:value-type="float">
            <text:p>0.0</text:p>
          </table:table-cell>
          <table:table-cell table:style-name="ce5" table:formula="of:=AVERAGE([.C19:.C33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1" calcext:value-type="date">
            <text:p>02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4]/[.B34]" office:value-type="string" office:string-value="" calcext:value-type="error">
            <text:p>#DIV/0!</text:p>
          </table:table-cell>
          <table:table-cell table:style-name="ce5" table:formula="of:=AVERAGE([.B20:.B34])" office:value-type="float" office:value="0" calcext:value-type="float">
            <text:p>0.0</text:p>
          </table:table-cell>
          <table:table-cell table:style-name="ce5" table:formula="of:=AVERAGE([.C20:.C34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2" calcext:value-type="date">
            <text:p>02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5]/[.B35]" office:value-type="string" office:string-value="" calcext:value-type="error">
            <text:p>#DIV/0!</text:p>
          </table:table-cell>
          <table:table-cell table:style-name="ce5" table:formula="of:=AVERAGE([.B21:.B35])" office:value-type="float" office:value="0" calcext:value-type="float">
            <text:p>0.0</text:p>
          </table:table-cell>
          <table:table-cell table:style-name="ce5" table:formula="of:=AVERAGE([.C21:.C35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3" calcext:value-type="date">
            <text:p>02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6]/[.B36]" office:value-type="string" office:string-value="" calcext:value-type="error">
            <text:p>#DIV/0!</text:p>
          </table:table-cell>
          <table:table-cell table:style-name="ce5" table:formula="of:=AVERAGE([.B22:.B36])" office:value-type="float" office:value="0" calcext:value-type="float">
            <text:p>0.0</text:p>
          </table:table-cell>
          <table:table-cell table:style-name="ce5" table:formula="of:=AVERAGE([.C22:.C36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4" calcext:value-type="date">
            <text:p>02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7]/[.B37]" office:value-type="string" office:string-value="" calcext:value-type="error">
            <text:p>#DIV/0!</text:p>
          </table:table-cell>
          <table:table-cell table:style-name="ce5" table:formula="of:=AVERAGE([.B23:.B37])" office:value-type="float" office:value="0" calcext:value-type="float">
            <text:p>0.0</text:p>
          </table:table-cell>
          <table:table-cell table:style-name="ce5" table:formula="of:=AVERAGE([.C23:.C37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5" calcext:value-type="date">
            <text:p>02/05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C38]/[.B38]" office:value-type="percentage" office:value="0" calcext:value-type="percentage">
            <text:p>0%</text:p>
          </table:table-cell>
          <table:table-cell table:style-name="ce5" table:formula="of:=AVERAGE([.B24:.B38])" office:value-type="float" office:value="0.0666666666666667" calcext:value-type="float">
            <text:p>0.1</text:p>
          </table:table-cell>
          <table:table-cell table:style-name="ce5" table:formula="of:=AVERAGE([.C24:.C38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6" calcext:value-type="date">
            <text:p>02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9]/[.B39]" office:value-type="string" office:string-value="" calcext:value-type="error">
            <text:p>#DIV/0!</text:p>
          </table:table-cell>
          <table:table-cell table:style-name="ce5" table:formula="of:=AVERAGE([.B25:.B39])" office:value-type="float" office:value="0.0666666666666667" calcext:value-type="float">
            <text:p>0.1</text:p>
          </table:table-cell>
          <table:table-cell table:style-name="ce5" table:formula="of:=AVERAGE([.C25:.C39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7" calcext:value-type="date">
            <text:p>02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0]/[.B40]" office:value-type="string" office:string-value="" calcext:value-type="error">
            <text:p>#DIV/0!</text:p>
          </table:table-cell>
          <table:table-cell table:style-name="ce5" table:formula="of:=AVERAGE([.B26:.B40])" office:value-type="float" office:value="0.0666666666666667" calcext:value-type="float">
            <text:p>0.1</text:p>
          </table:table-cell>
          <table:table-cell table:style-name="ce5" table:formula="of:=AVERAGE([.C26:.C40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8" calcext:value-type="date">
            <text:p>02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1]/[.B41]" office:value-type="string" office:string-value="" calcext:value-type="error">
            <text:p>#DIV/0!</text:p>
          </table:table-cell>
          <table:table-cell table:style-name="ce5" table:formula="of:=AVERAGE([.B27:.B41])" office:value-type="float" office:value="0.0666666666666667" calcext:value-type="float">
            <text:p>0.1</text:p>
          </table:table-cell>
          <table:table-cell table:style-name="ce5" table:formula="of:=AVERAGE([.C27:.C41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09" calcext:value-type="date">
            <text:p>02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2]/[.B42]" office:value-type="string" office:string-value="" calcext:value-type="error">
            <text:p>#DIV/0!</text:p>
          </table:table-cell>
          <table:table-cell table:style-name="ce5" table:formula="of:=AVERAGE([.B28:.B42])" office:value-type="float" office:value="0.0666666666666667" calcext:value-type="float">
            <text:p>0.1</text:p>
          </table:table-cell>
          <table:table-cell table:style-name="ce5" table:formula="of:=AVERAGE([.C28:.C42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0" calcext:value-type="date">
            <text:p>02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3]/[.B43]" office:value-type="string" office:string-value="" calcext:value-type="error">
            <text:p>#DIV/0!</text:p>
          </table:table-cell>
          <table:table-cell table:style-name="ce5" table:formula="of:=AVERAGE([.B29:.B43])" office:value-type="float" office:value="0.0666666666666667" calcext:value-type="float">
            <text:p>0.1</text:p>
          </table:table-cell>
          <table:table-cell table:style-name="ce5" table:formula="of:=AVERAGE([.C29:.C43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1" calcext:value-type="date">
            <text:p>02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4]/[.B44]" office:value-type="string" office:string-value="" calcext:value-type="error">
            <text:p>#DIV/0!</text:p>
          </table:table-cell>
          <table:table-cell table:style-name="ce5" table:formula="of:=AVERAGE([.B30:.B44])" office:value-type="float" office:value="0.0666666666666667" calcext:value-type="float">
            <text:p>0.1</text:p>
          </table:table-cell>
          <table:table-cell table:style-name="ce5" table:formula="of:=AVERAGE([.C30:.C44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2" calcext:value-type="date">
            <text:p>02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5]/[.B45]" office:value-type="string" office:string-value="" calcext:value-type="error">
            <text:p>#DIV/0!</text:p>
          </table:table-cell>
          <table:table-cell table:style-name="ce5" table:formula="of:=AVERAGE([.B31:.B45])" office:value-type="float" office:value="0.0666666666666667" calcext:value-type="float">
            <text:p>0.1</text:p>
          </table:table-cell>
          <table:table-cell table:style-name="ce5" table:formula="of:=AVERAGE([.C31:.C45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3" calcext:value-type="date">
            <text:p>02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6]/[.B46]" office:value-type="string" office:string-value="" calcext:value-type="error">
            <text:p>#DIV/0!</text:p>
          </table:table-cell>
          <table:table-cell table:style-name="ce5" table:formula="of:=AVERAGE([.B32:.B46])" office:value-type="float" office:value="0.0666666666666667" calcext:value-type="float">
            <text:p>0.1</text:p>
          </table:table-cell>
          <table:table-cell table:style-name="ce5" table:formula="of:=AVERAGE([.C32:.C46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4" calcext:value-type="date">
            <text:p>02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7]/[.B47]" office:value-type="string" office:string-value="" calcext:value-type="error">
            <text:p>#DIV/0!</text:p>
          </table:table-cell>
          <table:table-cell table:style-name="ce5" table:formula="of:=AVERAGE([.B33:.B47])" office:value-type="float" office:value="0.0666666666666667" calcext:value-type="float">
            <text:p>0.1</text:p>
          </table:table-cell>
          <table:table-cell table:style-name="ce5" table:formula="of:=AVERAGE([.C33:.C47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5" calcext:value-type="date">
            <text:p>02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8]/[.B48]" office:value-type="string" office:string-value="" calcext:value-type="error">
            <text:p>#DIV/0!</text:p>
          </table:table-cell>
          <table:table-cell table:style-name="ce5" table:formula="of:=AVERAGE([.B34:.B48])" office:value-type="float" office:value="0.0666666666666667" calcext:value-type="float">
            <text:p>0.1</text:p>
          </table:table-cell>
          <table:table-cell table:style-name="ce5" table:formula="of:=AVERAGE([.C34:.C48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6" calcext:value-type="date">
            <text:p>02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9]/[.B49]" office:value-type="string" office:string-value="" calcext:value-type="error">
            <text:p>#DIV/0!</text:p>
          </table:table-cell>
          <table:table-cell table:style-name="ce5" table:formula="of:=AVERAGE([.B35:.B49])" office:value-type="float" office:value="0.0666666666666667" calcext:value-type="float">
            <text:p>0.1</text:p>
          </table:table-cell>
          <table:table-cell table:style-name="ce5" table:formula="of:=AVERAGE([.C35:.C49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7" calcext:value-type="date">
            <text:p>02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0]/[.B50]" office:value-type="string" office:string-value="" calcext:value-type="error">
            <text:p>#DIV/0!</text:p>
          </table:table-cell>
          <table:table-cell table:style-name="ce5" table:formula="of:=AVERAGE([.B36:.B50])" office:value-type="float" office:value="0.0666666666666667" calcext:value-type="float">
            <text:p>0.1</text:p>
          </table:table-cell>
          <table:table-cell table:style-name="ce5" table:formula="of:=AVERAGE([.C36:.C50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8" calcext:value-type="date">
            <text:p>02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1]/[.B51]" office:value-type="string" office:string-value="" calcext:value-type="error">
            <text:p>#DIV/0!</text:p>
          </table:table-cell>
          <table:table-cell table:style-name="ce5" table:formula="of:=AVERAGE([.B37:.B51])" office:value-type="float" office:value="0.0666666666666667" calcext:value-type="float">
            <text:p>0.1</text:p>
          </table:table-cell>
          <table:table-cell table:style-name="ce5" table:formula="of:=AVERAGE([.C37:.C51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19" calcext:value-type="date">
            <text:p>02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2]/[.B52]" office:value-type="string" office:string-value="" calcext:value-type="error">
            <text:p>#DIV/0!</text:p>
          </table:table-cell>
          <table:table-cell table:style-name="ce5" table:formula="of:=AVERAGE([.B38:.B52])" office:value-type="float" office:value="0.0666666666666667" calcext:value-type="float">
            <text:p>0.1</text:p>
          </table:table-cell>
          <table:table-cell table:style-name="ce5" table:formula="of:=AVERAGE([.C38:.C52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0" calcext:value-type="date">
            <text:p>02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3]/[.B53]" office:value-type="string" office:string-value="" calcext:value-type="error">
            <text:p>#DIV/0!</text:p>
          </table:table-cell>
          <table:table-cell table:style-name="ce5" table:formula="of:=AVERAGE([.B39:.B53])" office:value-type="float" office:value="0" calcext:value-type="float">
            <text:p>0.0</text:p>
          </table:table-cell>
          <table:table-cell table:style-name="ce5" table:formula="of:=AVERAGE([.C39:.C53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1" calcext:value-type="date">
            <text:p>02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4]/[.B54]" office:value-type="string" office:string-value="" calcext:value-type="error">
            <text:p>#DIV/0!</text:p>
          </table:table-cell>
          <table:table-cell table:style-name="ce5" table:formula="of:=AVERAGE([.B40:.B54])" office:value-type="float" office:value="0" calcext:value-type="float">
            <text:p>0.0</text:p>
          </table:table-cell>
          <table:table-cell table:style-name="ce5" table:formula="of:=AVERAGE([.C40:.C54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2" calcext:value-type="date">
            <text:p>02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5]/[.B55]" office:value-type="string" office:string-value="" calcext:value-type="error">
            <text:p>#DIV/0!</text:p>
          </table:table-cell>
          <table:table-cell table:style-name="ce5" table:formula="of:=AVERAGE([.B41:.B55])" office:value-type="float" office:value="0" calcext:value-type="float">
            <text:p>0.0</text:p>
          </table:table-cell>
          <table:table-cell table:style-name="ce5" table:formula="of:=AVERAGE([.C41:.C55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3" calcext:value-type="date">
            <text:p>02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6]/[.B56]" office:value-type="string" office:string-value="" calcext:value-type="error">
            <text:p>#DIV/0!</text:p>
          </table:table-cell>
          <table:table-cell table:style-name="ce5" table:formula="of:=AVERAGE([.B42:.B56])" office:value-type="float" office:value="0" calcext:value-type="float">
            <text:p>0.0</text:p>
          </table:table-cell>
          <table:table-cell table:style-name="ce5" table:formula="of:=AVERAGE([.C42:.C56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4" calcext:value-type="date">
            <text:p>02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7]/[.B57]" office:value-type="string" office:string-value="" calcext:value-type="error">
            <text:p>#DIV/0!</text:p>
          </table:table-cell>
          <table:table-cell table:style-name="ce5" table:formula="of:=AVERAGE([.B43:.B57])" office:value-type="float" office:value="0" calcext:value-type="float">
            <text:p>0.0</text:p>
          </table:table-cell>
          <table:table-cell table:style-name="ce5" table:formula="of:=AVERAGE([.C43:.C57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5" calcext:value-type="date">
            <text:p>02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8]/[.B58]" office:value-type="string" office:string-value="" calcext:value-type="error">
            <text:p>#DIV/0!</text:p>
          </table:table-cell>
          <table:table-cell table:style-name="ce5" table:formula="of:=AVERAGE([.B44:.B58])" office:value-type="float" office:value="0" calcext:value-type="float">
            <text:p>0.0</text:p>
          </table:table-cell>
          <table:table-cell table:style-name="ce5" table:formula="of:=AVERAGE([.C44:.C58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6" calcext:value-type="date">
            <text:p>02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9]/[.B59]" office:value-type="string" office:string-value="" calcext:value-type="error">
            <text:p>#DIV/0!</text:p>
          </table:table-cell>
          <table:table-cell table:style-name="ce5" table:formula="of:=AVERAGE([.B45:.B59])" office:value-type="float" office:value="0" calcext:value-type="float">
            <text:p>0.0</text:p>
          </table:table-cell>
          <table:table-cell table:style-name="ce5" table:formula="of:=AVERAGE([.C45:.C59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7" calcext:value-type="date">
            <text:p>02/27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C60]/[.B60]" office:value-type="percentage" office:value="0" calcext:value-type="percentage">
            <text:p>0%</text:p>
          </table:table-cell>
          <table:table-cell table:style-name="ce5" table:formula="of:=AVERAGE([.B46:.B60])" office:value-type="float" office:value="0.0666666666666667" calcext:value-type="float">
            <text:p>0.1</text:p>
          </table:table-cell>
          <table:table-cell table:style-name="ce5" table:formula="of:=AVERAGE([.C46:.C60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8" calcext:value-type="date">
            <text:p>02/28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C61]/[.B61]" office:value-type="percentage" office:value="0" calcext:value-type="percentage">
            <text:p>0%</text:p>
          </table:table-cell>
          <table:table-cell table:style-name="ce5" table:formula="of:=AVERAGE([.B47:.B61])" office:value-type="float" office:value="0.133333333333333" calcext:value-type="float">
            <text:p>0.1</text:p>
          </table:table-cell>
          <table:table-cell table:style-name="ce5" table:formula="of:=AVERAGE([.C47:.C61])" office:value-type="float" office:value="0" calcext:value-type="float">
            <text:p>0.0</text:p>
          </table:table-cell>
        </table:table-row>
        <table:table-row table:style-name="ro1" table:visibility="filter">
          <table:table-cell table:style-name="ce1" office:value-type="date" office:date-value="2020-02-29" calcext:value-type="date">
            <text:p>02/29/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formula="of:=[.C62]/[.B62]" office:value-type="percentage" office:value="0" calcext:value-type="percentage">
            <text:p>0%</text:p>
          </table:table-cell>
          <table:table-cell table:style-name="ce5" table:formula="of:=AVERAGE([.B48:.B62])" office:value-type="float" office:value="0.666666666666667" calcext:value-type="float">
            <text:p>0.7</text:p>
          </table:table-cell>
          <table:table-cell table:style-name="ce5" table:formula="of:=AVERAGE([.C48:.C6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1" calcext:value-type="date">
            <text:p>03/01/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[.C63]/[.B63]" office:value-type="percentage" office:value="0" calcext:value-type="percentage">
            <text:p>0%</text:p>
          </table:table-cell>
          <table:table-cell table:style-name="ce5" table:formula="of:=AVERAGE([.B49:.B63])" office:value-type="float" office:value="0.866666666666667" calcext:value-type="float">
            <text:p>0.9</text:p>
          </table:table-cell>
          <table:table-cell table:style-name="ce5" table:formula="of:=AVERAGE([.C49:.C6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2" calcext:value-type="date">
            <text:p>03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64]/[.B64]" office:value-type="string" office:string-value="" calcext:value-type="error">
            <text:p>#DIV/0!</text:p>
          </table:table-cell>
          <table:table-cell table:style-name="ce5" table:formula="of:=AVERAGE([.B50:.B64])" office:value-type="float" office:value="0.866666666666667" calcext:value-type="float">
            <text:p>0.9</text:p>
          </table:table-cell>
          <table:table-cell table:style-name="ce5" table:formula="of:=AVERAGE([.C50:.C64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3" calcext:value-type="date">
            <text:p>03/03/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formula="of:=[.C65]/[.B65]" office:value-type="percentage" office:value="0" calcext:value-type="percentage">
            <text:p>0%</text:p>
          </table:table-cell>
          <table:table-cell table:style-name="ce5" table:formula="of:=AVERAGE([.B51:.B65])" office:value-type="float" office:value="1.2" calcext:value-type="float">
            <text:p>1.2</text:p>
          </table:table-cell>
          <table:table-cell table:style-name="ce5" table:formula="of:=AVERAGE([.C51:.C65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4" calcext:value-type="date">
            <text:p>03/04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formula="of:=[.C66]/[.B66]" office:value-type="percentage" office:value="0" calcext:value-type="percentage">
            <text:p>0%</text:p>
          </table:table-cell>
          <table:table-cell table:style-name="ce5" table:formula="of:=AVERAGE([.B52:.B66])" office:value-type="float" office:value="2.06666666666667" calcext:value-type="float">
            <text:p>2.1</text:p>
          </table:table-cell>
          <table:table-cell table:style-name="ce5" table:formula="of:=AVERAGE([.C52:.C6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5" calcext:value-type="date">
            <text:p>03/05/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formula="of:=[.C67]/[.B67]" office:value-type="percentage" office:value="0" calcext:value-type="percentage">
            <text:p>0%</text:p>
          </table:table-cell>
          <table:table-cell table:style-name="ce5" table:formula="of:=AVERAGE([.B53:.B67])" office:value-type="float" office:value="4.06666666666667" calcext:value-type="float">
            <text:p>4.1</text:p>
          </table:table-cell>
          <table:table-cell table:style-name="ce5" table:formula="of:=AVERAGE([.C53:.C6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6" calcext:value-type="date">
            <text:p>03/06/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formula="of:=[.C68]/[.B68]" office:value-type="percentage" office:value="0" calcext:value-type="percentage">
            <text:p>0%</text:p>
          </table:table-cell>
          <table:table-cell table:style-name="ce5" table:formula="of:=AVERAGE([.B54:.B68])" office:value-type="float" office:value="5.73333333333333" calcext:value-type="float">
            <text:p>5.7</text:p>
          </table:table-cell>
          <table:table-cell table:style-name="ce5" table:formula="of:=AVERAGE([.C54:.C6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7" calcext:value-type="date">
            <text:p>03/07/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formula="of:=[.C69]/[.B69]" office:value-type="percentage" office:value="0" calcext:value-type="percentage">
            <text:p>0%</text:p>
          </table:table-cell>
          <table:table-cell table:style-name="ce5" table:formula="of:=AVERAGE([.B55:.B69])" office:value-type="float" office:value="9.66666666666667" calcext:value-type="float">
            <text:p>9.7</text:p>
          </table:table-cell>
          <table:table-cell table:style-name="ce5" table:formula="of:=AVERAGE([.C55:.C6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8" calcext:value-type="date">
            <text:p>03/08/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formula="of:=[.C70]/[.B70]" office:value-type="percentage" office:value="0" calcext:value-type="percentage">
            <text:p>0%</text:p>
          </table:table-cell>
          <table:table-cell table:style-name="ce5" table:formula="of:=AVERAGE([.B56:.B70])" office:value-type="float" office:value="11.8666666666667" calcext:value-type="float">
            <text:p>11.9</text:p>
          </table:table-cell>
          <table:table-cell table:style-name="ce5" table:formula="of:=AVERAGE([.C56:.C7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9" calcext:value-type="date">
            <text:p>03/09/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formula="of:=[.C71]/[.B71]" office:value-type="percentage" office:value="0" calcext:value-type="percentage">
            <text:p>0%</text:p>
          </table:table-cell>
          <table:table-cell table:style-name="ce5" table:formula="of:=AVERAGE([.B57:.B71])" office:value-type="float" office:value="14.9333333333333" calcext:value-type="float">
            <text:p>14.9</text:p>
          </table:table-cell>
          <table:table-cell table:style-name="ce5" table:formula="of:=AVERAGE([.C57:.C7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10" calcext:value-type="date">
            <text:p>03/10/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formula="of:=[.C72]/[.B72]" office:value-type="percentage" office:value="0" calcext:value-type="percentage">
            <text:p>0%</text:p>
          </table:table-cell>
          <table:table-cell table:style-name="ce5" table:formula="of:=AVERAGE([.B58:.B72])" office:value-type="float" office:value="21.6666666666667" calcext:value-type="float">
            <text:p>21.7</text:p>
          </table:table-cell>
          <table:table-cell table:style-name="ce5" table:formula="of:=AVERAGE([.C58:.C7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11" calcext:value-type="date">
            <text:p>03/11/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formula="of:=[.C73]/[.B73]" office:value-type="percentage" office:value="0" calcext:value-type="percentage">
            <text:p>0%</text:p>
          </table:table-cell>
          <table:table-cell table:style-name="ce5" table:formula="of:=AVERAGE([.B59:.B73])" office:value-type="float" office:value="28.2" calcext:value-type="float">
            <text:p>28.2</text:p>
          </table:table-cell>
          <table:table-cell table:style-name="ce5" table:formula="of:=AVERAGE([.C59:.C7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12" calcext:value-type="date">
            <text:p>03/12/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" calcext:value-type="float">
            <text:p>2</text:p>
          </table:table-cell>
          <table:table-cell table:formula="of:=[.C74]/[.B74]" office:value-type="percentage" office:value="0.0102040816326531" calcext:value-type="percentage">
            <text:p>1%</text:p>
          </table:table-cell>
          <table:table-cell table:style-name="ce5" table:formula="of:=AVERAGE([.B60:.B74])" office:value-type="float" office:value="41.2666666666667" calcext:value-type="float">
            <text:p>41.3</text:p>
          </table:table-cell>
          <table:table-cell table:style-name="ce5" table:formula="of:=AVERAGE([.C60:.C74])" office:value-type="float" office:value="0.133333333333333" calcext:value-type="float">
            <text:p>0.1</text:p>
          </table:table-cell>
        </table:table-row>
        <table:table-row table:style-name="ro1">
          <table:table-cell table:style-name="ce1" office:value-type="date" office:date-value="2020-03-13" calcext:value-type="date">
            <text:p>03/13/2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formula="of:=[.C75]/[.B75]" office:value-type="percentage" office:value="0.00662251655629139" calcext:value-type="percentage">
            <text:p>1%</text:p>
          </table:table-cell>
          <table:table-cell table:style-name="ce5" table:formula="of:=AVERAGE([.B61:.B75])" office:value-type="float" office:value="51.2666666666667" calcext:value-type="float">
            <text:p>51.3</text:p>
          </table:table-cell>
          <table:table-cell table:style-name="ce5" table:formula="of:=AVERAGE([.C61:.C75])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date" office:date-value="2020-03-14" calcext:value-type="date">
            <text:p>03/14/2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formula="of:=[.C76]/[.B76]" office:value-type="percentage" office:value="0.00657894736842105" calcext:value-type="percentage">
            <text:p>1%</text:p>
          </table:table-cell>
          <table:table-cell table:style-name="ce5" table:formula="of:=AVERAGE([.B62:.B76])" office:value-type="float" office:value="61.3333333333333" calcext:value-type="float">
            <text:p>61.3</text:p>
          </table:table-cell>
          <table:table-cell table:style-name="ce5" table:formula="of:=AVERAGE([.C62:.C76])" office:value-type="float" office:value="0.266666666666667" calcext:value-type="float">
            <text:p>0.3</text:p>
          </table:table-cell>
        </table:table-row>
        <table:table-row table:style-name="ro1">
          <table:table-cell table:style-name="ce1" office:value-type="date" office:date-value="2020-03-15" calcext:value-type="date">
            <text:p>03/15/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formula="of:=[.C77]/[.B77]" office:value-type="percentage" office:value="0.028169014084507" calcext:value-type="percentage">
            <text:p>3%</text:p>
          </table:table-cell>
          <table:table-cell table:style-name="ce5" table:formula="of:=AVERAGE([.B63:.B77])" office:value-type="float" office:value="65.5333333333333" calcext:value-type="float">
            <text:p>65.5</text:p>
          </table:table-cell>
          <table:table-cell table:style-name="ce5" table:formula="of:=AVERAGE([.C63:.C77])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date" office:date-value="2020-03-16" calcext:value-type="date">
            <text:p>03/16/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formula="of:=[.C78]/[.B78]" office:value-type="percentage" office:value="0.0289855072463768" calcext:value-type="percentage">
            <text:p>3%</text:p>
          </table:table-cell>
          <table:table-cell table:style-name="ce5" table:formula="of:=AVERAGE([.B64:.B78])" office:value-type="float" office:value="69.9333333333333" calcext:value-type="float">
            <text:p>69.9</text:p>
          </table:table-cell>
          <table:table-cell table:style-name="ce5" table:formula="of:=AVERAGE([.C64:.C78])" office:value-type="float" office:value="0.533333333333333" calcext:value-type="float">
            <text:p>0.5</text:p>
          </table:table-cell>
        </table:table-row>
        <table:table-row table:style-name="ro1">
          <table:table-cell table:style-name="ce1" office:value-type="date" office:date-value="2020-03-17" calcext:value-type="date">
            <text:p>03/17/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formula="of:=[.C79]/[.B79]" office:value-type="percentage" office:value="0.0120481927710843" calcext:value-type="percentage">
            <text:p>1%</text:p>
          </table:table-cell>
          <table:table-cell table:style-name="ce5" table:formula="of:=AVERAGE([.B65:.B79])" office:value-type="float" office:value="75.4666666666667" calcext:value-type="float">
            <text:p>75.5</text:p>
          </table:table-cell>
          <table:table-cell table:style-name="ce5" table:formula="of:=AVERAGE([.C65:.C79])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date" office:date-value="2020-03-18" calcext:value-type="date">
            <text:p>03/18/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" calcext:value-type="float">
            <text:p>6</text:p>
          </table:table-cell>
          <table:table-cell table:formula="of:=[.C80]/[.B80]" office:value-type="percentage" office:value="0.0504201680672269" calcext:value-type="percentage">
            <text:p>5%</text:p>
          </table:table-cell>
          <table:table-cell table:style-name="ce5" table:formula="of:=AVERAGE([.B66:.B80])" office:value-type="float" office:value="83.0666666666667" calcext:value-type="float">
            <text:p>83.1</text:p>
          </table:table-cell>
          <table:table-cell table:style-name="ce5" table:formula="of:=AVERAGE([.C66:.C80])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date" office:date-value="2020-03-19" calcext:value-type="date">
            <text:p>03/19/2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8" calcext:value-type="float">
            <text:p>8</text:p>
          </table:table-cell>
          <table:table-cell table:formula="of:=[.C81]/[.B81]" office:value-type="percentage" office:value="0.0551724137931034" calcext:value-type="percentage">
            <text:p>6%</text:p>
          </table:table-cell>
          <table:table-cell table:style-name="ce5" table:formula="of:=AVERAGE([.B67:.B81])" office:value-type="float" office:value="91.8666666666667" calcext:value-type="float">
            <text:p>91.9</text:p>
          </table:table-cell>
          <table:table-cell table:style-name="ce5" table:formula="of:=AVERAGE([.C67:.C81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3-20" calcext:value-type="date">
            <text:p>03/20/2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" calcext:value-type="float">
            <text:p>9</text:p>
          </table:table-cell>
          <table:table-cell table:formula="of:=[.C82]/[.B82]" office:value-type="percentage" office:value="0.0629370629370629" calcext:value-type="percentage">
            <text:p>6%</text:p>
          </table:table-cell>
          <table:table-cell table:style-name="ce5" table:formula="of:=AVERAGE([.B68:.B82])" office:value-type="float" office:value="99.4" calcext:value-type="float">
            <text:p>99.4</text:p>
          </table:table-cell>
          <table:table-cell table:style-name="ce5" table:formula="of:=AVERAGE([.C68:.C82])" office:value-type="float" office:value="2.13333333333333" calcext:value-type="float">
            <text:p>2.1</text:p>
          </table:table-cell>
        </table:table-row>
        <table:table-row table:style-name="ro1">
          <table:table-cell table:style-name="ce1" office:value-type="date" office:date-value="2020-03-21" calcext:value-type="date">
            <text:p>03/21/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" calcext:value-type="float">
            <text:p>8</text:p>
          </table:table-cell>
          <table:table-cell table:formula="of:=[.C83]/[.B83]" office:value-type="percentage" office:value="0.0444444444444444" calcext:value-type="percentage">
            <text:p>4%</text:p>
          </table:table-cell>
          <table:table-cell table:style-name="ce5" table:formula="of:=AVERAGE([.B69:.B83])" office:value-type="float" office:value="109.733333333333" calcext:value-type="float">
            <text:p>109.7</text:p>
          </table:table-cell>
          <table:table-cell table:style-name="ce5" table:formula="of:=AVERAGE([.C69:.C83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03-22" calcext:value-type="date">
            <text:p>03/22/2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" calcext:value-type="float">
            <text:p>11</text:p>
          </table:table-cell>
          <table:table-cell table:formula="of:=[.C84]/[.B84]" office:value-type="percentage" office:value="0.0808823529411765" calcext:value-type="percentage">
            <text:p>8%</text:p>
          </table:table-cell>
          <table:table-cell table:style-name="ce5" table:formula="of:=AVERAGE([.B70:.B84])" office:value-type="float" office:value="114.866666666667" calcext:value-type="float">
            <text:p>114.9</text:p>
          </table:table-cell>
          <table:table-cell table:style-name="ce5" table:formula="of:=AVERAGE([.C70:.C84])" office:value-type="float" office:value="3.4" calcext:value-type="float">
            <text:p>3.4</text:p>
          </table:table-cell>
        </table:table-row>
        <table:table-row table:style-name="ro1">
          <table:table-cell table:style-name="ce1" office:value-type="date" office:date-value="2020-03-23" calcext:value-type="date">
            <text:p>03/23/2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" calcext:value-type="float">
            <text:p>11</text:p>
          </table:table-cell>
          <table:table-cell table:formula="of:=[.C85]/[.B85]" office:value-type="percentage" office:value="0.0932203389830509" calcext:value-type="percentage">
            <text:p>9%</text:p>
          </table:table-cell>
          <table:table-cell table:style-name="ce5" table:formula="of:=AVERAGE([.B71:.B85])" office:value-type="float" office:value="120.533333333333" calcext:value-type="float">
            <text:p>120.5</text:p>
          </table:table-cell>
          <table:table-cell table:style-name="ce5" table:formula="of:=AVERAGE([.C71:.C85])" office:value-type="float" office:value="4.13333333333333" calcext:value-type="float">
            <text:p>4.1</text:p>
          </table:table-cell>
        </table:table-row>
        <table:table-row table:style-name="ro1">
          <table:table-cell table:style-name="ce1" office:value-type="date" office:date-value="2020-03-24" calcext:value-type="date">
            <text:p>03/24/2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1" calcext:value-type="float">
            <text:p>21</text:p>
          </table:table-cell>
          <table:table-cell table:formula="of:=[.C86]/[.B86]" office:value-type="percentage" office:value="0.115384615384615" calcext:value-type="percentage">
            <text:p>12%</text:p>
          </table:table-cell>
          <table:table-cell table:style-name="ce5" table:formula="of:=AVERAGE([.B72:.B86])" office:value-type="float" office:value="129.6" calcext:value-type="float">
            <text:p>129.6</text:p>
          </table:table-cell>
          <table:table-cell table:style-name="ce5" table:formula="of:=AVERAGE([.C72:.C86])" office:value-type="float" office:value="5.53333333333333" calcext:value-type="float">
            <text:p>5.5</text:p>
          </table:table-cell>
        </table:table-row>
        <table:table-row table:style-name="ro1">
          <table:table-cell table:style-name="ce1" office:value-type="date" office:date-value="2020-03-25" calcext:value-type="date">
            <text:p>03/25/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" calcext:value-type="float">
            <text:p>22</text:p>
          </table:table-cell>
          <table:table-cell table:formula="of:=[.C87]/[.B87]" office:value-type="percentage" office:value="0.0956521739130435" calcext:value-type="percentage">
            <text:p>10%</text:p>
          </table:table-cell>
          <table:table-cell table:style-name="ce5" table:formula="of:=AVERAGE([.B73:.B87])" office:value-type="float" office:value="138.2" calcext:value-type="float">
            <text:p>138.2</text:p>
          </table:table-cell>
          <table:table-cell table:style-name="ce5" table:formula="of:=AVERAGE([.C73:.C87])" office:value-type="float" office:value="7" calcext:value-type="float">
            <text:p>7.0</text:p>
          </table:table-cell>
        </table:table-row>
        <table:table-row table:style-name="ro1">
          <table:table-cell table:style-name="ce1" office:value-type="date" office:date-value="2020-03-26" calcext:value-type="date">
            <text:p>03/26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" calcext:value-type="float">
            <text:p>31</text:p>
          </table:table-cell>
          <table:table-cell table:formula="of:=[.C88]/[.B88]" office:value-type="percentage" office:value="0.0987261146496815" calcext:value-type="percentage">
            <text:p>10%</text:p>
          </table:table-cell>
          <table:table-cell table:style-name="ce5" table:formula="of:=AVERAGE([.B74:.B88])" office:value-type="float" office:value="152.6" calcext:value-type="float">
            <text:p>152.6</text:p>
          </table:table-cell>
          <table:table-cell table:style-name="ce5" table:formula="of:=AVERAGE([.C74:.C88])" office:value-type="float" office:value="9.06666666666667" calcext:value-type="float">
            <text:p>9.1</text:p>
          </table:table-cell>
        </table:table-row>
        <table:table-row table:style-name="ro1">
          <table:table-cell table:style-name="ce1" office:value-type="date" office:date-value="2020-03-27" calcext:value-type="date">
            <text:p>03/27/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2" calcext:value-type="float">
            <text:p>32</text:p>
          </table:table-cell>
          <table:table-cell table:formula="of:=[.C89]/[.B89]" office:value-type="percentage" office:value="0.111888111888112" calcext:value-type="percentage">
            <text:p>11%</text:p>
          </table:table-cell>
          <table:table-cell table:style-name="ce5" table:formula="of:=AVERAGE([.B75:.B89])" office:value-type="float" office:value="158.6" calcext:value-type="float">
            <text:p>158.6</text:p>
          </table:table-cell>
          <table:table-cell table:style-name="ce5" table:formula="of:=AVERAGE([.C75:.C89])" office:value-type="float" office:value="11.0666666666667" calcext:value-type="float">
            <text:p>11.1</text:p>
          </table:table-cell>
        </table:table-row>
        <table:table-row table:style-name="ro1">
          <table:table-cell table:style-name="ce1" office:value-type="date" office:date-value="2020-03-28" calcext:value-type="date">
            <text:p>03/28/2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" calcext:value-type="float">
            <text:p>35</text:p>
          </table:table-cell>
          <table:table-cell table:formula="of:=[.C90]/[.B90]" office:value-type="percentage" office:value="0.0958904109589041" calcext:value-type="percentage">
            <text:p>10%</text:p>
          </table:table-cell>
          <table:table-cell table:style-name="ce5" table:formula="of:=AVERAGE([.B76:.B90])" office:value-type="float" office:value="172.866666666667" calcext:value-type="float">
            <text:p>172.9</text:p>
          </table:table-cell>
          <table:table-cell table:style-name="ce5" table:formula="of:=AVERAGE([.C76:.C90])" office:value-type="float" office:value="13.3333333333333" calcext:value-type="float">
            <text:p>13.3</text:p>
          </table:table-cell>
        </table:table-row>
        <table:table-row table:style-name="ro1">
          <table:table-cell table:style-name="ce1" office:value-type="date" office:date-value="2020-03-29" calcext:value-type="date">
            <text:p>03/29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" calcext:value-type="float">
            <text:p>38</text:p>
          </table:table-cell>
          <table:table-cell table:formula="of:=[.C91]/[.B91]" office:value-type="percentage" office:value="0.126666666666667" calcext:value-type="percentage">
            <text:p>13%</text:p>
          </table:table-cell>
          <table:table-cell table:style-name="ce5" table:formula="of:=AVERAGE([.B77:.B91])" office:value-type="float" office:value="182.733333333333" calcext:value-type="float">
            <text:p>182.7</text:p>
          </table:table-cell>
          <table:table-cell table:style-name="ce5" table:formula="of:=AVERAGE([.C77:.C91])" office:value-type="float" office:value="15.8" calcext:value-type="float">
            <text:p>15.8</text:p>
          </table:table-cell>
        </table:table-row>
        <table:table-row table:style-name="ro1">
          <table:table-cell table:style-name="ce1" office:value-type="date" office:date-value="2020-03-30" calcext:value-type="date">
            <text:p>03/30/2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5" calcext:value-type="float">
            <text:p>45</text:p>
          </table:table-cell>
          <table:table-cell table:formula="of:=[.C92]/[.B92]" office:value-type="percentage" office:value="0.160714285714286" calcext:value-type="percentage">
            <text:p>16%</text:p>
          </table:table-cell>
          <table:table-cell table:style-name="ce5" table:formula="of:=AVERAGE([.B78:.B92])" office:value-type="float" office:value="196.666666666667" calcext:value-type="float">
            <text:p>196.7</text:p>
          </table:table-cell>
          <table:table-cell table:style-name="ce5" table:formula="of:=AVERAGE([.C78:.C92])" office:value-type="float" office:value="18.6666666666667" calcext:value-type="float">
            <text:p>18.7</text:p>
          </table:table-cell>
        </table:table-row>
        <table:table-row table:style-name="ro1">
          <table:table-cell table:style-name="ce1" office:value-type="date" office:date-value="2020-03-31" calcext:value-type="date">
            <text:p>03/31/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8" calcext:value-type="float">
            <text:p>48</text:p>
          </table:table-cell>
          <table:table-cell table:formula="of:=[.C93]/[.B93]" office:value-type="percentage" office:value="0.115384615384615" calcext:value-type="percentage">
            <text:p>12%</text:p>
          </table:table-cell>
          <table:table-cell table:style-name="ce5" table:formula="of:=AVERAGE([.B79:.B93])" office:value-type="float" office:value="219.8" calcext:value-type="float">
            <text:p>219.8</text:p>
          </table:table-cell>
          <table:table-cell table:style-name="ce5" table:formula="of:=AVERAGE([.C79:.C93])" office:value-type="float" office:value="21.7333333333333" calcext:value-type="float">
            <text:p>21.7</text:p>
          </table:table-cell>
        </table:table-row>
        <table:table-row table:style-name="ro1">
          <table:table-cell table:style-name="ce1" office:value-type="date" office:date-value="2020-04-01" calcext:value-type="date">
            <text:p>04/01/2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3" calcext:value-type="float">
            <text:p>53</text:p>
          </table:table-cell>
          <table:table-cell table:formula="of:=[.C94]/[.B94]" office:value-type="percentage" office:value="0.111578947368421" calcext:value-type="percentage">
            <text:p>11%</text:p>
          </table:table-cell>
          <table:table-cell table:style-name="ce5" table:formula="of:=AVERAGE([.B80:.B94])" office:value-type="float" office:value="245.933333333333" calcext:value-type="float">
            <text:p>245.9</text:p>
          </table:table-cell>
          <table:table-cell table:style-name="ce5" table:formula="of:=AVERAGE([.C80:.C94])" office:value-type="float" office:value="25.2" calcext:value-type="float">
            <text:p>25.2</text:p>
          </table:table-cell>
        </table:table-row>
        <table:table-row table:style-name="ro1">
          <table:table-cell table:style-name="ce1" office:value-type="date" office:date-value="2020-04-02" calcext:value-type="date">
            <text:p>04/02/2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0" calcext:value-type="float">
            <text:p>70</text:p>
          </table:table-cell>
          <table:table-cell table:formula="of:=[.C95]/[.B95]" office:value-type="percentage" office:value="0.1440329218107" calcext:value-type="percentage">
            <text:p>14%</text:p>
          </table:table-cell>
          <table:table-cell table:style-name="ce5" table:formula="of:=AVERAGE([.B81:.B95])" office:value-type="float" office:value="270.4" calcext:value-type="float">
            <text:p>270.4</text:p>
          </table:table-cell>
          <table:table-cell table:style-name="ce5" table:formula="of:=AVERAGE([.C81:.C95])" office:value-type="float" office:value="29.4666666666667" calcext:value-type="float">
            <text:p>29.5</text:p>
          </table:table-cell>
        </table:table-row>
        <table:table-row table:style-name="ro1">
          <table:table-cell table:style-name="ce1" office:value-type="date" office:date-value="2020-04-03" calcext:value-type="date">
            <text:p>04/03/2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0" calcext:value-type="float">
            <text:p>80</text:p>
          </table:table-cell>
          <table:table-cell table:formula="of:=[.C96]/[.B96]" office:value-type="percentage" office:value="0.144404332129964" calcext:value-type="percentage">
            <text:p>14%</text:p>
          </table:table-cell>
          <table:table-cell table:style-name="ce5" table:formula="of:=AVERAGE([.B82:.B96])" office:value-type="float" office:value="297.666666666667" calcext:value-type="float">
            <text:p>297.7</text:p>
          </table:table-cell>
          <table:table-cell table:style-name="ce5" table:formula="of:=AVERAGE([.C82:.C96])" office:value-type="float" office:value="34.2666666666667" calcext:value-type="float">
            <text:p>34.3</text:p>
          </table:table-cell>
        </table:table-row>
        <table:table-row table:style-name="ro1">
          <table:table-cell table:style-name="ce1" office:value-type="date" office:date-value="2020-04-04" calcext:value-type="date">
            <text:p>04/04/2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70" calcext:value-type="float">
            <text:p>70</text:p>
          </table:table-cell>
          <table:table-cell table:formula="of:=[.C97]/[.B97]" office:value-type="percentage" office:value="0.116472545757072" calcext:value-type="percentage">
            <text:p>12%</text:p>
          </table:table-cell>
          <table:table-cell table:style-name="ce5" table:formula="of:=AVERAGE([.B83:.B97])" office:value-type="float" office:value="328.2" calcext:value-type="float">
            <text:p>328.2</text:p>
          </table:table-cell>
          <table:table-cell table:style-name="ce5" table:formula="of:=AVERAGE([.C83:.C97])" office:value-type="float" office:value="38.3333333333333" calcext:value-type="float">
            <text:p>38.3</text:p>
          </table:table-cell>
        </table:table-row>
        <table:table-row table:style-name="ro1">
          <table:table-cell table:style-name="ce1" office:value-type="date" office:date-value="2020-04-05" calcext:value-type="date">
            <text:p>04/05/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5" calcext:value-type="float">
            <text:p>85</text:p>
          </table:table-cell>
          <table:table-cell table:formula="of:=[.C98]/[.B98]" office:value-type="percentage" office:value="0.238095238095238" calcext:value-type="percentage">
            <text:p>24%</text:p>
          </table:table-cell>
          <table:table-cell table:style-name="ce5" table:formula="of:=AVERAGE([.B84:.B98])" office:value-type="float" office:value="340" calcext:value-type="float">
            <text:p>340.0</text:p>
          </table:table-cell>
          <table:table-cell table:style-name="ce5" table:formula="of:=AVERAGE([.C84:.C98])" office:value-type="float" office:value="43.4666666666667" calcext:value-type="float">
            <text:p>43.5</text:p>
          </table:table-cell>
        </table:table-row>
        <table:table-row table:style-name="ro1">
          <table:table-cell table:style-name="ce1" office:value-type="date" office:date-value="2020-04-06" calcext:value-type="date">
            <text:p>04/06/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" calcext:value-type="float">
            <text:p>90</text:p>
          </table:table-cell>
          <table:table-cell table:formula="of:=[.C99]/[.B99]" office:value-type="percentage" office:value="0.264705882352941" calcext:value-type="percentage">
            <text:p>26%</text:p>
          </table:table-cell>
          <table:table-cell table:style-name="ce5" table:formula="of:=AVERAGE([.B85:.B99])" office:value-type="float" office:value="353.6" calcext:value-type="float">
            <text:p>353.6</text:p>
          </table:table-cell>
          <table:table-cell table:style-name="ce5" table:formula="of:=AVERAGE([.C85:.C99])" office:value-type="float" office:value="48.7333333333333" calcext:value-type="float">
            <text:p>48.7</text:p>
          </table:table-cell>
        </table:table-row>
        <table:table-row table:style-name="ro1">
          <table:table-cell table:style-name="ce1" office:value-type="date" office:date-value="2020-04-07" calcext:value-type="date">
            <text:p>04/07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4" calcext:value-type="float">
            <text:p>84</text:p>
          </table:table-cell>
          <table:table-cell table:formula="of:=[.C100]/[.B100]" office:value-type="percentage" office:value="0.215938303341902" calcext:value-type="percentage">
            <text:p>22%</text:p>
          </table:table-cell>
          <table:table-cell table:style-name="ce5" table:formula="of:=AVERAGE([.B86:.B100])" office:value-type="float" office:value="371.666666666667" calcext:value-type="float">
            <text:p>371.7</text:p>
          </table:table-cell>
          <table:table-cell table:style-name="ce5" table:formula="of:=AVERAGE([.C86:.C100])" office:value-type="float" office:value="53.6" calcext:value-type="float">
            <text:p>53.6</text:p>
          </table:table-cell>
        </table:table-row>
        <table:table-row table:style-name="ro1">
          <table:table-cell table:style-name="ce1" office:value-type="date" office:date-value="2020-04-08" calcext:value-type="date">
            <text:p>04/08/2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15" calcext:value-type="float">
            <text:p>115</text:p>
          </table:table-cell>
          <table:table-cell table:formula="of:=[.C101]/[.B101]" office:value-type="percentage" office:value="0.155826558265583" calcext:value-type="percentage">
            <text:p>16%</text:p>
          </table:table-cell>
          <table:table-cell table:style-name="ce5" table:formula="of:=AVERAGE([.B87:.B101])" office:value-type="float" office:value="408.733333333333" calcext:value-type="float">
            <text:p>408.7</text:p>
          </table:table-cell>
          <table:table-cell table:style-name="ce5" table:formula="of:=AVERAGE([.C87:.C101])" office:value-type="float" office:value="59.8666666666667" calcext:value-type="float">
            <text:p>59.9</text:p>
          </table:table-cell>
        </table:table-row>
        <table:table-row table:style-name="ro1">
          <table:table-cell table:style-name="ce1" office:value-type="date" office:date-value="2020-04-09" calcext:value-type="date">
            <text:p>04/09/2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6" calcext:value-type="float">
            <text:p>86</text:p>
          </table:table-cell>
          <table:table-cell table:formula="of:=[.C102]/[.B102]" office:value-type="percentage" office:value="0.131498470948012" calcext:value-type="percentage">
            <text:p>13%</text:p>
          </table:table-cell>
          <table:table-cell table:style-name="ce5" table:formula="of:=AVERAGE([.B88:.B102])" office:value-type="float" office:value="437" calcext:value-type="float">
            <text:p>437.0</text:p>
          </table:table-cell>
          <table:table-cell table:style-name="ce5" table:formula="of:=AVERAGE([.C88:.C102])" office:value-type="float" office:value="64.1333333333333" calcext:value-type="float">
            <text:p>64.1</text:p>
          </table:table-cell>
        </table:table-row>
        <table:table-row table:style-name="ro1">
          <table:table-cell table:style-name="ce1" office:value-type="date" office:date-value="2020-04-10" calcext:value-type="date">
            <text:p>04/10/2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0" calcext:value-type="float">
            <text:p>90</text:p>
          </table:table-cell>
          <table:table-cell table:formula="of:=[.C103]/[.B103]" office:value-type="percentage" office:value="0.13953488372093" calcext:value-type="percentage">
            <text:p>14%</text:p>
          </table:table-cell>
          <table:table-cell table:style-name="ce5" table:formula="of:=AVERAGE([.B89:.B103])" office:value-type="float" office:value="459.066666666667" calcext:value-type="float">
            <text:p>459.1</text:p>
          </table:table-cell>
          <table:table-cell table:style-name="ce5" table:formula="of:=AVERAGE([.C89:.C103])" office:value-type="float" office:value="68.0666666666667" calcext:value-type="float">
            <text:p>68.1</text:p>
          </table:table-cell>
        </table:table-row>
        <table:table-row table:style-name="ro1">
          <table:table-cell table:style-name="ce1" office:value-type="date" office:date-value="2020-04-11" calcext:value-type="date">
            <text:p>04/11/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02" calcext:value-type="float">
            <text:p>102</text:p>
          </table:table-cell>
          <table:table-cell table:formula="of:=[.C104]/[.B104]" office:value-type="percentage" office:value="0.224669603524229" calcext:value-type="percentage">
            <text:p>22%</text:p>
          </table:table-cell>
          <table:table-cell table:style-name="ce5" table:formula="of:=AVERAGE([.B90:.B104])" office:value-type="float" office:value="470.266666666667" calcext:value-type="float">
            <text:p>470.3</text:p>
          </table:table-cell>
          <table:table-cell table:style-name="ce5" table:formula="of:=AVERAGE([.C90:.C104])" office:value-type="float" office:value="72.7333333333333" calcext:value-type="float">
            <text:p>72.7</text:p>
          </table:table-cell>
        </table:table-row>
        <table:table-row table:style-name="ro1">
          <table:table-cell table:style-name="ce1" office:value-type="date" office:date-value="2020-04-12" calcext:value-type="date">
            <text:p>04/12/2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7" calcext:value-type="float">
            <text:p>97</text:p>
          </table:table-cell>
          <table:table-cell table:formula="of:=[.C105]/[.B105]" office:value-type="percentage" office:value="0.245569620253165" calcext:value-type="percentage">
            <text:p>25%</text:p>
          </table:table-cell>
          <table:table-cell table:style-name="ce5" table:formula="of:=AVERAGE([.B91:.B105])" office:value-type="float" office:value="472.266666666667" calcext:value-type="float">
            <text:p>472.3</text:p>
          </table:table-cell>
          <table:table-cell table:style-name="ce5" table:formula="of:=AVERAGE([.C91:.C105])" office:value-type="float" office:value="76.8666666666667" calcext:value-type="float">
            <text:p>76.9</text:p>
          </table:table-cell>
        </table:table-row>
        <table:table-row table:style-name="ro1">
          <table:table-cell table:style-name="ce1" office:value-type="date" office:date-value="2020-04-13" calcext:value-type="date">
            <text:p>04/13/2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4" calcext:value-type="float">
            <text:p>84</text:p>
          </table:table-cell>
          <table:table-cell table:formula="of:=[.C106]/[.B106]" office:value-type="percentage" office:value="0.181034482758621" calcext:value-type="percentage">
            <text:p>18%</text:p>
          </table:table-cell>
          <table:table-cell table:style-name="ce5" table:formula="of:=AVERAGE([.B92:.B106])" office:value-type="float" office:value="483.2" calcext:value-type="float">
            <text:p>483.2</text:p>
          </table:table-cell>
          <table:table-cell table:style-name="ce5" table:formula="of:=AVERAGE([.C92:.C106])" office:value-type="float" office:value="79.9333333333333" calcext:value-type="float">
            <text:p>79.9</text:p>
          </table:table-cell>
        </table:table-row>
        <table:table-row table:style-name="ro1">
          <table:table-cell table:style-name="ce1" office:value-type="date" office:date-value="2020-04-14" calcext:value-type="date">
            <text:p>04/14/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2" calcext:value-type="float">
            <text:p>92</text:p>
          </table:table-cell>
          <table:table-cell table:formula="of:=[.C107]/[.B107]" office:value-type="percentage" office:value="0.210526315789474" calcext:value-type="percentage">
            <text:p>21%</text:p>
          </table:table-cell>
          <table:table-cell table:style-name="ce5" table:formula="of:=AVERAGE([.B93:.B107])" office:value-type="float" office:value="493.666666666667" calcext:value-type="float">
            <text:p>493.7</text:p>
          </table:table-cell>
          <table:table-cell table:style-name="ce5" table:formula="of:=AVERAGE([.C93:.C107])" office:value-type="float" office:value="83.0666666666667" calcext:value-type="float">
            <text:p>83.1</text:p>
          </table:table-cell>
        </table:table-row>
        <table:table-row table:style-name="ro1">
          <table:table-cell table:style-name="ce1" office:value-type="date" office:date-value="2020-04-15" calcext:value-type="date">
            <text:p>04/15/2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5" calcext:value-type="float">
            <text:p>115</text:p>
          </table:table-cell>
          <table:table-cell table:formula="of:=[.C108]/[.B108]" office:value-type="percentage" office:value="0.240083507306889" calcext:value-type="percentage">
            <text:p>24%</text:p>
          </table:table-cell>
          <table:table-cell table:style-name="ce5" table:formula="of:=AVERAGE([.B94:.B108])" office:value-type="float" office:value="497.866666666667" calcext:value-type="float">
            <text:p>497.9</text:p>
          </table:table-cell>
          <table:table-cell table:style-name="ce5" table:formula="of:=AVERAGE([.C94:.C108])" office:value-type="float" office:value="87.5333333333333" calcext:value-type="float">
            <text:p>87.5</text:p>
          </table:table-cell>
        </table:table-row>
        <table:table-row table:style-name="ro1">
          <table:table-cell table:style-name="ce1" office:value-type="date" office:date-value="2020-04-16" calcext:value-type="date">
            <text:p>04/16/2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11" calcext:value-type="float">
            <text:p>111</text:p>
          </table:table-cell>
          <table:table-cell table:formula="of:=[.C109]/[.B109]" office:value-type="percentage" office:value="0.183774834437086" calcext:value-type="percentage">
            <text:p>18%</text:p>
          </table:table-cell>
          <table:table-cell table:style-name="ce5" table:formula="of:=AVERAGE([.B95:.B109])" office:value-type="float" office:value="506.466666666667" calcext:value-type="float">
            <text:p>506.5</text:p>
          </table:table-cell>
          <table:table-cell table:style-name="ce5" table:formula="of:=AVERAGE([.C95:.C109])" office:value-type="float" office:value="91.4" calcext:value-type="float">
            <text:p>91.4</text:p>
          </table:table-cell>
        </table:table-row>
        <table:table-row table:style-name="ro1">
          <table:table-cell table:style-name="ce1" office:value-type="date" office:date-value="2020-04-17" calcext:value-type="date">
            <text:p>04/17/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3" calcext:value-type="float">
            <text:p>83</text:p>
          </table:table-cell>
          <table:table-cell table:formula="of:=[.C110]/[.B110]" office:value-type="percentage" office:value="0.13322632423756" calcext:value-type="percentage">
            <text:p>13%</text:p>
          </table:table-cell>
          <table:table-cell table:style-name="ce5" table:formula="of:=AVERAGE([.B96:.B110])" office:value-type="float" office:value="515.6" calcext:value-type="float">
            <text:p>515.6</text:p>
          </table:table-cell>
          <table:table-cell table:style-name="ce5" table:formula="of:=AVERAGE([.C96:.C110])" office:value-type="float" office:value="92.2666666666667" calcext:value-type="float">
            <text:p>92.3</text:p>
          </table:table-cell>
        </table:table-row>
        <table:table-row table:style-name="ro1">
          <table:table-cell table:style-name="ce1" office:value-type="date" office:date-value="2020-04-18" calcext:value-type="date">
            <text:p>04/18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6" calcext:value-type="float">
            <text:p>86</text:p>
          </table:table-cell>
          <table:table-cell table:formula="of:=[.C111]/[.B111]" office:value-type="percentage" office:value="0.125" calcext:value-type="percentage">
            <text:p>13%</text:p>
          </table:table-cell>
          <table:table-cell table:style-name="ce5" table:formula="of:=AVERAGE([.B97:.B111])" office:value-type="float" office:value="524.533333333333" calcext:value-type="float">
            <text:p>524.5</text:p>
          </table:table-cell>
          <table:table-cell table:style-name="ce5" table:formula="of:=AVERAGE([.C97:.C111])" office:value-type="float" office:value="92.6666666666667" calcext:value-type="float">
            <text:p>92.7</text:p>
          </table:table-cell>
        </table:table-row>
        <table:table-row table:style-name="ro1">
          <table:table-cell table:style-name="ce1" office:value-type="date" office:date-value="2020-04-19" calcext:value-type="date">
            <text:p>04/19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87" calcext:value-type="float">
            <text:p>87</text:p>
          </table:table-cell>
          <table:table-cell table:formula="of:=[.C112]/[.B112]" office:value-type="percentage" office:value="0.163533834586466" calcext:value-type="percentage">
            <text:p>16%</text:p>
          </table:table-cell>
          <table:table-cell table:style-name="ce5" table:formula="of:=AVERAGE([.B98:.B112])" office:value-type="float" office:value="519.933333333333" calcext:value-type="float">
            <text:p>519.9</text:p>
          </table:table-cell>
          <table:table-cell table:style-name="ce5" table:formula="of:=AVERAGE([.C98:.C112])" office:value-type="float" office:value="93.8" calcext:value-type="float">
            <text:p>93.8</text:p>
          </table:table-cell>
        </table:table-row>
        <table:table-row table:style-name="ro1">
          <table:table-cell table:style-name="ce1" office:value-type="date" office:date-value="2020-04-20" calcext:value-type="date">
            <text:p>04/20/2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5" calcext:value-type="float">
            <text:p>85</text:p>
          </table:table-cell>
          <table:table-cell table:formula="of:=[.C113]/[.B113]" office:value-type="percentage" office:value="0.219072164948454" calcext:value-type="percentage">
            <text:p>22%</text:p>
          </table:table-cell>
          <table:table-cell table:style-name="ce5" table:formula="of:=AVERAGE([.B99:.B113])" office:value-type="float" office:value="522" calcext:value-type="float">
            <text:p>522.0</text:p>
          </table:table-cell>
          <table:table-cell table:style-name="ce5" table:formula="of:=AVERAGE([.C99:.C113])" office:value-type="float" office:value="93.8" calcext:value-type="float">
            <text:p>93.8</text:p>
          </table:table-cell>
        </table:table-row>
        <table:table-row table:style-name="ro1">
          <table:table-cell table:style-name="ce1" office:value-type="date" office:date-value="2020-04-21" calcext:value-type="date">
            <text:p>04/21/2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2" calcext:value-type="float">
            <text:p>62</text:p>
          </table:table-cell>
          <table:table-cell table:formula="of:=[.C114]/[.B114]" office:value-type="percentage" office:value="0.134490238611714" calcext:value-type="percentage">
            <text:p>13%</text:p>
          </table:table-cell>
          <table:table-cell table:style-name="ce5" table:formula="of:=AVERAGE([.B100:.B114])" office:value-type="float" office:value="530.066666666667" calcext:value-type="float">
            <text:p>530.1</text:p>
          </table:table-cell>
          <table:table-cell table:style-name="ce5" table:formula="of:=AVERAGE([.C100:.C114])" office:value-type="float" office:value="91.9333333333333" calcext:value-type="float">
            <text:p>91.9</text:p>
          </table:table-cell>
        </table:table-row>
        <table:table-row table:style-name="ro1">
          <table:table-cell table:style-name="ce1" office:value-type="date" office:date-value="2020-04-22" calcext:value-type="date">
            <text:p>04/22/2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7" calcext:value-type="float">
            <text:p>77</text:p>
          </table:table-cell>
          <table:table-cell table:formula="of:=[.C115]/[.B115]" office:value-type="percentage" office:value="0.108910891089109" calcext:value-type="percentage">
            <text:p>11%</text:p>
          </table:table-cell>
          <table:table-cell table:style-name="ce5" table:formula="of:=AVERAGE([.B101:.B115])" office:value-type="float" office:value="551.266666666667" calcext:value-type="float">
            <text:p>551.3</text:p>
          </table:table-cell>
          <table:table-cell table:style-name="ce5" table:formula="of:=AVERAGE([.C101:.C115])" office:value-type="float" office:value="91.4666666666667" calcext:value-type="float">
            <text:p>91.5</text:p>
          </table:table-cell>
        </table:table-row>
        <table:table-row table:style-name="ro1">
          <table:table-cell table:style-name="ce1" office:value-type="date" office:date-value="2020-04-23" calcext:value-type="date">
            <text:p>04/23/2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6" calcext:value-type="float">
            <text:p>86</text:p>
          </table:table-cell>
          <table:table-cell table:formula="of:=[.C116]/[.B116]" office:value-type="percentage" office:value="0.119113573407202" calcext:value-type="percentage">
            <text:p>12%</text:p>
          </table:table-cell>
          <table:table-cell table:style-name="ce5" table:formula="of:=AVERAGE([.B102:.B116])" office:value-type="float" office:value="550.2" calcext:value-type="float">
            <text:p>550.2</text:p>
          </table:table-cell>
          <table:table-cell table:style-name="ce5" table:formula="of:=AVERAGE([.C102:.C116])" office:value-type="float" office:value="89.5333333333333" calcext:value-type="float">
            <text:p>89.5</text:p>
          </table:table-cell>
        </table:table-row>
        <table:table-row table:style-name="ro1">
          <table:table-cell table:style-name="ce1" office:value-type="date" office:date-value="2020-04-24" calcext:value-type="date">
            <text:p>04/24/2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89" calcext:value-type="float">
            <text:p>89</text:p>
          </table:table-cell>
          <table:table-cell table:formula="of:=[.C117]/[.B117]" office:value-type="percentage" office:value="0.117414248021108" calcext:value-type="percentage">
            <text:p>12%</text:p>
          </table:table-cell>
          <table:table-cell table:style-name="ce5" table:formula="of:=AVERAGE([.B103:.B117])" office:value-type="float" office:value="557.133333333333" calcext:value-type="float">
            <text:p>557.1</text:p>
          </table:table-cell>
          <table:table-cell table:style-name="ce5" table:formula="of:=AVERAGE([.C103:.C117])" office:value-type="float" office:value="89.7333333333333" calcext:value-type="float">
            <text:p>89.7</text:p>
          </table:table-cell>
        </table:table-row>
        <table:table-row table:style-name="ro1">
          <table:table-cell table:style-name="ce1" office:value-type="date" office:date-value="2020-04-25" calcext:value-type="date">
            <text:p>04/25/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3" calcext:value-type="float">
            <text:p>73</text:p>
          </table:table-cell>
          <table:table-cell table:formula="of:=[.C118]/[.B118]" office:value-type="percentage" office:value="0.0935897435897436" calcext:value-type="percentage">
            <text:p>9%</text:p>
          </table:table-cell>
          <table:table-cell table:style-name="ce5" table:formula="of:=AVERAGE([.B104:.B118])" office:value-type="float" office:value="566.133333333333" calcext:value-type="float">
            <text:p>566.1</text:p>
          </table:table-cell>
          <table:table-cell table:style-name="ce5" table:formula="of:=AVERAGE([.C104:.C118])" office:value-type="float" office:value="88.6" calcext:value-type="float">
            <text:p>88.6</text:p>
          </table:table-cell>
        </table:table-row>
        <table:table-row table:style-name="ro1">
          <table:table-cell table:style-name="ce1" office:value-type="date" office:date-value="2020-04-26" calcext:value-type="date">
            <text:p>04/26/2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4" calcext:value-type="float">
            <text:p>74</text:p>
          </table:table-cell>
          <table:table-cell table:formula="of:=[.C119]/[.B119]" office:value-type="percentage" office:value="0.156448202959831" calcext:value-type="percentage">
            <text:p>16%</text:p>
          </table:table-cell>
          <table:table-cell table:style-name="ce5" table:formula="of:=AVERAGE([.B105:.B119])" office:value-type="float" office:value="567.4" calcext:value-type="float">
            <text:p>567.4</text:p>
          </table:table-cell>
          <table:table-cell table:style-name="ce5" table:formula="of:=AVERAGE([.C105:.C119])" office:value-type="float" office:value="86.7333333333333" calcext:value-type="float">
            <text:p>86.7</text:p>
          </table:table-cell>
        </table:table-row>
        <table:table-row table:style-name="ro1">
          <table:table-cell table:style-name="ce1" office:value-type="date" office:date-value="2020-04-27" calcext:value-type="date">
            <text:p>04/27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4" calcext:value-type="float">
            <text:p>74</text:p>
          </table:table-cell>
          <table:table-cell table:formula="of:=[.C120]/[.B120]" office:value-type="percentage" office:value="0.246666666666667" calcext:value-type="percentage">
            <text:p>25%</text:p>
          </table:table-cell>
          <table:table-cell table:style-name="ce5" table:formula="of:=AVERAGE([.B106:.B120])" office:value-type="float" office:value="561.066666666667" calcext:value-type="float">
            <text:p>561.1</text:p>
          </table:table-cell>
          <table:table-cell table:style-name="ce5" table:formula="of:=AVERAGE([.C106:.C120])" office:value-type="float" office:value="85.2" calcext:value-type="float">
            <text:p>85.2</text:p>
          </table:table-cell>
        </table:table-row>
        <table:table-row table:style-name="ro1">
          <table:table-cell table:style-name="ce1" office:value-type="date" office:date-value="2020-04-28" calcext:value-type="date">
            <text:p>04/28/2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3" calcext:value-type="float">
            <text:p>83</text:p>
          </table:table-cell>
          <table:table-cell table:formula="of:=[.C121]/[.B121]" office:value-type="percentage" office:value="0.147424511545293" calcext:value-type="percentage">
            <text:p>15%</text:p>
          </table:table-cell>
          <table:table-cell table:style-name="ce5" table:formula="of:=AVERAGE([.B107:.B121])" office:value-type="float" office:value="567.666666666667" calcext:value-type="float">
            <text:p>567.7</text:p>
          </table:table-cell>
          <table:table-cell table:style-name="ce5" table:formula="of:=AVERAGE([.C107:.C121])" office:value-type="float" office:value="85.1333333333333" calcext:value-type="float">
            <text:p>85.1</text:p>
          </table:table-cell>
        </table:table-row>
        <table:table-row table:style-name="ro1">
          <table:table-cell table:style-name="ce1" office:value-type="date" office:date-value="2020-04-29" calcext:value-type="date">
            <text:p>04/29/2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83" calcext:value-type="float">
            <text:p>83</text:p>
          </table:table-cell>
          <table:table-cell table:formula="of:=[.C122]/[.B122]" office:value-type="percentage" office:value="0.111859838274933" calcext:value-type="percentage">
            <text:p>11%</text:p>
          </table:table-cell>
          <table:table-cell table:style-name="ce5" table:formula="of:=AVERAGE([.B108:.B122])" office:value-type="float" office:value="588" calcext:value-type="float">
            <text:p>588.0</text:p>
          </table:table-cell>
          <table:table-cell table:style-name="ce5" table:formula="of:=AVERAGE([.C108:.C122])" office:value-type="float" office:value="84.5333333333333" calcext:value-type="float">
            <text:p>84.5</text:p>
          </table:table-cell>
        </table:table-row>
        <table:table-row table:style-name="ro1">
          <table:table-cell table:style-name="ce1" office:value-type="date" office:date-value="2020-04-30" calcext:value-type="date">
            <text:p>04/30/2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8" calcext:value-type="float">
            <text:p>78</text:p>
          </table:table-cell>
          <table:table-cell table:formula="of:=[.C123]/[.B123]" office:value-type="percentage" office:value="0.097622027534418" calcext:value-type="percentage">
            <text:p>10%</text:p>
          </table:table-cell>
          <table:table-cell table:style-name="ce5" table:formula="of:=AVERAGE([.B109:.B123])" office:value-type="float" office:value="609.333333333333" calcext:value-type="float">
            <text:p>609.3</text:p>
          </table:table-cell>
          <table:table-cell table:style-name="ce5" table:formula="of:=AVERAGE([.C109:.C123])" office:value-type="float" office:value="82.0666666666667" calcext:value-type="float">
            <text:p>82.1</text:p>
          </table:table-cell>
        </table:table-row>
        <table:table-row table:style-name="ro1">
          <table:table-cell table:style-name="ce1" office:value-type="date" office:date-value="2020-05-01" calcext:value-type="date">
            <text:p>05/01/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78" calcext:value-type="float">
            <text:p>78</text:p>
          </table:table-cell>
          <table:table-cell table:formula="of:=[.C124]/[.B124]" office:value-type="percentage" office:value="0.122641509433962" calcext:value-type="percentage">
            <text:p>12%</text:p>
          </table:table-cell>
          <table:table-cell table:style-name="ce5" table:formula="of:=AVERAGE([.B110:.B124])" office:value-type="float" office:value="611.466666666667" calcext:value-type="float">
            <text:p>611.5</text:p>
          </table:table-cell>
          <table:table-cell table:style-name="ce5" table:formula="of:=AVERAGE([.C110:.C124])" office:value-type="float" office:value="79.8666666666667" calcext:value-type="float">
            <text:p>79.9</text:p>
          </table:table-cell>
        </table:table-row>
        <table:table-row table:style-name="ro1">
          <table:table-cell table:style-name="ce1" office:value-type="date" office:date-value="2020-05-02" calcext:value-type="date">
            <text:p>05/02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3" calcext:value-type="float">
            <text:p>73</text:p>
          </table:table-cell>
          <table:table-cell table:formula="of:=[.C125]/[.B125]" office:value-type="percentage" office:value="0.137218045112782" calcext:value-type="percentage">
            <text:p>14%</text:p>
          </table:table-cell>
          <table:table-cell table:style-name="ce5" table:formula="of:=AVERAGE([.B111:.B125])" office:value-type="float" office:value="605.4" calcext:value-type="float">
            <text:p>605.4</text:p>
          </table:table-cell>
          <table:table-cell table:style-name="ce5" table:formula="of:=AVERAGE([.C111:.C125])" office:value-type="float" office:value="79.2" calcext:value-type="float">
            <text:p>79.2</text:p>
          </table:table-cell>
        </table:table-row>
        <table:table-row table:style-name="ro1">
          <table:table-cell table:style-name="ce1" office:value-type="date" office:date-value="2020-05-03" calcext:value-type="date">
            <text:p>05/03/2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5" calcext:value-type="float">
            <text:p>75</text:p>
          </table:table-cell>
          <table:table-cell table:formula="of:=[.C126]/[.B126]" office:value-type="percentage" office:value="0.250836120401338" calcext:value-type="percentage">
            <text:p>25%</text:p>
          </table:table-cell>
          <table:table-cell table:style-name="ce5" table:formula="of:=AVERAGE([.B112:.B126])" office:value-type="float" office:value="579.466666666667" calcext:value-type="float">
            <text:p>579.5</text:p>
          </table:table-cell>
          <table:table-cell table:style-name="ce5" table:formula="of:=AVERAGE([.C112:.C126])" office:value-type="float" office:value="78.4666666666667" calcext:value-type="float">
            <text:p>78.5</text:p>
          </table:table-cell>
        </table:table-row>
        <table:table-row table:style-name="ro1">
          <table:table-cell table:style-name="ce1" office:value-type="date" office:date-value="2020-05-04" calcext:value-type="date">
            <text:p>05/04/2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" calcext:value-type="float">
            <text:p>84</text:p>
          </table:table-cell>
          <table:table-cell table:formula="of:=[.C127]/[.B127]" office:value-type="percentage" office:value="0.32183908045977" calcext:value-type="percentage">
            <text:p>32%</text:p>
          </table:table-cell>
          <table:table-cell table:style-name="ce5" table:formula="of:=AVERAGE([.B113:.B127])" office:value-type="float" office:value="561.4" calcext:value-type="float">
            <text:p>561.4</text:p>
          </table:table-cell>
          <table:table-cell table:style-name="ce5" table:formula="of:=AVERAGE([.C113:.C127])" office:value-type="float" office:value="78.2666666666667" calcext:value-type="float">
            <text:p>78.3</text:p>
          </table:table-cell>
        </table:table-row>
        <table:table-row table:style-name="ro1">
          <table:table-cell table:style-name="ce1" office:value-type="date" office:date-value="2020-05-05" calcext:value-type="date">
            <text:p>05/05/2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2" calcext:value-type="float">
            <text:p>72</text:p>
          </table:table-cell>
          <table:table-cell table:formula="of:=[.C128]/[.B128]" office:value-type="percentage" office:value="0.150943396226415" calcext:value-type="percentage">
            <text:p>15%</text:p>
          </table:table-cell>
          <table:table-cell table:style-name="ce5" table:formula="of:=AVERAGE([.B114:.B128])" office:value-type="float" office:value="567.333333333333" calcext:value-type="float">
            <text:p>567.3</text:p>
          </table:table-cell>
          <table:table-cell table:style-name="ce5" table:formula="of:=AVERAGE([.C114:.C128])" office:value-type="float" office:value="77.4" calcext:value-type="float">
            <text:p>77.4</text:p>
          </table:table-cell>
        </table:table-row>
        <table:table-row table:style-name="ro1">
          <table:table-cell table:style-name="ce1" office:value-type="date" office:date-value="2020-05-06" calcext:value-type="date">
            <text:p>05/06/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3" calcext:value-type="float">
            <text:p>73</text:p>
          </table:table-cell>
          <table:table-cell table:formula="of:=[.C129]/[.B129]" office:value-type="percentage" office:value="0.111111111111111" calcext:value-type="percentage">
            <text:p>11%</text:p>
          </table:table-cell>
          <table:table-cell table:style-name="ce5" table:formula="of:=AVERAGE([.B115:.B129])" office:value-type="float" office:value="580.4" calcext:value-type="float">
            <text:p>580.4</text:p>
          </table:table-cell>
          <table:table-cell table:style-name="ce5" table:formula="of:=AVERAGE([.C115:.C129])" office:value-type="float" office:value="78.1333333333333" calcext:value-type="float">
            <text:p>78.1</text:p>
          </table:table-cell>
        </table:table-row>
        <table:table-row table:style-name="ro1">
          <table:table-cell table:style-name="ce1" office:value-type="date" office:date-value="2020-05-07" calcext:value-type="date">
            <text:p>05/07/2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80" calcext:value-type="float">
            <text:p>80</text:p>
          </table:table-cell>
          <table:table-cell table:formula="of:=[.C130]/[.B130]" office:value-type="percentage" office:value="0.10738255033557" calcext:value-type="percentage">
            <text:p>11%</text:p>
          </table:table-cell>
          <table:table-cell table:style-name="ce5" table:formula="of:=AVERAGE([.B116:.B130])" office:value-type="float" office:value="582.933333333333" calcext:value-type="float">
            <text:p>582.9</text:p>
          </table:table-cell>
          <table:table-cell table:style-name="ce5" table:formula="of:=AVERAGE([.C116:.C130])" office:value-type="float" office:value="78.3333333333333" calcext:value-type="float">
            <text:p>78.3</text:p>
          </table:table-cell>
        </table:table-row>
        <table:table-row table:style-name="ro1">
          <table:table-cell table:style-name="ce1" office:value-type="date" office:date-value="2020-05-08" calcext:value-type="date">
            <text:p>05/08/2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60" calcext:value-type="float">
            <text:p>60</text:p>
          </table:table-cell>
          <table:table-cell table:formula="of:=[.C131]/[.B131]" office:value-type="percentage" office:value="0.076530612244898" calcext:value-type="percentage">
            <text:p>8%</text:p>
          </table:table-cell>
          <table:table-cell table:style-name="ce5" table:formula="of:=AVERAGE([.B117:.B131])" office:value-type="float" office:value="587.066666666667" calcext:value-type="float">
            <text:p>587.1</text:p>
          </table:table-cell>
          <table:table-cell table:style-name="ce5" table:formula="of:=AVERAGE([.C117:.C131])" office:value-type="float" office:value="76.6" calcext:value-type="float">
            <text:p>76.6</text:p>
          </table:table-cell>
        </table:table-row>
        <table:table-row table:style-name="ro1">
          <table:table-cell table:style-name="ce1" office:value-type="date" office:date-value="2020-05-09" calcext:value-type="date">
            <text:p>05/09/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8" calcext:value-type="float">
            <text:p>68</text:p>
          </table:table-cell>
          <table:table-cell table:formula="of:=[.C132]/[.B132]" office:value-type="percentage" office:value="0.0971428571428571" calcext:value-type="percentage">
            <text:p>10%</text:p>
          </table:table-cell>
          <table:table-cell table:style-name="ce5" table:formula="of:=AVERAGE([.B118:.B132])" office:value-type="float" office:value="583.2" calcext:value-type="float">
            <text:p>583.2</text:p>
          </table:table-cell>
          <table:table-cell table:style-name="ce5" table:formula="of:=AVERAGE([.C118:.C132])" office:value-type="float" office:value="75.2" calcext:value-type="float">
            <text:p>75.2</text:p>
          </table:table-cell>
        </table:table-row>
        <table:table-row table:style-name="ro1">
          <table:table-cell table:style-name="ce1" office:value-type="date" office:date-value="2020-05-10" calcext:value-type="date">
            <text:p>05/10/2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73" calcext:value-type="float">
            <text:p>73</text:p>
          </table:table-cell>
          <table:table-cell table:formula="of:=[.C133]/[.B133]" office:value-type="percentage" office:value="0.143418467583497" calcext:value-type="percentage">
            <text:p>14%</text:p>
          </table:table-cell>
          <table:table-cell table:style-name="ce5" table:formula="of:=AVERAGE([.B119:.B133])" office:value-type="float" office:value="565.133333333333" calcext:value-type="float">
            <text:p>565.1</text:p>
          </table:table-cell>
          <table:table-cell table:style-name="ce5" table:formula="of:=AVERAGE([.C119:.C133])" office:value-type="float" office:value="75.2" calcext:value-type="float">
            <text:p>75.2</text:p>
          </table:table-cell>
        </table:table-row>
        <table:table-row table:style-name="ro1">
          <table:table-cell table:style-name="ce1" office:value-type="date" office:date-value="2020-05-11" calcext:value-type="date">
            <text:p>05/11/2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5" calcext:value-type="float">
            <text:p>65</text:p>
          </table:table-cell>
          <table:table-cell table:formula="of:=[.C134]/[.B134]" office:value-type="percentage" office:value="0.232974910394265" calcext:value-type="percentage">
            <text:p>23%</text:p>
          </table:table-cell>
          <table:table-cell table:style-name="ce5" table:formula="of:=AVERAGE([.B120:.B134])" office:value-type="float" office:value="552.2" calcext:value-type="float">
            <text:p>552.2</text:p>
          </table:table-cell>
          <table:table-cell table:style-name="ce5" table:formula="of:=AVERAGE([.C120:.C134])" office:value-type="float" office:value="74.6" calcext:value-type="float">
            <text:p>74.6</text:p>
          </table:table-cell>
        </table:table-row>
        <table:table-row table:style-name="ro1">
          <table:table-cell table:style-name="ce1" office:value-type="date" office:date-value="2020-05-12" calcext:value-type="date">
            <text:p>05/12/2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1" calcext:value-type="float">
            <text:p>61</text:p>
          </table:table-cell>
          <table:table-cell table:formula="of:=[.C135]/[.B135]" office:value-type="percentage" office:value="0.134065934065934" calcext:value-type="percentage">
            <text:p>13%</text:p>
          </table:table-cell>
          <table:table-cell table:style-name="ce5" table:formula="of:=AVERAGE([.B121:.B135])" office:value-type="float" office:value="562.533333333333" calcext:value-type="float">
            <text:p>562.5</text:p>
          </table:table-cell>
          <table:table-cell table:style-name="ce5" table:formula="of:=AVERAGE([.C121:.C135])" office:value-type="float" office:value="73.7333333333333" calcext:value-type="float">
            <text:p>73.7</text:p>
          </table:table-cell>
        </table:table-row>
        <table:table-row table:style-name="ro1">
          <table:table-cell table:style-name="ce1" office:value-type="date" office:date-value="2020-05-13" calcext:value-type="date">
            <text:p>05/13/2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0" calcext:value-type="float">
            <text:p>50</text:p>
          </table:table-cell>
          <table:table-cell table:formula="of:=[.C136]/[.B136]" office:value-type="percentage" office:value="0.0663129973474801" calcext:value-type="percentage">
            <text:p>7%</text:p>
          </table:table-cell>
          <table:table-cell table:style-name="ce5" table:formula="of:=AVERAGE([.B122:.B136])" office:value-type="float" office:value="575.266666666667" calcext:value-type="float">
            <text:p>575.3</text:p>
          </table:table-cell>
          <table:table-cell table:style-name="ce5" table:formula="of:=AVERAGE([.C122:.C136])" office:value-type="float" office:value="71.5333333333333" calcext:value-type="float">
            <text:p>71.5</text:p>
          </table:table-cell>
        </table:table-row>
        <table:table-row table:style-name="ro1">
          <table:table-cell table:style-name="ce1" office:value-type="date" office:date-value="2020-05-14" calcext:value-type="date">
            <text:p>05/14/2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6" calcext:value-type="float">
            <text:p>46</text:p>
          </table:table-cell>
          <table:table-cell table:formula="of:=[.C137]/[.B137]" office:value-type="percentage" office:value="0.0659025787965616" calcext:value-type="percentage">
            <text:p>7%</text:p>
          </table:table-cell>
          <table:table-cell table:style-name="ce5" table:formula="of:=AVERAGE([.B123:.B137])" office:value-type="float" office:value="572.333333333333" calcext:value-type="float">
            <text:p>572.3</text:p>
          </table:table-cell>
          <table:table-cell table:style-name="ce5" table:formula="of:=AVERAGE([.C123:.C137])" office:value-type="float" office:value="69.0666666666667" calcext:value-type="float">
            <text:p>69.1</text:p>
          </table:table-cell>
        </table:table-row>
        <table:table-row table:style-name="ro1">
          <table:table-cell table:style-name="ce1" office:value-type="date" office:date-value="2020-05-15" calcext:value-type="date">
            <text:p>05/15/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8" calcext:value-type="float">
            <text:p>58</text:p>
          </table:table-cell>
          <table:table-cell table:formula="of:=[.C138]/[.B138]" office:value-type="percentage" office:value="0.0882800608828006" calcext:value-type="percentage">
            <text:p>9%</text:p>
          </table:table-cell>
          <table:table-cell table:style-name="ce5" table:formula="of:=AVERAGE([.B124:.B138])" office:value-type="float" office:value="562.866666666667" calcext:value-type="float">
            <text:p>562.9</text:p>
          </table:table-cell>
          <table:table-cell table:style-name="ce5" table:formula="of:=AVERAGE([.C124:.C138])" office:value-type="float" office:value="67.7333333333333" calcext:value-type="float">
            <text:p>67.7</text:p>
          </table:table-cell>
        </table:table-row>
        <table:table-row table:style-name="ro1">
          <table:table-cell table:style-name="ce1" office:value-type="date" office:date-value="2020-05-16" calcext:value-type="date">
            <text:p>05/16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8" calcext:value-type="float">
            <text:p>48</text:p>
          </table:table-cell>
          <table:table-cell table:formula="of:=[.C139]/[.B139]" office:value-type="percentage" office:value="0.0697674418604651" calcext:value-type="percentage">
            <text:p>7%</text:p>
          </table:table-cell>
          <table:table-cell table:style-name="ce5" table:formula="of:=AVERAGE([.B125:.B139])" office:value-type="float" office:value="566.333333333333" calcext:value-type="float">
            <text:p>566.3</text:p>
          </table:table-cell>
          <table:table-cell table:style-name="ce5" table:formula="of:=AVERAGE([.C125:.C139])" office:value-type="float" office:value="65.7333333333333" calcext:value-type="float">
            <text:p>65.7</text:p>
          </table:table-cell>
        </table:table-row>
        <table:table-row table:style-name="ro1">
          <table:table-cell table:style-name="ce1" office:value-type="date" office:date-value="2020-05-17" calcext:value-type="date">
            <text:p>05/17/2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3" calcext:value-type="float">
            <text:p>53</text:p>
          </table:table-cell>
          <table:table-cell table:formula="of:=[.C140]/[.B140]" office:value-type="percentage" office:value="0.14804469273743" calcext:value-type="percentage">
            <text:p>15%</text:p>
          </table:table-cell>
          <table:table-cell table:style-name="ce5" table:formula="of:=AVERAGE([.B126:.B140])" office:value-type="float" office:value="554.733333333333" calcext:value-type="float">
            <text:p>554.7</text:p>
          </table:table-cell>
          <table:table-cell table:style-name="ce5" table:formula="of:=AVERAGE([.C126:.C140])" office:value-type="float" office:value="64.4" calcext:value-type="float">
            <text:p>64.4</text:p>
          </table:table-cell>
        </table:table-row>
        <table:table-row table:style-name="ro1">
          <table:table-cell table:style-name="ce1" office:value-type="date" office:date-value="2020-05-18" calcext:value-type="date">
            <text:p>05/18/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9" calcext:value-type="float">
            <text:p>59</text:p>
          </table:table-cell>
          <table:table-cell table:formula="of:=[.C141]/[.B141]" office:value-type="percentage" office:value="0.227799227799228" calcext:value-type="percentage">
            <text:p>23%</text:p>
          </table:table-cell>
          <table:table-cell table:style-name="ce5" table:formula="of:=AVERAGE([.B127:.B141])" office:value-type="float" office:value="552.066666666667" calcext:value-type="float">
            <text:p>552.1</text:p>
          </table:table-cell>
          <table:table-cell table:style-name="ce5" table:formula="of:=AVERAGE([.C127:.C141])" office:value-type="float" office:value="63.3333333333333" calcext:value-type="float">
            <text:p>63.3</text:p>
          </table:table-cell>
        </table:table-row>
        <table:table-row table:style-name="ro1">
          <table:table-cell table:style-name="ce1" office:value-type="date" office:date-value="2020-05-19" calcext:value-type="date">
            <text:p>05/19/2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1" calcext:value-type="float">
            <text:p>41</text:p>
          </table:table-cell>
          <table:table-cell table:formula="of:=[.C142]/[.B142]" office:value-type="percentage" office:value="0.0953488372093023" calcext:value-type="percentage">
            <text:p>10%</text:p>
          </table:table-cell>
          <table:table-cell table:style-name="ce5" table:formula="of:=AVERAGE([.B128:.B142])" office:value-type="float" office:value="563.333333333333" calcext:value-type="float">
            <text:p>563.3</text:p>
          </table:table-cell>
          <table:table-cell table:style-name="ce5" table:formula="of:=AVERAGE([.C128:.C142])" office:value-type="float" office:value="60.4666666666667" calcext:value-type="float">
            <text:p>60.5</text:p>
          </table:table-cell>
        </table:table-row>
        <table:table-row table:style-name="ro1">
          <table:table-cell table:style-name="ce1" office:value-type="date" office:date-value="2020-05-20" calcext:value-type="date">
            <text:p>05/20/2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2" calcext:value-type="float">
            <text:p>52</text:p>
          </table:table-cell>
          <table:table-cell table:formula="of:=[.C143]/[.B143]" office:value-type="percentage" office:value="0.0780780780780781" calcext:value-type="percentage">
            <text:p>8%</text:p>
          </table:table-cell>
          <table:table-cell table:style-name="ce5" table:formula="of:=AVERAGE([.B129:.B143])" office:value-type="float" office:value="575.933333333333" calcext:value-type="float">
            <text:p>575.9</text:p>
          </table:table-cell>
          <table:table-cell table:style-name="ce5" table:formula="of:=AVERAGE([.C129:.C143])" office:value-type="float" office:value="59.1333333333333" calcext:value-type="float">
            <text:p>59.1</text:p>
          </table:table-cell>
        </table:table-row>
        <table:table-row table:style-name="ro1">
          <table:table-cell table:style-name="ce1" office:value-type="date" office:date-value="2020-05-21" calcext:value-type="date">
            <text:p>05/21/2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3" calcext:value-type="float">
            <text:p>53</text:p>
          </table:table-cell>
          <table:table-cell table:formula="of:=[.C144]/[.B144]" office:value-type="percentage" office:value="0.0655940594059406" calcext:value-type="percentage">
            <text:p>7%</text:p>
          </table:table-cell>
          <table:table-cell table:style-name="ce5" table:formula="of:=AVERAGE([.B130:.B144])" office:value-type="float" office:value="586" calcext:value-type="float">
            <text:p>586.0</text:p>
          </table:table-cell>
          <table:table-cell table:style-name="ce5" table:formula="of:=AVERAGE([.C130:.C144])" office:value-type="float" office:value="57.8" calcext:value-type="float">
            <text:p>57.8</text:p>
          </table:table-cell>
        </table:table-row>
        <table:table-row table:style-name="ro1">
          <table:table-cell table:style-name="ce1" office:value-type="date" office:date-value="2020-05-22" calcext:value-type="date">
            <text:p>05/22/2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6" calcext:value-type="float">
            <text:p>56</text:p>
          </table:table-cell>
          <table:table-cell table:formula="of:=[.C145]/[.B145]" office:value-type="percentage" office:value="0.0918032786885246" calcext:value-type="percentage">
            <text:p>9%</text:p>
          </table:table-cell>
          <table:table-cell table:style-name="ce5" table:formula="of:=AVERAGE([.B131:.B145])" office:value-type="float" office:value="577" calcext:value-type="float">
            <text:p>577.0</text:p>
          </table:table-cell>
          <table:table-cell table:style-name="ce5" table:formula="of:=AVERAGE([.C131:.C145])" office:value-type="float" office:value="56.2" calcext:value-type="float">
            <text:p>56.2</text:p>
          </table:table-cell>
        </table:table-row>
        <table:table-row table:style-name="ro1">
          <table:table-cell table:style-name="ce1" office:value-type="date" office:date-value="2020-05-23" calcext:value-type="date">
            <text:p>05/23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55" calcext:value-type="float">
            <text:p>55</text:p>
          </table:table-cell>
          <table:table-cell table:formula="of:=[.C146]/[.B146]" office:value-type="percentage" office:value="0.103383458646617" calcext:value-type="percentage">
            <text:p>10%</text:p>
          </table:table-cell>
          <table:table-cell table:style-name="ce5" table:formula="of:=AVERAGE([.B132:.B146])" office:value-type="float" office:value="560.2" calcext:value-type="float">
            <text:p>560.2</text:p>
          </table:table-cell>
          <table:table-cell table:style-name="ce5" table:formula="of:=AVERAGE([.C132:.C146])" office:value-type="float" office:value="55.8666666666667" calcext:value-type="float">
            <text:p>55.9</text:p>
          </table:table-cell>
        </table:table-row>
        <table:table-row table:style-name="ro1">
          <table:table-cell table:style-name="ce1" office:value-type="date" office:date-value="2020-05-24" calcext:value-type="date">
            <text:p>05/24/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4" calcext:value-type="float">
            <text:p>44</text:p>
          </table:table-cell>
          <table:table-cell table:formula="of:=[.C147]/[.B147]" office:value-type="percentage" office:value="0.109181141439206" calcext:value-type="percentage">
            <text:p>11%</text:p>
          </table:table-cell>
          <table:table-cell table:style-name="ce5" table:formula="of:=AVERAGE([.B133:.B147])" office:value-type="float" office:value="540.4" calcext:value-type="float">
            <text:p>540.4</text:p>
          </table:table-cell>
          <table:table-cell table:style-name="ce5" table:formula="of:=AVERAGE([.C133:.C147])" office:value-type="float" office:value="54.2666666666667" calcext:value-type="float">
            <text:p>54.3</text:p>
          </table:table-cell>
        </table:table-row>
        <table:table-row table:style-name="ro1">
          <table:table-cell table:style-name="ce1" office:value-type="date" office:date-value="2020-05-25" calcext:value-type="date">
            <text:p>05/25/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" calcext:value-type="float">
            <text:p>42</text:p>
          </table:table-cell>
          <table:table-cell table:formula="of:=[.C148]/[.B148]" office:value-type="percentage" office:value="0.2" calcext:value-type="percentage">
            <text:p>20%</text:p>
          </table:table-cell>
          <table:table-cell table:style-name="ce5" table:formula="of:=AVERAGE([.B134:.B148])" office:value-type="float" office:value="520.466666666667" calcext:value-type="float">
            <text:p>520.5</text:p>
          </table:table-cell>
          <table:table-cell table:style-name="ce5" table:formula="of:=AVERAGE([.C134:.C148])" office:value-type="float" office:value="52.2" calcext:value-type="float">
            <text:p>52.2</text:p>
          </table:table-cell>
        </table:table-row>
        <table:table-row table:style-name="ro1">
          <table:table-cell table:style-name="ce1" office:value-type="date" office:date-value="2020-05-26" calcext:value-type="date">
            <text:p>05/26/2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8" calcext:value-type="float">
            <text:p>28</text:p>
          </table:table-cell>
          <table:table-cell table:formula="of:=[.C149]/[.B149]" office:value-type="percentage" office:value="0.0570264765784114" calcext:value-type="percentage">
            <text:p>6%</text:p>
          </table:table-cell>
          <table:table-cell table:style-name="ce5" table:formula="of:=AVERAGE([.B135:.B149])" office:value-type="float" office:value="534.6" calcext:value-type="float">
            <text:p>534.6</text:p>
          </table:table-cell>
          <table:table-cell table:style-name="ce5" table:formula="of:=AVERAGE([.C135:.C149])" office:value-type="float" office:value="49.7333333333333" calcext:value-type="float">
            <text:p>49.7</text:p>
          </table:table-cell>
        </table:table-row>
        <table:table-row table:style-name="ro1">
          <table:table-cell table:style-name="ce1" office:value-type="date" office:date-value="2020-05-27" calcext:value-type="date">
            <text:p>05/27/2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8" calcext:value-type="float">
            <text:p>38</text:p>
          </table:table-cell>
          <table:table-cell table:formula="of:=[.C150]/[.B150]" office:value-type="percentage" office:value="0.0509383378016086" calcext:value-type="percentage">
            <text:p>5%</text:p>
          </table:table-cell>
          <table:table-cell table:style-name="ce5" table:formula="of:=AVERAGE([.B136:.B150])" office:value-type="float" office:value="554" calcext:value-type="float">
            <text:p>554.0</text:p>
          </table:table-cell>
          <table:table-cell table:style-name="ce5" table:formula="of:=AVERAGE([.C136:.C150])" office:value-type="float" office:value="48.2" calcext:value-type="float">
            <text:p>48.2</text:p>
          </table:table-cell>
        </table:table-row>
        <table:table-row table:style-name="ro1">
          <table:table-cell table:style-name="ce1" office:value-type="date" office:date-value="2020-05-28" calcext:value-type="date">
            <text:p>05/28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0" calcext:value-type="float">
            <text:p>40</text:p>
          </table:table-cell>
          <table:table-cell table:formula="of:=[.C151]/[.B151]" office:value-type="percentage" office:value="0.05" calcext:value-type="percentage">
            <text:p>5%</text:p>
          </table:table-cell>
          <table:table-cell table:style-name="ce5" table:formula="of:=AVERAGE([.B137:.B151])" office:value-type="float" office:value="557.066666666667" calcext:value-type="float">
            <text:p>557.1</text:p>
          </table:table-cell>
          <table:table-cell table:style-name="ce5" table:formula="of:=AVERAGE([.C137:.C151])" office:value-type="float" office:value="47.5333333333333" calcext:value-type="float">
            <text:p>47.5</text:p>
          </table:table-cell>
        </table:table-row>
        <table:table-row table:style-name="ro1">
          <table:table-cell table:style-name="ce1" office:value-type="date" office:date-value="2020-05-29" calcext:value-type="date">
            <text:p>05/29/2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1" calcext:value-type="float">
            <text:p>41</text:p>
          </table:table-cell>
          <table:table-cell table:formula="of:=[.C152]/[.B152]" office:value-type="percentage" office:value="0.0529715762273902" calcext:value-type="percentage">
            <text:p>5%</text:p>
          </table:table-cell>
          <table:table-cell table:style-name="ce5" table:formula="of:=AVERAGE([.B138:.B152])" office:value-type="float" office:value="562.133333333333" calcext:value-type="float">
            <text:p>562.1</text:p>
          </table:table-cell>
          <table:table-cell table:style-name="ce5" table:formula="of:=AVERAGE([.C138:.C152])" office:value-type="float" office:value="47.2" calcext:value-type="float">
            <text:p>47.2</text:p>
          </table:table-cell>
        </table:table-row>
        <table:table-row table:style-name="ro1">
          <table:table-cell table:style-name="ce1" office:value-type="date" office:date-value="2020-05-30" calcext:value-type="date">
            <text:p>05/30/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9" calcext:value-type="float">
            <text:p>39</text:p>
          </table:table-cell>
          <table:table-cell table:formula="of:=[.C153]/[.B153]" office:value-type="percentage" office:value="0.0504527813712807" calcext:value-type="percentage">
            <text:p>5%</text:p>
          </table:table-cell>
          <table:table-cell table:style-name="ce5" table:formula="of:=AVERAGE([.B139:.B153])" office:value-type="float" office:value="569.866666666667" calcext:value-type="float">
            <text:p>569.9</text:p>
          </table:table-cell>
          <table:table-cell table:style-name="ce5" table:formula="of:=AVERAGE([.C139:.C153])" office:value-type="float" office:value="45.9333333333333" calcext:value-type="float">
            <text:p>45.9</text:p>
          </table:table-cell>
        </table:table-row>
        <table:table-row table:style-name="ro1">
          <table:table-cell table:style-name="ce1" office:value-type="date" office:date-value="2020-05-31" calcext:value-type="date">
            <text:p>05/31/2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6" calcext:value-type="float">
            <text:p>46</text:p>
          </table:table-cell>
          <table:table-cell table:formula="of:=[.C154]/[.B154]" office:value-type="percentage" office:value="0.106481481481481" calcext:value-type="percentage">
            <text:p>11%</text:p>
          </table:table-cell>
          <table:table-cell table:style-name="ce5" table:formula="of:=AVERAGE([.B140:.B154])" office:value-type="float" office:value="552.8" calcext:value-type="float">
            <text:p>552.8</text:p>
          </table:table-cell>
          <table:table-cell table:style-name="ce5" table:formula="of:=AVERAGE([.C140:.C154])" office:value-type="float" office:value="45.8" calcext:value-type="float">
            <text:p>45.8</text:p>
          </table:table-cell>
        </table:table-row>
        <table:table-row table:style-name="ro1">
          <table:table-cell table:style-name="ce1" office:value-type="date" office:date-value="2020-06-01" calcext:value-type="date">
            <text:p>06/01/2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9" calcext:value-type="float">
            <text:p>39</text:p>
          </table:table-cell>
          <table:table-cell table:formula="of:=[.C155]/[.B155]" office:value-type="percentage" office:value="0.147169811320755" calcext:value-type="percentage">
            <text:p>15%</text:p>
          </table:table-cell>
          <table:table-cell table:style-name="ce5" table:formula="of:=AVERAGE([.B141:.B155])" office:value-type="float" office:value="546.6" calcext:value-type="float">
            <text:p>546.6</text:p>
          </table:table-cell>
          <table:table-cell table:style-name="ce5" table:formula="of:=AVERAGE([.C141:.C155])" office:value-type="float" office:value="44.8666666666667" calcext:value-type="float">
            <text:p>44.9</text:p>
          </table:table-cell>
        </table:table-row>
        <table:table-row table:style-name="ro1">
          <table:table-cell table:style-name="ce1" office:value-type="date" office:date-value="2020-06-02" calcext:value-type="date">
            <text:p>06/02/2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6" calcext:value-type="float">
            <text:p>36</text:p>
          </table:table-cell>
          <table:table-cell table:formula="of:=[.C156]/[.B156]" office:value-type="percentage" office:value="0.0555555555555556" calcext:value-type="percentage">
            <text:p>6%</text:p>
          </table:table-cell>
          <table:table-cell table:style-name="ce5" table:formula="of:=AVERAGE([.B142:.B156])" office:value-type="float" office:value="572.533333333333" calcext:value-type="float">
            <text:p>572.5</text:p>
          </table:table-cell>
          <table:table-cell table:style-name="ce5" table:formula="of:=AVERAGE([.C142:.C156])" office:value-type="float" office:value="43.3333333333333" calcext:value-type="float">
            <text:p>43.3</text:p>
          </table:table-cell>
        </table:table-row>
        <table:table-row table:style-name="ro1">
          <table:table-cell table:style-name="ce1" office:value-type="date" office:date-value="2020-06-03" calcext:value-type="date">
            <text:p>06/03/2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" calcext:value-type="float">
            <text:p>28</text:p>
          </table:table-cell>
          <table:table-cell table:formula="of:=[.C157]/[.B157]" office:value-type="percentage" office:value="0.0311111111111111" calcext:value-type="percentage">
            <text:p>3%</text:p>
          </table:table-cell>
          <table:table-cell table:style-name="ce5" table:formula="of:=AVERAGE([.B143:.B157])" office:value-type="float" office:value="603.866666666667" calcext:value-type="float">
            <text:p>603.9</text:p>
          </table:table-cell>
          <table:table-cell table:style-name="ce5" table:formula="of:=AVERAGE([.C143:.C157])" office:value-type="float" office:value="42.4666666666667" calcext:value-type="float">
            <text:p>42.5</text:p>
          </table:table-cell>
        </table:table-row>
        <table:table-row table:style-name="ro1">
          <table:table-cell table:style-name="ce1" office:value-type="date" office:date-value="2020-06-04" calcext:value-type="date">
            <text:p>06/04/20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43" calcext:value-type="float">
            <text:p>43</text:p>
          </table:table-cell>
          <table:table-cell table:formula="of:=[.C158]/[.B158]" office:value-type="percentage" office:value="0.0411089866156788" calcext:value-type="percentage">
            <text:p>4%</text:p>
          </table:table-cell>
          <table:table-cell table:style-name="ce5" table:formula="of:=AVERAGE([.B144:.B158])" office:value-type="float" office:value="629.2" calcext:value-type="float">
            <text:p>629.2</text:p>
          </table:table-cell>
          <table:table-cell table:style-name="ce5" table:formula="of:=AVERAGE([.C144:.C158])" office:value-type="float" office:value="41.8666666666667" calcext:value-type="float">
            <text:p>41.9</text:p>
          </table:table-cell>
        </table:table-row>
        <table:table-row table:style-name="ro1">
          <table:table-cell table:style-name="ce1" office:value-type="date" office:date-value="2020-06-05" calcext:value-type="date">
            <text:p>06/05/20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37" calcext:value-type="float">
            <text:p>37</text:p>
          </table:table-cell>
          <table:table-cell table:formula="of:=[.C159]/[.B159]" office:value-type="percentage" office:value="0.0356111645813282" calcext:value-type="percentage">
            <text:p>4%</text:p>
          </table:table-cell>
          <table:table-cell table:style-name="ce5" table:formula="of:=AVERAGE([.B145:.B159])" office:value-type="float" office:value="644.6" calcext:value-type="float">
            <text:p>644.6</text:p>
          </table:table-cell>
          <table:table-cell table:style-name="ce5" table:formula="of:=AVERAGE([.C145:.C159])" office:value-type="float" office:value="40.8" calcext:value-type="float">
            <text:p>40.8</text:p>
          </table:table-cell>
        </table:table-row>
        <table:table-row table:style-name="ro1">
          <table:table-cell table:style-name="ce1" office:value-type="date" office:date-value="2020-06-06" calcext:value-type="date">
            <text:p>06/06/20</text:p>
          </table:table-cell>
          <table:table-cell table:style-name="ce3" office:value-type="float" office:value="1146" calcext:value-type="float">
            <text:p>1146</text:p>
          </table:table-cell>
          <table:table-cell table:style-name="ce3" office:value-type="float" office:value="29" calcext:value-type="float">
            <text:p>29</text:p>
          </table:table-cell>
          <table:table-cell table:formula="of:=[.C160]/[.B160]" office:value-type="percentage" office:value="0.0253054101221641" calcext:value-type="percentage">
            <text:p>3%</text:p>
          </table:table-cell>
          <table:table-cell table:style-name="ce5" table:formula="of:=AVERAGE([.B146:.B160])" office:value-type="float" office:value="680.333333333333" calcext:value-type="float">
            <text:p>680.3</text:p>
          </table:table-cell>
          <table:table-cell table:style-name="ce5" table:formula="of:=AVERAGE([.C146:.C160])" office:value-type="float" office:value="39" calcext:value-type="float">
            <text:p>39.0</text:p>
          </table:table-cell>
        </table:table-row>
        <table:table-row table:style-name="ro1">
          <table:table-cell table:style-name="ce1" office:value-type="date" office:date-value="2020-06-07" calcext:value-type="date">
            <text:p>06/07/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3" calcext:value-type="float">
            <text:p>33</text:p>
          </table:table-cell>
          <table:table-cell table:formula="of:=[.C161]/[.B161]" office:value-type="percentage" office:value="0.0423076923076923" calcext:value-type="percentage">
            <text:p>4%</text:p>
          </table:table-cell>
          <table:table-cell table:style-name="ce5" table:formula="of:=AVERAGE([.B147:.B161])" office:value-type="float" office:value="696.866666666667" calcext:value-type="float">
            <text:p>696.9</text:p>
          </table:table-cell>
          <table:table-cell table:style-name="ce5" table:formula="of:=AVERAGE([.C147:.C161])" office:value-type="float" office:value="37.5333333333333" calcext:value-type="float">
            <text:p>37.5</text:p>
          </table:table-cell>
        </table:table-row>
        <table:table-row table:style-name="ro1">
          <table:table-cell table:style-name="ce1" office:value-type="date" office:date-value="2020-06-08" calcext:value-type="date">
            <text:p>06/08/2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8" calcext:value-type="float">
            <text:p>38</text:p>
          </table:table-cell>
          <table:table-cell table:formula="of:=[.C162]/[.B162]" office:value-type="percentage" office:value="0.0822510822510823" calcext:value-type="percentage">
            <text:p>8%</text:p>
          </table:table-cell>
          <table:table-cell table:style-name="ce5" table:formula="of:=AVERAGE([.B148:.B162])" office:value-type="float" office:value="700.8" calcext:value-type="float">
            <text:p>700.8</text:p>
          </table:table-cell>
          <table:table-cell table:style-name="ce5" table:formula="of:=AVERAGE([.C148:.C162])" office:value-type="float" office:value="37.1333333333333" calcext:value-type="float">
            <text:p>37.1</text:p>
          </table:table-cell>
        </table:table-row>
        <table:table-row table:style-name="ro1">
          <table:table-cell table:style-name="ce1" office:value-type="date" office:date-value="2020-06-09" calcext:value-type="date">
            <text:p>06/09/2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3" calcext:value-type="float">
            <text:p>33</text:p>
          </table:table-cell>
          <table:table-cell table:formula="of:=[.C163]/[.B163]" office:value-type="percentage" office:value="0.0487444608567208" calcext:value-type="percentage">
            <text:p>5%</text:p>
          </table:table-cell>
          <table:table-cell table:style-name="ce5" table:formula="of:=AVERAGE([.B149:.B163])" office:value-type="float" office:value="731.933333333333" calcext:value-type="float">
            <text:p>731.9</text:p>
          </table:table-cell>
          <table:table-cell table:style-name="ce5" table:formula="of:=AVERAGE([.C149:.C163])" office:value-type="float" office:value="36.5333333333333" calcext:value-type="float">
            <text:p>36.5</text:p>
          </table:table-cell>
        </table:table-row>
        <table:table-row table:style-name="ro1">
          <table:table-cell table:style-name="ce1" office:value-type="date" office:date-value="2020-06-10" calcext:value-type="date">
            <text:p>06/10/2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0" calcext:value-type="float">
            <text:p>40</text:p>
          </table:table-cell>
          <table:table-cell table:formula="of:=[.C164]/[.B164]" office:value-type="percentage" office:value="0.0426894343649947" calcext:value-type="percentage">
            <text:p>4%</text:p>
          </table:table-cell>
          <table:table-cell table:style-name="ce5" table:formula="of:=AVERAGE([.B150:.B164])" office:value-type="float" office:value="761.666666666667" calcext:value-type="float">
            <text:p>761.7</text:p>
          </table:table-cell>
          <table:table-cell table:style-name="ce5" table:formula="of:=AVERAGE([.C150:.C164])" office:value-type="float" office:value="37.3333333333333" calcext:value-type="float">
            <text:p>37.3</text:p>
          </table:table-cell>
        </table:table-row>
        <table:table-row table:style-name="ro1">
          <table:table-cell table:style-name="ce1" office:value-type="date" office:date-value="2020-06-11" calcext:value-type="date">
            <text:p>06/11/20</text:p>
          </table:table-cell>
          <table:table-cell table:style-name="ce3" office:value-type="float" office:value="1437" calcext:value-type="float">
            <text:p>1437</text:p>
          </table:table-cell>
          <table:table-cell table:style-name="ce3" office:value-type="float" office:value="35" calcext:value-type="float">
            <text:p>35</text:p>
          </table:table-cell>
          <table:table-cell table:formula="of:=[.C165]/[.B165]" office:value-type="percentage" office:value="0.0243562978427279" calcext:value-type="percentage">
            <text:p>2%</text:p>
          </table:table-cell>
          <table:table-cell table:style-name="ce5" table:formula="of:=AVERAGE([.B151:.B165])" office:value-type="float" office:value="807.733333333333" calcext:value-type="float">
            <text:p>807.7</text:p>
          </table:table-cell>
          <table:table-cell table:style-name="ce5" table:formula="of:=AVERAGE([.C151:.C165])" office:value-type="float" office:value="37.1333333333333" calcext:value-type="float">
            <text:p>37.1</text:p>
          </table:table-cell>
        </table:table-row>
        <table:table-row table:style-name="ro1">
          <table:table-cell table:style-name="ce1" office:value-type="date" office:date-value="2020-06-12" calcext:value-type="date">
            <text:p>06/12/20</text:p>
          </table:table-cell>
          <table:table-cell table:style-name="ce3" office:value-type="float" office:value="1293" calcext:value-type="float">
            <text:p>1293</text:p>
          </table:table-cell>
          <table:table-cell table:style-name="ce3" office:value-type="float" office:value="29" calcext:value-type="float">
            <text:p>29</text:p>
          </table:table-cell>
          <table:table-cell table:formula="of:=[.C166]/[.B166]" office:value-type="percentage" office:value="0.0224284609435422" calcext:value-type="percentage">
            <text:p>2%</text:p>
          </table:table-cell>
          <table:table-cell table:style-name="ce5" table:formula="of:=AVERAGE([.B152:.B166])" office:value-type="float" office:value="840.6" calcext:value-type="float">
            <text:p>840.6</text:p>
          </table:table-cell>
          <table:table-cell table:style-name="ce5" table:formula="of:=AVERAGE([.C152:.C166])" office:value-type="float" office:value="36.4" calcext:value-type="float">
            <text:p>36.4</text:p>
          </table:table-cell>
        </table:table-row>
        <table:table-row table:style-name="ro1">
          <table:table-cell table:style-name="ce1" office:value-type="date" office:date-value="2020-06-13" calcext:value-type="date">
            <text:p>06/13/20</text:p>
          </table:table-cell>
          <table:table-cell table:style-name="ce3" office:value-type="float" office:value="1329" calcext:value-type="float">
            <text:p>1329</text:p>
          </table:table-cell>
          <table:table-cell table:style-name="ce3" office:value-type="float" office:value="33" calcext:value-type="float">
            <text:p>33</text:p>
          </table:table-cell>
          <table:table-cell table:formula="of:=[.C167]/[.B167]" office:value-type="percentage" office:value="0.0248306997742664" calcext:value-type="percentage">
            <text:p>2%</text:p>
          </table:table-cell>
          <table:table-cell table:style-name="ce5" table:formula="of:=AVERAGE([.B153:.B167])" office:value-type="float" office:value="877.6" calcext:value-type="float">
            <text:p>877.6</text:p>
          </table:table-cell>
          <table:table-cell table:style-name="ce5" table:formula="of:=AVERAGE([.C153:.C167])" office:value-type="float" office:value="35.8666666666667" calcext:value-type="float">
            <text:p>35.9</text:p>
          </table:table-cell>
        </table:table-row>
        <table:table-row table:style-name="ro1">
          <table:table-cell table:style-name="ce1" office:value-type="date" office:date-value="2020-06-14" calcext:value-type="date">
            <text:p>06/14/20</text:p>
          </table:table-cell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27" calcext:value-type="float">
            <text:p>27</text:p>
          </table:table-cell>
          <table:table-cell table:formula="of:=[.C168]/[.B168]" office:value-type="percentage" office:value="0.0261627906976744" calcext:value-type="percentage">
            <text:p>3%</text:p>
          </table:table-cell>
          <table:table-cell table:style-name="ce5" table:formula="of:=AVERAGE([.B154:.B168])" office:value-type="float" office:value="894.866666666667" calcext:value-type="float">
            <text:p>894.9</text:p>
          </table:table-cell>
          <table:table-cell table:style-name="ce5" table:formula="of:=AVERAGE([.C154:.C168])" office:value-type="float" office:value="35.0666666666667" calcext:value-type="float">
            <text:p>35.1</text:p>
          </table:table-cell>
        </table:table-row>
        <table:table-row table:style-name="ro1">
          <table:table-cell table:style-name="ce1" office:value-type="date" office:date-value="2020-06-15" calcext:value-type="date">
            <text:p>06/15/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0" calcext:value-type="float">
            <text:p>30</text:p>
          </table:table-cell>
          <table:table-cell table:formula="of:=[.C169]/[.B169]" office:value-type="percentage" office:value="0.0717703349282297" calcext:value-type="percentage">
            <text:p>7%</text:p>
          </table:table-cell>
          <table:table-cell table:style-name="ce5" table:formula="of:=AVERAGE([.B155:.B169])" office:value-type="float" office:value="893.933333333333" calcext:value-type="float">
            <text:p>893.9</text:p>
          </table:table-cell>
          <table:table-cell table:style-name="ce5" table:formula="of:=AVERAGE([.C155:.C169])" office:value-type="float" office:value="34" calcext:value-type="float">
            <text:p>34.0</text:p>
          </table:table-cell>
        </table:table-row>
        <table:table-row table:style-name="ro1">
          <table:table-cell table:style-name="ce1" office:value-type="date" office:date-value="2020-06-16" calcext:value-type="date">
            <text:p>06/16/2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8" calcext:value-type="float">
            <text:p>28</text:p>
          </table:table-cell>
          <table:table-cell table:formula="of:=[.C170]/[.B170]" office:value-type="percentage" office:value="0.0408759124087591" calcext:value-type="percentage">
            <text:p>4%</text:p>
          </table:table-cell>
          <table:table-cell table:style-name="ce5" table:formula="of:=AVERAGE([.B156:.B170])" office:value-type="float" office:value="921.933333333333" calcext:value-type="float">
            <text:p>921.9</text:p>
          </table:table-cell>
          <table:table-cell table:style-name="ce5" table:formula="of:=AVERAGE([.C156:.C170])" office:value-type="float" office:value="33.2666666666667" calcext:value-type="float">
            <text:p>33.3</text:p>
          </table:table-cell>
        </table:table-row>
        <table:table-row table:style-name="ro1">
          <table:table-cell table:style-name="ce1" office:value-type="date" office:date-value="2020-06-17" calcext:value-type="date">
            <text:p>06/17/20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32" calcext:value-type="float">
            <text:p>32</text:p>
          </table:table-cell>
          <table:table-cell table:formula="of:=[.C171]/[.B171]" office:value-type="percentage" office:value="0.0264681555004136" calcext:value-type="percentage">
            <text:p>3%</text:p>
          </table:table-cell>
          <table:table-cell table:style-name="ce5" table:formula="of:=AVERAGE([.B157:.B171])" office:value-type="float" office:value="959.333333333333" calcext:value-type="float">
            <text:p>959.3</text:p>
          </table:table-cell>
          <table:table-cell table:style-name="ce5" table:formula="of:=AVERAGE([.C157:.C171])" office:value-type="float" office:value="33" calcext:value-type="float">
            <text:p>33.0</text:p>
          </table:table-cell>
        </table:table-row>
        <table:table-row table:style-name="ro1">
          <table:table-cell table:style-name="ce1" office:value-type="date" office:date-value="2020-06-18" calcext:value-type="date">
            <text:p>06/18/20</text:p>
          </table:table-cell>
          <table:table-cell table:style-name="ce3" office:value-type="float" office:value="1457" calcext:value-type="float">
            <text:p>1457</text:p>
          </table:table-cell>
          <table:table-cell table:style-name="ce3" office:value-type="float" office:value="29" calcext:value-type="float">
            <text:p>29</text:p>
          </table:table-cell>
          <table:table-cell table:formula="of:=[.C172]/[.B172]" office:value-type="percentage" office:value="0.0199039121482498" calcext:value-type="percentage">
            <text:p>2%</text:p>
          </table:table-cell>
          <table:table-cell table:style-name="ce5" table:formula="of:=AVERAGE([.B158:.B172])" office:value-type="float" office:value="996.466666666667" calcext:value-type="float">
            <text:p>996.5</text:p>
          </table:table-cell>
          <table:table-cell table:style-name="ce5" table:formula="of:=AVERAGE([.C158:.C172])" office:value-type="float" office:value="33.0666666666667" calcext:value-type="float">
            <text:p>33.1</text:p>
          </table:table-cell>
        </table:table-row>
        <table:table-row table:style-name="ro1">
          <table:table-cell table:style-name="ce1" office:value-type="date" office:date-value="2020-06-19" calcext:value-type="date">
            <text:p>06/19/20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30" calcext:value-type="float">
            <text:p>30</text:p>
          </table:table-cell>
          <table:table-cell table:formula="of:=[.C173]/[.B173]" office:value-type="percentage" office:value="0.0200803212851406" calcext:value-type="percentage">
            <text:p>2%</text:p>
          </table:table-cell>
          <table:table-cell table:style-name="ce5" table:formula="of:=AVERAGE([.B159:.B173])" office:value-type="float" office:value="1026.33333333333" calcext:value-type="float">
            <text:p>1,026.3</text:p>
          </table:table-cell>
          <table:table-cell table:style-name="ce5" table:formula="of:=AVERAGE([.C159:.C173])" office:value-type="float" office:value="32.2" calcext:value-type="float">
            <text:p>32.2</text:p>
          </table:table-cell>
        </table:table-row>
        <table:table-row table:style-name="ro1">
          <table:table-cell table:style-name="ce1" office:value-type="date" office:date-value="2020-06-20" calcext:value-type="date">
            <text:p>06/20/20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29" calcext:value-type="float">
            <text:p>29</text:p>
          </table:table-cell>
          <table:table-cell table:formula="of:=[.C174]/[.B174]" office:value-type="percentage" office:value="0.0239867659222498" calcext:value-type="percentage">
            <text:p>2%</text:p>
          </table:table-cell>
          <table:table-cell table:style-name="ce5" table:formula="of:=AVERAGE([.B160:.B174])" office:value-type="float" office:value="1037.66666666667" calcext:value-type="float">
            <text:p>1,037.7</text:p>
          </table:table-cell>
          <table:table-cell table:style-name="ce5" table:formula="of:=AVERAGE([.C160:.C174])" office:value-type="float" office:value="31.6666666666667" calcext:value-type="float">
            <text:p>31.7</text:p>
          </table:table-cell>
        </table:table-row>
        <table:table-row table:style-name="ro1">
          <table:table-cell table:style-name="ce1" office:value-type="date" office:date-value="2020-06-21" calcext:value-type="date">
            <text:p>06/21/2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" calcext:value-type="float">
            <text:p>22</text:p>
          </table:table-cell>
          <table:table-cell table:formula="of:=[.C175]/[.B175]" office:value-type="percentage" office:value="0.0315186246418338" calcext:value-type="percentage">
            <text:p>3%</text:p>
          </table:table-cell>
          <table:table-cell table:style-name="ce5" table:formula="of:=AVERAGE([.B161:.B175])" office:value-type="float" office:value="1007.8" calcext:value-type="float">
            <text:p>1,007.8</text:p>
          </table:table-cell>
          <table:table-cell table:style-name="ce5" table:formula="of:=AVERAGE([.C161:.C175])" office:value-type="float" office:value="31.2" calcext:value-type="float">
            <text:p>31.2</text:p>
          </table:table-cell>
        </table:table-row>
        <table:table-row table:style-name="ro1">
          <table:table-cell table:style-name="ce1" office:value-type="date" office:date-value="2020-06-22" calcext:value-type="date">
            <text:p>06/22/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0" calcext:value-type="float">
            <text:p>20</text:p>
          </table:table-cell>
          <table:table-cell table:formula="of:=[.C176]/[.B176]" office:value-type="percentage" office:value="0.0623052959501558" calcext:value-type="percentage">
            <text:p>6%</text:p>
          </table:table-cell>
          <table:table-cell table:style-name="ce5" table:formula="of:=AVERAGE([.B162:.B176])" office:value-type="float" office:value="977.2" calcext:value-type="float">
            <text:p>977.2</text:p>
          </table:table-cell>
          <table:table-cell table:style-name="ce5" table:formula="of:=AVERAGE([.C162:.C176])" office:value-type="float" office:value="30.3333333333333" calcext:value-type="float">
            <text:p>30.3</text:p>
          </table:table-cell>
        </table:table-row>
        <table:table-row table:style-name="ro1">
          <table:table-cell table:style-name="ce1" office:value-type="date" office:date-value="2020-06-23" calcext:value-type="date">
            <text:p>06/23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" calcext:value-type="float">
            <text:p>25</text:p>
          </table:table-cell>
          <table:table-cell table:formula="of:=[.C177]/[.B177]" office:value-type="percentage" office:value="0.03125" calcext:value-type="percentage">
            <text:p>3%</text:p>
          </table:table-cell>
          <table:table-cell table:style-name="ce5" table:formula="of:=AVERAGE([.B163:.B177])" office:value-type="float" office:value="999.733333333333" calcext:value-type="float">
            <text:p>999.7</text:p>
          </table:table-cell>
          <table:table-cell table:style-name="ce5" table:formula="of:=AVERAGE([.C163:.C177])" office:value-type="float" office:value="29.4666666666667" calcext:value-type="float">
            <text:p>29.5</text:p>
          </table:table-cell>
        </table:table-row>
        <table:table-row table:style-name="ro1">
          <table:table-cell table:style-name="ce1" office:value-type="date" office:date-value="2020-06-24" calcext:value-type="date">
            <text:p>06/24/20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22" calcext:value-type="float">
            <text:p>22</text:p>
          </table:table-cell>
          <table:table-cell table:formula="of:=[.C178]/[.B178]" office:value-type="percentage" office:value="0.0168067226890756" calcext:value-type="percentage">
            <text:p>2%</text:p>
          </table:table-cell>
          <table:table-cell table:style-name="ce5" table:formula="of:=AVERAGE([.B164:.B178])" office:value-type="float" office:value="1041.86666666667" calcext:value-type="float">
            <text:p>1,041.9</text:p>
          </table:table-cell>
          <table:table-cell table:style-name="ce5" table:formula="of:=AVERAGE([.C164:.C178])" office:value-type="float" office:value="28.7333333333333" calcext:value-type="float">
            <text:p>28.7</text:p>
          </table:table-cell>
        </table:table-row>
        <table:table-row table:style-name="ro1">
          <table:table-cell table:style-name="ce1" office:value-type="date" office:date-value="2020-06-25" calcext:value-type="date">
            <text:p>06/25/20</text:p>
          </table:table-cell>
          <table:table-cell table:style-name="ce3" office:value-type="float" office:value="1698" calcext:value-type="float">
            <text:p>1698</text:p>
          </table:table-cell>
          <table:table-cell table:style-name="ce3" office:value-type="float" office:value="23" calcext:value-type="float">
            <text:p>23</text:p>
          </table:table-cell>
          <table:table-cell table:formula="of:=[.C179]/[.B179]" office:value-type="percentage" office:value="0.013545347467609" calcext:value-type="percentage">
            <text:p>1%</text:p>
          </table:table-cell>
          <table:table-cell table:style-name="ce5" table:formula="of:=AVERAGE([.B165:.B179])" office:value-type="float" office:value="1092.6" calcext:value-type="float">
            <text:p>1,092.6</text:p>
          </table:table-cell>
          <table:table-cell table:style-name="ce5" table:formula="of:=AVERAGE([.C165:.C179])" office:value-type="float" office:value="27.6" calcext:value-type="float">
            <text:p>27.6</text:p>
          </table:table-cell>
        </table:table-row>
        <table:table-row table:style-name="ro1">
          <table:table-cell table:style-name="ce1" office:value-type="date" office:date-value="2020-06-26" calcext:value-type="date">
            <text:p>06/26/20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1" calcext:value-type="float">
            <text:p>11</text:p>
          </table:table-cell>
          <table:table-cell table:formula="of:=[.C180]/[.B180]" office:value-type="percentage" office:value="0.00860046911649726" calcext:value-type="percentage">
            <text:p>1%</text:p>
          </table:table-cell>
          <table:table-cell table:style-name="ce5" table:formula="of:=AVERAGE([.B166:.B180])" office:value-type="float" office:value="1082.06666666667" calcext:value-type="float">
            <text:p>1,082.1</text:p>
          </table:table-cell>
          <table:table-cell table:style-name="ce5" table:formula="of:=AVERAGE([.C166:.C180])" office:value-type="float" office:value="26" calcext:value-type="float">
            <text:p>26.0</text:p>
          </table:table-cell>
        </table:table-row>
        <table:table-row table:style-name="ro1">
          <table:table-cell table:style-name="ce1" office:value-type="date" office:date-value="2020-06-27" calcext:value-type="date">
            <text:p>06/27/20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14" calcext:value-type="float">
            <text:p>14</text:p>
          </table:table-cell>
          <table:table-cell table:formula="of:=[.C181]/[.B181]" office:value-type="percentage" office:value="0.0116279069767442" calcext:value-type="percentage">
            <text:p>1%</text:p>
          </table:table-cell>
          <table:table-cell table:style-name="ce5" table:formula="of:=AVERAGE([.B167:.B181])" office:value-type="float" office:value="1076.13333333333" calcext:value-type="float">
            <text:p>1,076.1</text:p>
          </table:table-cell>
          <table:table-cell table:style-name="ce5" table:formula="of:=AVERAGE([.C167:.C181])" office:value-type="float" office:value="25" calcext:value-type="float">
            <text:p>25.0</text:p>
          </table:table-cell>
        </table:table-row>
        <table:table-row table:style-name="ro1">
          <table:table-cell table:style-name="ce1" office:value-type="date" office:date-value="2020-06-28" calcext:value-type="date">
            <text:p>06/28/2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3" calcext:value-type="float">
            <text:p>23</text:p>
          </table:table-cell>
          <table:table-cell table:formula="of:=[.C182]/[.B182]" office:value-type="percentage" office:value="0.0304635761589404" calcext:value-type="percentage">
            <text:p>3%</text:p>
          </table:table-cell>
          <table:table-cell table:style-name="ce5" table:formula="of:=AVERAGE([.B168:.B182])" office:value-type="float" office:value="1037.86666666667" calcext:value-type="float">
            <text:p>1,037.9</text:p>
          </table:table-cell>
          <table:table-cell table:style-name="ce5" table:formula="of:=AVERAGE([.C168:.C182])" office:value-type="float" office:value="24.3333333333333" calcext:value-type="float">
            <text:p>24.3</text:p>
          </table:table-cell>
        </table:table-row>
        <table:table-row table:style-name="ro1">
          <table:table-cell table:style-name="ce1" office:value-type="date" office:date-value="2020-06-29" calcext:value-type="date">
            <text:p>06/29/2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" calcext:value-type="float">
            <text:p>16</text:p>
          </table:table-cell>
          <table:table-cell table:formula="of:=[.C183]/[.B183]" office:value-type="percentage" office:value="0.0385542168674699" calcext:value-type="percentage">
            <text:p>4%</text:p>
          </table:table-cell>
          <table:table-cell table:style-name="ce5" table:formula="of:=AVERAGE([.B169:.B183])" office:value-type="float" office:value="996.733333333333" calcext:value-type="float">
            <text:p>996.7</text:p>
          </table:table-cell>
          <table:table-cell table:style-name="ce5" table:formula="of:=AVERAGE([.C169:.C183])" office:value-type="float" office:value="23.6" calcext:value-type="float">
            <text:p>23.6</text:p>
          </table:table-cell>
        </table:table-row>
        <table:table-row table:style-name="ro1">
          <table:table-cell table:style-name="ce1" office:value-type="date" office:date-value="2020-06-30" calcext:value-type="date">
            <text:p>06/30/2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" calcext:value-type="float">
            <text:p>20</text:p>
          </table:table-cell>
          <table:table-cell table:formula="of:=[.C184]/[.B184]" office:value-type="percentage" office:value="0.0275103163686382" calcext:value-type="percentage">
            <text:p>3%</text:p>
          </table:table-cell>
          <table:table-cell table:style-name="ce5" table:formula="of:=AVERAGE([.B170:.B184])" office:value-type="float" office:value="1017.33333333333" calcext:value-type="float">
            <text:p>1,017.3</text:p>
          </table:table-cell>
          <table:table-cell table:style-name="ce5" table:formula="of:=AVERAGE([.C170:.C184])" office:value-type="float" office:value="22.9333333333333" calcext:value-type="float">
            <text:p>22.9</text:p>
          </table:table-cell>
        </table:table-row>
        <table:table-row table:style-name="ro1">
          <table:table-cell table:style-name="ce1" office:value-type="date" office:date-value="2020-07-01" calcext:value-type="date">
            <text:p>07/01/2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5" calcext:value-type="float">
            <text:p>15</text:p>
          </table:table-cell>
          <table:table-cell table:formula="of:=[.C185]/[.B185]" office:value-type="percentage" office:value="0.0186567164179104" calcext:value-type="percentage">
            <text:p>2%</text:p>
          </table:table-cell>
          <table:table-cell table:style-name="ce5" table:formula="of:=AVERAGE([.B171:.B185])" office:value-type="float" office:value="1025.26666666667" calcext:value-type="float">
            <text:p>1,025.3</text:p>
          </table:table-cell>
          <table:table-cell table:style-name="ce5" table:formula="of:=AVERAGE([.C171:.C185])" office:value-type="float" office:value="22.0666666666667" calcext:value-type="float">
            <text:p>22.1</text:p>
          </table:table-cell>
        </table:table-row>
        <table:table-row table:style-name="ro1">
          <table:table-cell table:style-name="ce1" office:value-type="date" office:date-value="2020-07-02" calcext:value-type="date">
            <text:p>07/02/2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5" calcext:value-type="float">
            <text:p>15</text:p>
          </table:table-cell>
          <table:table-cell table:formula="of:=[.C186]/[.B186]" office:value-type="percentage" office:value="0.0219298245614035" calcext:value-type="percentage">
            <text:p>2%</text:p>
          </table:table-cell>
          <table:table-cell table:style-name="ce5" table:formula="of:=AVERAGE([.B172:.B186])" office:value-type="float" office:value="990.266666666667" calcext:value-type="float">
            <text:p>990.3</text:p>
          </table:table-cell>
          <table:table-cell table:style-name="ce5" table:formula="of:=AVERAGE([.C172:.C186])" office:value-type="float" office:value="20.9333333333333" calcext:value-type="float">
            <text:p>20.9</text:p>
          </table:table-cell>
        </table:table-row>
        <table:table-row table:style-name="ro1">
          <table:table-cell table:style-name="ce1" office:value-type="date" office:date-value="2020-07-03" calcext:value-type="date">
            <text:p>07/03/2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8" calcext:value-type="float">
            <text:p>8</text:p>
          </table:table-cell>
          <table:table-cell table:formula="of:=[.C187]/[.B187]" office:value-type="percentage" office:value="0.0116448326055313" calcext:value-type="percentage">
            <text:p>1%</text:p>
          </table:table-cell>
          <table:table-cell table:style-name="ce5" table:formula="of:=AVERAGE([.B173:.B187])" office:value-type="float" office:value="938.933333333333" calcext:value-type="float">
            <text:p>938.9</text:p>
          </table:table-cell>
          <table:table-cell table:style-name="ce5" table:formula="of:=AVERAGE([.C173:.C187])" office:value-type="float" office:value="19.5333333333333" calcext:value-type="float">
            <text:p>19.5</text:p>
          </table:table-cell>
        </table:table-row>
        <table:table-row table:style-name="ro1">
          <table:table-cell table:style-name="ce1" office:value-type="date" office:date-value="2020-07-04" calcext:value-type="date">
            <text:p>07/04/2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5" calcext:value-type="float">
            <text:p>15</text:p>
          </table:table-cell>
          <table:table-cell table:formula="of:=[.C188]/[.B188]" office:value-type="percentage" office:value="0.0216138328530259" calcext:value-type="percentage">
            <text:p>2%</text:p>
          </table:table-cell>
          <table:table-cell table:style-name="ce5" table:formula="of:=AVERAGE([.B174:.B188])" office:value-type="float" office:value="885.6" calcext:value-type="float">
            <text:p>885.6</text:p>
          </table:table-cell>
          <table:table-cell table:style-name="ce5" table:formula="of:=AVERAGE([.C174:.C188])" office:value-type="float" office:value="18.5333333333333" calcext:value-type="float">
            <text:p>18.5</text:p>
          </table:table-cell>
        </table:table-row>
        <table:table-row table:style-name="ro1">
          <table:table-cell table:style-name="ce1" office:value-type="date" office:date-value="2020-07-05" calcext:value-type="date">
            <text:p>07/05/2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" calcext:value-type="float">
            <text:p>9</text:p>
          </table:table-cell>
          <table:table-cell table:formula="of:=[.C189]/[.B189]" office:value-type="percentage" office:value="0.0247252747252747" calcext:value-type="percentage">
            <text:p>2%</text:p>
          </table:table-cell>
          <table:table-cell table:style-name="ce5" table:formula="of:=AVERAGE([.B175:.B189])" office:value-type="float" office:value="829.266666666667" calcext:value-type="float">
            <text:p>829.3</text:p>
          </table:table-cell>
          <table:table-cell table:style-name="ce5" table:formula="of:=AVERAGE([.C175:.C189])" office:value-type="float" office:value="17.2" calcext:value-type="float">
            <text:p>17.2</text:p>
          </table:table-cell>
        </table:table-row>
        <table:table-row table:style-name="ro1">
          <table:table-cell table:style-name="ce1" office:value-type="date" office:date-value="2020-07-06" calcext:value-type="date">
            <text:p>07/06/2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5" calcext:value-type="float">
            <text:p>15</text:p>
          </table:table-cell>
          <table:table-cell table:formula="of:=[.C190]/[.B190]" office:value-type="percentage" office:value="0.0476190476190476" calcext:value-type="percentage">
            <text:p>5%</text:p>
          </table:table-cell>
          <table:table-cell table:style-name="ce5" table:formula="of:=AVERAGE([.B176:.B190])" office:value-type="float" office:value="803.733333333333" calcext:value-type="float">
            <text:p>803.7</text:p>
          </table:table-cell>
          <table:table-cell table:style-name="ce5" table:formula="of:=AVERAGE([.C176:.C190])" office:value-type="float" office:value="16.7333333333333" calcext:value-type="float">
            <text:p>16.7</text:p>
          </table:table-cell>
        </table:table-row>
        <table:table-row table:style-name="ro1">
          <table:table-cell table:style-name="ce1" office:value-type="date" office:date-value="2020-07-07" calcext:value-type="date">
            <text:p>07/07/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" calcext:value-type="float">
            <text:p>12</text:p>
          </table:table-cell>
          <table:table-cell table:formula="of:=[.C191]/[.B191]" office:value-type="percentage" office:value="0.047808764940239" calcext:value-type="percentage">
            <text:p>5%</text:p>
          </table:table-cell>
          <table:table-cell table:style-name="ce5" table:formula="of:=AVERAGE([.B177:.B191])" office:value-type="float" office:value="799.066666666667" calcext:value-type="float">
            <text:p>799.1</text:p>
          </table:table-cell>
          <table:table-cell table:style-name="ce5" table:formula="of:=AVERAGE([.C177:.C191])" office:value-type="float" office:value="16.2" calcext:value-type="float">
            <text:p>16.2</text:p>
          </table:table-cell>
        </table:table-row>
        <table:table-row table:style-name="ro1">
          <table:table-cell table:style-name="ce1" office:value-type="date" office:date-value="2020-07-08" calcext:value-type="date">
            <text:p>07/08/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" calcext:value-type="float">
            <text:p>11</text:p>
          </table:table-cell>
          <table:table-cell table:formula="of:=[.C192]/[.B192]" office:value-type="percentage" office:value="0.039568345323741" calcext:value-type="percentage">
            <text:p>4%</text:p>
          </table:table-cell>
          <table:table-cell table:style-name="ce5" table:formula="of:=AVERAGE([.B178:.B192])" office:value-type="float" office:value="764.266666666667" calcext:value-type="float">
            <text:p>764.3</text:p>
          </table:table-cell>
          <table:table-cell table:style-name="ce5" table:formula="of:=AVERAGE([.C178:.C192])" office:value-type="float" office:value="15.2666666666667" calcext:value-type="float">
            <text:p>15.3</text:p>
          </table:table-cell>
        </table:table-row>
        <table:table-row table:style-name="ro1">
          <table:table-cell table:style-name="ce1" office:value-type="date" office:date-value="2020-07-09" calcext:value-type="date">
            <text:p>07/09/2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5" calcext:value-type="float">
            <text:p>15</text:p>
          </table:table-cell>
          <table:table-cell table:formula="of:=[.C193]/[.B193]" office:value-type="percentage" office:value="0.0281425891181989" calcext:value-type="percentage">
            <text:p>3%</text:p>
          </table:table-cell>
          <table:table-cell table:style-name="ce5" table:formula="of:=AVERAGE([.B179:.B193])" office:value-type="float" office:value="712.533333333333" calcext:value-type="float">
            <text:p>712.5</text:p>
          </table:table-cell>
          <table:table-cell table:style-name="ce5" table:formula="of:=AVERAGE([.C179:.C193])" office:value-type="float" office:value="14.8" calcext:value-type="float">
            <text:p>14.8</text:p>
          </table:table-cell>
        </table:table-row>
        <table:table-row table:style-name="ro1">
          <table:table-cell table:style-name="ce1" office:value-type="date" office:date-value="2020-07-10" calcext:value-type="date">
            <text:p>07/10/2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" calcext:value-type="float">
            <text:p>14</text:p>
          </table:table-cell>
          <table:table-cell table:formula="of:=[.C194]/[.B194]" office:value-type="percentage" office:value="0.0419161676646707" calcext:value-type="percentage">
            <text:p>4%</text:p>
          </table:table-cell>
          <table:table-cell table:style-name="ce5" table:formula="of:=AVERAGE([.B180:.B194])" office:value-type="float" office:value="621.6" calcext:value-type="float">
            <text:p>621.6</text:p>
          </table:table-cell>
          <table:table-cell table:style-name="ce5" table:formula="of:=AVERAGE([.C180:.C194])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date" office:date-value="2020-07-11" calcext:value-type="date">
            <text:p>07/11/2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" calcext:value-type="float">
            <text:p>10</text:p>
          </table:table-cell>
          <table:table-cell table:formula="of:=[.C195]/[.B195]" office:value-type="percentage" office:value="0.02710027100271" calcext:value-type="percentage">
            <text:p>3%</text:p>
          </table:table-cell>
          <table:table-cell table:style-name="ce5" table:formula="of:=AVERAGE([.B181:.B195])" office:value-type="float" office:value="560.933333333333" calcext:value-type="float">
            <text:p>560.9</text:p>
          </table:table-cell>
          <table:table-cell table:style-name="ce5" table:formula="of:=AVERAGE([.C181:.C195])" office:value-type="float" office:value="14.1333333333333" calcext:value-type="float">
            <text:p>14.1</text:p>
          </table:table-cell>
        </table:table-row>
        <table:table-row table:style-name="ro1">
          <table:table-cell table:style-name="ce1" office:value-type="date" office:date-value="2020-07-12" calcext:value-type="date">
            <text:p>07/12/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formula="of:=[.C196]/[.B196]" office:value-type="percentage" office:value="0.025974025974026" calcext:value-type="percentage">
            <text:p>3%</text:p>
          </table:table-cell>
          <table:table-cell table:style-name="ce5" table:formula="of:=AVERAGE([.B182:.B196])" office:value-type="float" office:value="501.2" calcext:value-type="float">
            <text:p>501.2</text:p>
          </table:table-cell>
          <table:table-cell table:style-name="ce5" table:formula="of:=AVERAGE([.C182:.C196])" office:value-type="float" office:value="13.7333333333333" calcext:value-type="float">
            <text:p>13.7</text:p>
          </table:table-cell>
        </table:table-row>
        <table:table-row table:style-name="ro1">
          <table:table-cell table:style-name="ce1" office:value-type="date" office:date-value="2020-07-13" calcext:value-type="date">
            <text:p>07/13/2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" calcext:value-type="float">
            <text:p>12</text:p>
          </table:table-cell>
          <table:table-cell table:formula="of:=[.C197]/[.B197]" office:value-type="percentage" office:value="0.113207547169811" calcext:value-type="percentage">
            <text:p>11%</text:p>
          </table:table-cell>
          <table:table-cell table:style-name="ce5" table:formula="of:=AVERAGE([.B183:.B197])" office:value-type="float" office:value="457.933333333333" calcext:value-type="float">
            <text:p>457.9</text:p>
          </table:table-cell>
          <table:table-cell table:style-name="ce5" table:formula="of:=AVERAGE([.C183:.C197])" office:value-type="float" office:value="13" calcext:value-type="float">
            <text:p>13.0</text:p>
          </table:table-cell>
        </table:table-row>
        <table:table-row table:style-name="ro1">
          <table:table-cell table:style-name="ce1" office:value-type="date" office:date-value="2020-07-14" calcext:value-type="date">
            <text:p>07/14/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" calcext:value-type="float">
            <text:p>8</text:p>
          </table:table-cell>
          <table:table-cell table:formula="of:=[.C198]/[.B198]" office:value-type="percentage" office:value="0.0470588235294118" calcext:value-type="percentage">
            <text:p>5%</text:p>
          </table:table-cell>
          <table:table-cell table:style-name="ce5" table:formula="of:=AVERAGE([.B184:.B198])" office:value-type="float" office:value="441.6" calcext:value-type="float">
            <text:p>441.6</text:p>
          </table:table-cell>
          <table:table-cell table:style-name="ce5" table:formula="of:=AVERAGE([.C184:.C198])" office:value-type="float" office:value="12.4666666666667" calcext:value-type="float">
            <text:p>12.5</text:p>
          </table:table-cell>
        </table:table-row>
        <table:table-row table:style-name="ro1">
          <table:table-cell table:style-name="ce1" office:value-type="date" office:date-value="2020-07-15" calcext:value-type="date">
            <text:p>07/15/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" calcext:value-type="float">
            <text:p>6</text:p>
          </table:table-cell>
          <table:table-cell table:formula="of:=[.C199]/[.B199]" office:value-type="percentage" office:value="0.0192307692307692" calcext:value-type="percentage">
            <text:p>2%</text:p>
          </table:table-cell>
          <table:table-cell table:style-name="ce5" table:formula="of:=AVERAGE([.B185:.B199])" office:value-type="float" office:value="413.933333333333" calcext:value-type="float">
            <text:p>413.9</text:p>
          </table:table-cell>
          <table:table-cell table:style-name="ce5" table:formula="of:=AVERAGE([.C185:.C199])" office:value-type="float" office:value="11.5333333333333" calcext:value-type="float">
            <text:p>11.5</text:p>
          </table:table-cell>
        </table:table-row>
        <table:table-row table:style-name="ro1">
          <table:table-cell table:style-name="ce1" office:value-type="date" office:date-value="2020-07-16" calcext:value-type="date">
            <text:p>07/16/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" calcext:value-type="float">
            <text:p>6</text:p>
          </table:table-cell>
          <table:table-cell table:formula="of:=[.C200]/[.B200]" office:value-type="percentage" office:value="0.0209059233449477" calcext:value-type="percentage">
            <text:p>2%</text:p>
          </table:table-cell>
          <table:table-cell table:style-name="ce5" table:formula="of:=AVERAGE([.B186:.B200])" office:value-type="float" office:value="379.466666666667" calcext:value-type="float">
            <text:p>379.5</text:p>
          </table:table-cell>
          <table:table-cell table:style-name="ce5" table:formula="of:=AVERAGE([.C186:.C200])" office:value-type="float" office:value="10.9333333333333" calcext:value-type="float">
            <text:p>10.9</text:p>
          </table:table-cell>
        </table:table-row>
        <table:table-row table:style-name="ro1">
          <table:table-cell table:style-name="ce1" office:value-type="date" office:date-value="2020-07-17" calcext:value-type="date">
            <text:p>07/17/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formula="of:=[.C201]/[.B201]" office:value-type="percentage" office:value="0.0261194029850746" calcext:value-type="percentage">
            <text:p>3%</text:p>
          </table:table-cell>
          <table:table-cell table:style-name="ce5" table:formula="of:=AVERAGE([.B187:.B201])" office:value-type="float" office:value="351.733333333333" calcext:value-type="float">
            <text:p>351.7</text:p>
          </table:table-cell>
          <table:table-cell table:style-name="ce5" table:formula="of:=AVERAGE([.C187:.C201])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date" office:date-value="2020-07-18" calcext:value-type="date">
            <text:p>07/18/2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" calcext:value-type="float">
            <text:p>11</text:p>
          </table:table-cell>
          <table:table-cell table:formula="of:=[.C202]/[.B202]" office:value-type="percentage" office:value="0.0387323943661972" calcext:value-type="percentage">
            <text:p>4%</text:p>
          </table:table-cell>
          <table:table-cell table:style-name="ce5" table:formula="of:=AVERAGE([.B188:.B202])" office:value-type="float" office:value="324.866666666667" calcext:value-type="float">
            <text:p>324.9</text:p>
          </table:table-cell>
          <table:table-cell table:style-name="ce5" table:formula="of:=AVERAGE([.C188:.C202])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date" office:date-value="2020-07-19" calcext:value-type="date">
            <text:p>07/19/2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" calcext:value-type="float">
            <text:p>7</text:p>
          </table:table-cell>
          <table:table-cell table:formula="of:=[.C203]/[.B203]" office:value-type="percentage" office:value="0.0366492146596859" calcext:value-type="percentage">
            <text:p>4%</text:p>
          </table:table-cell>
          <table:table-cell table:style-name="ce5" table:formula="of:=AVERAGE([.B189:.B203])" office:value-type="float" office:value="291.333333333333" calcext:value-type="float">
            <text:p>291.3</text:p>
          </table:table-cell>
          <table:table-cell table:style-name="ce5" table:formula="of:=AVERAGE([.C189:.C203])" office:value-type="float" office:value="10.0666666666667" calcext:value-type="float">
            <text:p>10.1</text:p>
          </table:table-cell>
        </table:table-row>
        <table:table-row table:style-name="ro1">
          <table:table-cell table:style-name="ce1" office:value-type="date" office:date-value="2020-07-20" calcext:value-type="date">
            <text:p>07/20/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formula="of:=[.C204]/[.B204]" office:value-type="percentage" office:value="0.0545454545454545" calcext:value-type="percentage">
            <text:p>5%</text:p>
          </table:table-cell>
          <table:table-cell table:style-name="ce5" table:formula="of:=AVERAGE([.B190:.B204])" office:value-type="float" office:value="274.4" calcext:value-type="float">
            <text:p>274.4</text:p>
          </table:table-cell>
          <table:table-cell table:style-name="ce5" table:formula="of:=AVERAGE([.C190:.C204])" office:value-type="float" office:value="9.86666666666667" calcext:value-type="float">
            <text:p>9.9</text:p>
          </table:table-cell>
        </table:table-row>
        <table:table-row table:style-name="ro1">
          <table:table-cell table:style-name="ce1" office:value-type="date" office:date-value="2020-07-21" calcext:value-type="date">
            <text:p>07/21/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" calcext:value-type="float">
            <text:p>7</text:p>
          </table:table-cell>
          <table:table-cell table:formula="of:=[.C205]/[.B205]" office:value-type="percentage" office:value="0.0534351145038168" calcext:value-type="percentage">
            <text:p>5%</text:p>
          </table:table-cell>
          <table:table-cell table:style-name="ce5" table:formula="of:=AVERAGE([.B191:.B205])" office:value-type="float" office:value="262.133333333333" calcext:value-type="float">
            <text:p>262.1</text:p>
          </table:table-cell>
          <table:table-cell table:style-name="ce5" table:formula="of:=AVERAGE([.C191:.C205])" office:value-type="float" office:value="9.33333333333333" calcext:value-type="float">
            <text:p>9.3</text:p>
          </table:table-cell>
        </table:table-row>
        <table:table-row table:style-name="ro1">
          <table:table-cell table:style-name="ce1" office:value-type="date" office:date-value="2020-07-22" calcext:value-type="date">
            <text:p>07/22/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" calcext:value-type="float">
            <text:p>6</text:p>
          </table:table-cell>
          <table:table-cell table:formula="of:=[.C206]/[.B206]" office:value-type="percentage" office:value="0.0265486725663717" calcext:value-type="percentage">
            <text:p>3%</text:p>
          </table:table-cell>
          <table:table-cell table:style-name="ce5" table:formula="of:=AVERAGE([.B192:.B206])" office:value-type="float" office:value="260.466666666667" calcext:value-type="float">
            <text:p>260.5</text:p>
          </table:table-cell>
          <table:table-cell table:style-name="ce5" table:formula="of:=AVERAGE([.C192:.C206])" office:value-type="float" office:value="8.93333333333333" calcext:value-type="float">
            <text:p>8.9</text:p>
          </table:table-cell>
        </table:table-row>
        <table:table-row table:style-name="ro1">
          <table:table-cell table:style-name="ce1" office:value-type="date" office:date-value="2020-07-23" calcext:value-type="date">
            <text:p>07/23/2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formula="of:=[.C207]/[.B207]" office:value-type="percentage" office:value="0.0168350168350168" calcext:value-type="percentage">
            <text:p>2%</text:p>
          </table:table-cell>
          <table:table-cell table:style-name="ce5" table:formula="of:=AVERAGE([.B193:.B207])" office:value-type="float" office:value="261.733333333333" calcext:value-type="float">
            <text:p>261.7</text:p>
          </table:table-cell>
          <table:table-cell table:style-name="ce5" table:formula="of:=AVERAGE([.C193:.C207])" office:value-type="float" office:value="8.53333333333333" calcext:value-type="float">
            <text:p>8.5</text:p>
          </table:table-cell>
        </table:table-row>
        <table:table-row table:style-name="ro1">
          <table:table-cell table:style-name="ce1" office:value-type="date" office:date-value="2020-07-24" calcext:value-type="date">
            <text:p>07/24/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formula="of:=[.C208]/[.B208]" office:value-type="percentage" office:value="0.0136363636363636" calcext:value-type="percentage">
            <text:p>1%</text:p>
          </table:table-cell>
          <table:table-cell table:style-name="ce5" table:formula="of:=AVERAGE([.B194:.B208])" office:value-type="float" office:value="240.866666666667" calcext:value-type="float">
            <text:p>240.9</text:p>
          </table:table-cell>
          <table:table-cell table:style-name="ce5" table:formula="of:=AVERAGE([.C194:.C208])" office:value-type="float" office:value="7.73333333333333" calcext:value-type="float">
            <text:p>7.7</text:p>
          </table:table-cell>
        </table:table-row>
        <table:table-row table:style-name="ro1">
          <table:table-cell table:style-name="ce1" office:value-type="date" office:date-value="2020-07-25" calcext:value-type="date">
            <text:p>07/25/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" calcext:value-type="float">
            <text:p>1</text:p>
          </table:table-cell>
          <table:table-cell table:formula="of:=[.C209]/[.B209]" office:value-type="percentage" office:value="0.00381679389312977" calcext:value-type="percentage">
            <text:p>0%</text:p>
          </table:table-cell>
          <table:table-cell table:style-name="ce5" table:formula="of:=AVERAGE([.B195:.B209])" office:value-type="float" office:value="236.066666666667" calcext:value-type="float">
            <text:p>236.1</text:p>
          </table:table-cell>
          <table:table-cell table:style-name="ce5" table:formula="of:=AVERAGE([.C195:.C209])" office:value-type="float" office:value="6.86666666666667" calcext:value-type="float">
            <text:p>6.9</text:p>
          </table:table-cell>
        </table:table-row>
        <table:table-row table:style-name="ro1">
          <table:table-cell table:style-name="ce1" office:value-type="date" office:date-value="2020-07-26" calcext:value-type="date">
            <text:p>07/26/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" calcext:value-type="float">
            <text:p>2</text:p>
          </table:table-cell>
          <table:table-cell table:formula="of:=[.C210]/[.B210]" office:value-type="percentage" office:value="0.0144927536231884" calcext:value-type="percentage">
            <text:p>1%</text:p>
          </table:table-cell>
          <table:table-cell table:style-name="ce5" table:formula="of:=AVERAGE([.B196:.B210])" office:value-type="float" office:value="220.666666666667" calcext:value-type="float">
            <text:p>220.7</text:p>
          </table:table-cell>
          <table:table-cell table:style-name="ce5" table:formula="of:=AVERAGE([.C196:.C210])" office:value-type="float" office:value="6.33333333333333" calcext:value-type="float">
            <text:p>6.3</text:p>
          </table:table-cell>
        </table:table-row>
        <table:table-row table:style-name="ro1">
          <table:table-cell table:style-name="ce1" office:value-type="date" office:date-value="2020-07-27" calcext:value-type="date">
            <text:p>07/27/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formula="of:=[.C211]/[.B211]" office:value-type="percentage" office:value="0.142857142857143" calcext:value-type="percentage">
            <text:p>14%</text:p>
          </table:table-cell>
          <table:table-cell table:style-name="ce5" table:formula="of:=AVERAGE([.B197:.B211])" office:value-type="float" office:value="202.933333333333" calcext:value-type="float">
            <text:p>202.9</text:p>
          </table:table-cell>
          <table:table-cell table:style-name="ce5" table:formula="of:=AVERAGE([.C197:.C211])"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date" office:date-value="2020-07-28" calcext:value-type="date">
            <text:p>07/28/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" calcext:value-type="float">
            <text:p>4</text:p>
          </table:table-cell>
          <table:table-cell table:formula="of:=[.C212]/[.B212]" office:value-type="percentage" office:value="0.0563380281690141" calcext:value-type="percentage">
            <text:p>6%</text:p>
          </table:table-cell>
          <table:table-cell table:style-name="ce5" table:formula="of:=AVERAGE([.B198:.B212])" office:value-type="float" office:value="200.6" calcext:value-type="float">
            <text:p>200.6</text:p>
          </table:table-cell>
          <table:table-cell table:style-name="ce5" table:formula="of:=AVERAGE([.C198:.C212])" office:value-type="float" office:value="5.66666666666667" calcext:value-type="float">
            <text:p>5.7</text:p>
          </table:table-cell>
        </table:table-row>
        <table:table-row table:style-name="ro1">
          <table:table-cell table:style-name="ce1" office:value-type="date" office:date-value="2020-07-29" calcext:value-type="date">
            <text:p>07/29/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formula="of:=[.C213]/[.B213]" office:value-type="percentage" office:value="0.00353356890459364" calcext:value-type="percentage">
            <text:p>0%</text:p>
          </table:table-cell>
          <table:table-cell table:style-name="ce5" table:formula="of:=AVERAGE([.B199:.B213])" office:value-type="float" office:value="208.133333333333" calcext:value-type="float">
            <text:p>208.1</text:p>
          </table:table-cell>
          <table:table-cell table:style-name="ce5" table:formula="of:=AVERAGE([.C199:.C213])" office:value-type="float" office:value="5.2" calcext:value-type="float">
            <text:p>5.2</text:p>
          </table:table-cell>
        </table:table-row>
        <table:table-row table:style-name="ro1">
          <table:table-cell table:style-name="ce1" office:value-type="date" office:date-value="2020-07-30" calcext:value-type="date">
            <text:p>07/30/2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formula="of:=[.C214]/[.B214]" office:value-type="percentage" office:value="0" calcext:value-type="percentage">
            <text:p>0%</text:p>
          </table:table-cell>
          <table:table-cell table:style-name="ce5" table:formula="of:=AVERAGE([.B200:.B214])" office:value-type="float" office:value="207.4" calcext:value-type="float">
            <text:p>207.4</text:p>
          </table:table-cell>
          <table:table-cell table:style-name="ce5" table:formula="of:=AVERAGE([.C200:.C214])" office:value-type="float" office:value="4.8" calcext:value-type="float">
            <text:p>4.8</text:p>
          </table:table-cell>
        </table:table-row>
        <table:table-row table:style-name="ro1">
          <table:table-cell table:style-name="ce1" office:value-type="date" office:date-value="2020-07-31" calcext:value-type="date">
            <text:p>07/31/2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formula="of:=[.C215]/[.B215]" office:value-type="percentage" office:value="0.00662251655629139" calcext:value-type="percentage">
            <text:p>1%</text:p>
          </table:table-cell>
          <table:table-cell table:style-name="ce5" table:formula="of:=AVERAGE([.B201:.B215])" office:value-type="float" office:value="208.4" calcext:value-type="float">
            <text:p>208.4</text:p>
          </table:table-cell>
          <table:table-cell table:style-name="ce5" table:formula="of:=AVERAGE([.C201:.C215])" office:value-type="float" office:value="4.53333333333333" calcext:value-type="float">
            <text:p>4.5</text:p>
          </table:table-cell>
        </table:table-row>
        <table:table-row table:style-name="ro1">
          <table:table-cell table:style-name="ce1" office:value-type="date" office:date-value="2020-08-01" calcext:value-type="date">
            <text:p>08/01/2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formula="of:=[.C216]/[.B216]" office:value-type="percentage" office:value="0.00775193798449612" calcext:value-type="percentage">
            <text:p>1%</text:p>
          </table:table-cell>
          <table:table-cell table:style-name="ce5" table:formula="of:=AVERAGE([.B202:.B216])" office:value-type="float" office:value="207.733333333333" calcext:value-type="float">
            <text:p>207.7</text:p>
          </table:table-cell>
          <table:table-cell table:style-name="ce5" table:formula="of:=AVERAGE([.C202:.C216])" office:value-type="float" office:value="4.2" calcext:value-type="float">
            <text:p>4.2</text:p>
          </table:table-cell>
        </table:table-row>
        <table:table-row table:style-name="ro1">
          <table:table-cell table:style-name="ce1" office:value-type="date" office:date-value="2020-08-02" calcext:value-type="date">
            <text:p>08/02/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formula="of:=[.C217]/[.B217]" office:value-type="percentage" office:value="0.0099009900990099" calcext:value-type="percentage">
            <text:p>1%</text:p>
          </table:table-cell>
          <table:table-cell table:style-name="ce5" table:formula="of:=AVERAGE([.B203:.B217])" office:value-type="float" office:value="209" calcext:value-type="float">
            <text:p>209.0</text:p>
          </table:table-cell>
          <table:table-cell table:style-name="ce5" table:formula="of:=AVERAGE([.C203:.C217])" office:value-type="float" office:value="3.66666666666667" calcext:value-type="float">
            <text:p>3.7</text:p>
          </table:table-cell>
        </table:table-row>
        <table:table-row table:style-name="ro1">
          <table:table-cell table:style-name="ce1" office:value-type="date" office:date-value="2020-08-03" calcext:value-type="date">
            <text:p>08/03/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formula="of:=[.C218]/[.B218]" office:value-type="percentage" office:value="0.105263157894737" calcext:value-type="percentage">
            <text:p>11%</text:p>
          </table:table-cell>
          <table:table-cell table:style-name="ce5" table:formula="of:=AVERAGE([.B204:.B218])" office:value-type="float" office:value="198.8" calcext:value-type="float">
            <text:p>198.8</text:p>
          </table:table-cell>
          <table:table-cell table:style-name="ce5" table:formula="of:=AVERAGE([.C204:.C218])" office:value-type="float" office:value="3.46666666666667" calcext:value-type="float">
            <text:p>3.5</text:p>
          </table:table-cell>
        </table:table-row>
        <table:table-row table:style-name="ro1">
          <table:table-cell table:style-name="ce1" office:value-type="date" office:date-value="2020-08-04" calcext:value-type="date">
            <text:p>08/04/2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formula="of:=[.C219]/[.B219]" office:value-type="percentage" office:value="0.0121212121212121" calcext:value-type="percentage">
            <text:p>1%</text:p>
          </table:table-cell>
          <table:table-cell table:style-name="ce5" table:formula="of:=AVERAGE([.B205:.B219])" office:value-type="float" office:value="202.466666666667" calcext:value-type="float">
            <text:p>202.5</text:p>
          </table:table-cell>
          <table:table-cell table:style-name="ce5" table:formula="of:=AVERAGE([.C205:.C219])" office:value-type="float" office:value="3.2" calcext:value-type="float">
            <text:p>3.2</text:p>
          </table:table-cell>
        </table:table-row>
        <table:table-row table:style-name="ro1">
          <table:table-cell table:style-name="ce1" office:value-type="date" office:date-value="2020-08-05" calcext:value-type="date">
            <text:p>08/05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formula="of:=[.C220]/[.B220]" office:value-type="percentage" office:value="0.003003003003003" calcext:value-type="percentage">
            <text:p>0%</text:p>
          </table:table-cell>
          <table:table-cell table:style-name="ce5" table:formula="of:=AVERAGE([.B206:.B220])" office:value-type="float" office:value="215.933333333333" calcext:value-type="float">
            <text:p>215.9</text:p>
          </table:table-cell>
          <table:table-cell table:style-name="ce5" table:formula="of:=AVERAGE([.C206:.C220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08-06" calcext:value-type="date">
            <text:p>08/06/2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formula="of:=[.C221]/[.B221]" office:value-type="percentage" office:value="0.00941176470588235" calcext:value-type="percentage">
            <text:p>1%</text:p>
          </table:table-cell>
          <table:table-cell table:style-name="ce5" table:formula="of:=AVERAGE([.B207:.B221])" office:value-type="float" office:value="229.2" calcext:value-type="float">
            <text:p>229.2</text:p>
          </table:table-cell>
          <table:table-cell table:style-name="ce5" table:formula="of:=AVERAGE([.C207:.C221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08-07" calcext:value-type="date">
            <text:p>08/07/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formula="of:=[.C222]/[.B222]" office:value-type="percentage" office:value="0.00529100529100529" calcext:value-type="percentage">
            <text:p>1%</text:p>
          </table:table-cell>
          <table:table-cell table:style-name="ce5" table:formula="of:=AVERAGE([.B208:.B222])" office:value-type="float" office:value="234.6" calcext:value-type="float">
            <text:p>234.6</text:p>
          </table:table-cell>
          <table:table-cell table:style-name="ce5" table:formula="of:=AVERAGE([.C208:.C222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08" calcext:value-type="date">
            <text:p>08/08/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formula="of:=[.C223]/[.B223]" office:value-type="percentage" office:value="0.00263157894736842" calcext:value-type="percentage">
            <text:p>0%</text:p>
          </table:table-cell>
          <table:table-cell table:style-name="ce5" table:formula="of:=AVERAGE([.B209:.B223])" office:value-type="float" office:value="245.266666666667" calcext:value-type="float">
            <text:p>245.3</text:p>
          </table:table-cell>
          <table:table-cell table:style-name="ce5" table:formula="of:=AVERAGE([.C209:.C223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08-09" calcext:value-type="date">
            <text:p>08/09/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formula="of:=[.C224]/[.B224]" office:value-type="percentage" office:value="0.0153846153846154" calcext:value-type="percentage">
            <text:p>2%</text:p>
          </table:table-cell>
          <table:table-cell table:style-name="ce5" table:formula="of:=AVERAGE([.B210:.B224])" office:value-type="float" office:value="245.133333333333" calcext:value-type="float">
            <text:p>245.1</text:p>
          </table:table-cell>
          <table:table-cell table:style-name="ce5" table:formula="of:=AVERAGE([.C210:.C224])" office:value-type="float" office:value="2.53333333333333" calcext:value-type="float">
            <text:p>2.5</text:p>
          </table:table-cell>
        </table:table-row>
        <table:table-row table:style-name="ro1">
          <table:table-cell table:style-name="ce1" office:value-type="date" office:date-value="2020-08-10" calcext:value-type="date">
            <text:p>08/10/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formula="of:=[.C225]/[.B225]" office:value-type="percentage" office:value="0.0273972602739726" calcext:value-type="percentage">
            <text:p>3%</text:p>
          </table:table-cell>
          <table:table-cell table:style-name="ce5" table:formula="of:=AVERAGE([.B211:.B225])" office:value-type="float" office:value="240.8" calcext:value-type="float">
            <text:p>240.8</text:p>
          </table:table-cell>
          <table:table-cell table:style-name="ce5" table:formula="of:=AVERAGE([.C211:.C225])" office:value-type="float" office:value="2.53333333333333" calcext:value-type="float">
            <text:p>2.5</text:p>
          </table:table-cell>
        </table:table-row>
        <table:table-row table:style-name="ro1">
          <table:table-cell table:style-name="ce1" office:value-type="date" office:date-value="2020-08-11" calcext:value-type="date">
            <text:p>08/11/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formula="of:=[.C226]/[.B226]" office:value-type="percentage" office:value="0.0204081632653061" calcext:value-type="percentage">
            <text:p>2%</text:p>
          </table:table-cell>
          <table:table-cell table:style-name="ce5" table:formula="of:=AVERAGE([.B212:.B226])" office:value-type="float" office:value="251.066666666667" calcext:value-type="float">
            <text:p>251.1</text:p>
          </table:table-cell>
          <table:table-cell table:style-name="ce5" table:formula="of:=AVERAGE([.C212:.C226])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date" office:date-value="2020-08-12" calcext:value-type="date">
            <text:p>08/12/2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formula="of:=[.C227]/[.B227]" office:value-type="percentage" office:value="0.00719424460431655" calcext:value-type="percentage">
            <text:p>1%</text:p>
          </table:table-cell>
          <table:table-cell table:style-name="ce5" table:formula="of:=AVERAGE([.B213:.B227])" office:value-type="float" office:value="274.133333333333" calcext:value-type="float">
            <text:p>274.1</text:p>
          </table:table-cell>
          <table:table-cell table:style-name="ce5" table:formula="of:=AVERAGE([.C213:.C227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08-13" calcext:value-type="date">
            <text:p>08/13/2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formula="of:=[.C228]/[.B228]" office:value-type="percentage" office:value="0.0112866817155756" calcext:value-type="percentage">
            <text:p>1%</text:p>
          </table:table-cell>
          <table:table-cell table:style-name="ce5" table:formula="of:=AVERAGE([.B214:.B228])" office:value-type="float" office:value="284.8" calcext:value-type="float">
            <text:p>284.8</text:p>
          </table:table-cell>
          <table:table-cell table:style-name="ce5" table:formula="of:=AVERAGE([.C214:.C228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08-14" calcext:value-type="date">
            <text:p>08/14/2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formula="of:=[.C229]/[.B229]" office:value-type="percentage" office:value="0.00275482093663912" calcext:value-type="percentage">
            <text:p>0%</text:p>
          </table:table-cell>
          <table:table-cell table:style-name="ce5" table:formula="of:=AVERAGE([.B215:.B229])" office:value-type="float" office:value="288.933333333333" calcext:value-type="float">
            <text:p>288.9</text:p>
          </table:table-cell>
          <table:table-cell table:style-name="ce5" table:formula="of:=AVERAGE([.C215:.C229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08-15" calcext:value-type="date">
            <text:p>08/15/2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" calcext:value-type="float">
            <text:p>1</text:p>
          </table:table-cell>
          <table:table-cell table:formula="of:=[.C230]/[.B230]" office:value-type="percentage" office:value="0.00290697674418605" calcext:value-type="percentage">
            <text:p>0%</text:p>
          </table:table-cell>
          <table:table-cell table:style-name="ce5" table:formula="of:=AVERAGE([.B216:.B230])" office:value-type="float" office:value="291.733333333333" calcext:value-type="float">
            <text:p>291.7</text:p>
          </table:table-cell>
          <table:table-cell table:style-name="ce5" table:formula="of:=AVERAGE([.C216:.C230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08-16" calcext:value-type="date">
            <text:p>08/16/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formula="of:=[.C231]/[.B231]" office:value-type="percentage" office:value="0" calcext:value-type="percentage">
            <text:p>0%</text:p>
          </table:table-cell>
          <table:table-cell table:style-name="ce5" table:formula="of:=AVERAGE([.B217:.B231])" office:value-type="float" office:value="289.6" calcext:value-type="float">
            <text:p>289.6</text:p>
          </table:table-cell>
          <table:table-cell table:style-name="ce5" table:formula="of:=AVERAGE([.C217:.C231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17" calcext:value-type="date">
            <text:p>08/17/2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" calcext:value-type="float">
            <text:p>3</text:p>
          </table:table-cell>
          <table:table-cell table:formula="of:=[.C232]/[.B232]" office:value-type="percentage" office:value="0.0476190476190476" calcext:value-type="percentage">
            <text:p>5%</text:p>
          </table:table-cell>
          <table:table-cell table:style-name="ce5" table:formula="of:=AVERAGE([.B218:.B232])" office:value-type="float" office:value="273.6" calcext:value-type="float">
            <text:p>273.6</text:p>
          </table:table-cell>
          <table:table-cell table:style-name="ce5" table:formula="of:=AVERAGE([.C218:.C232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18" calcext:value-type="date">
            <text:p>08/18/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formula="of:=[.C233]/[.B233]" office:value-type="percentage" office:value="0.0229885057471264" calcext:value-type="percentage">
            <text:p>2%</text:p>
          </table:table-cell>
          <table:table-cell table:style-name="ce5" table:formula="of:=AVERAGE([.B219:.B233])" office:value-type="float" office:value="282.666666666667" calcext:value-type="float">
            <text:p>282.7</text:p>
          </table:table-cell>
          <table:table-cell table:style-name="ce5" table:formula="of:=AVERAGE([.C219:.C233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19" calcext:value-type="date">
            <text:p>08/19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formula="of:=[.C234]/[.B234]" office:value-type="percentage" office:value="0.00318471337579618" calcext:value-type="percentage">
            <text:p>0%</text:p>
          </table:table-cell>
          <table:table-cell table:style-name="ce5" table:formula="of:=AVERAGE([.B220:.B234])" office:value-type="float" office:value="292.6" calcext:value-type="float">
            <text:p>292.6</text:p>
          </table:table-cell>
          <table:table-cell table:style-name="ce5" table:formula="of:=AVERAGE([.C220:.C234])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date" office:date-value="2020-08-20" calcext:value-type="date">
            <text:p>08/20/2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formula="of:=[.C235]/[.B235]" office:value-type="percentage" office:value="0.0056980056980057" calcext:value-type="percentage">
            <text:p>1%</text:p>
          </table:table-cell>
          <table:table-cell table:style-name="ce5" table:formula="of:=AVERAGE([.B221:.B235])" office:value-type="float" office:value="293.8" calcext:value-type="float">
            <text:p>293.8</text:p>
          </table:table-cell>
          <table:table-cell table:style-name="ce5" table:formula="of:=AVERAGE([.C221:.C235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21" calcext:value-type="date">
            <text:p>08/21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" calcext:value-type="float">
            <text:p>5</text:p>
          </table:table-cell>
          <table:table-cell table:formula="of:=[.C236]/[.B236]" office:value-type="percentage" office:value="0.015015015015015" calcext:value-type="percentage">
            <text:p>2%</text:p>
          </table:table-cell>
          <table:table-cell table:style-name="ce5" table:formula="of:=AVERAGE([.B222:.B236])" office:value-type="float" office:value="287.666666666667" calcext:value-type="float">
            <text:p>287.7</text:p>
          </table:table-cell>
          <table:table-cell table:style-name="ce5" table:formula="of:=AVERAGE([.C222:.C236])" office:value-type="float" office:value="2.53333333333333" calcext:value-type="float">
            <text:p>2.5</text:p>
          </table:table-cell>
        </table:table-row>
        <table:table-row table:style-name="ro1">
          <table:table-cell table:style-name="ce1" office:value-type="date" office:date-value="2020-08-22" calcext:value-type="date">
            <text:p>08/22/2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formula="of:=[.C237]/[.B237]" office:value-type="percentage" office:value="0.00335570469798658" calcext:value-type="percentage">
            <text:p>0%</text:p>
          </table:table-cell>
          <table:table-cell table:style-name="ce5" table:formula="of:=AVERAGE([.B223:.B237])" office:value-type="float" office:value="282.333333333333" calcext:value-type="float">
            <text:p>282.3</text:p>
          </table:table-cell>
          <table:table-cell table:style-name="ce5" table:formula="of:=AVERAGE([.C223:.C237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23" calcext:value-type="date">
            <text:p>08/23/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formula="of:=[.C238]/[.B238]" office:value-type="percentage" office:value="0.01875" calcext:value-type="percentage">
            <text:p>2%</text:p>
          </table:table-cell>
          <table:table-cell table:style-name="ce5" table:formula="of:=AVERAGE([.B224:.B238])" office:value-type="float" office:value="267.666666666667" calcext:value-type="float">
            <text:p>267.7</text:p>
          </table:table-cell>
          <table:table-cell table:style-name="ce5" table:formula="of:=AVERAGE([.C224:.C238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08-24" calcext:value-type="date">
            <text:p>08/24/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formula="of:=[.C239]/[.B239]" office:value-type="percentage" office:value="0.0175438596491228" calcext:value-type="percentage">
            <text:p>2%</text:p>
          </table:table-cell>
          <table:table-cell table:style-name="ce5" table:formula="of:=AVERAGE([.B225:.B239])" office:value-type="float" office:value="254.133333333333" calcext:value-type="float">
            <text:p>254.1</text:p>
          </table:table-cell>
          <table:table-cell table:style-name="ce5" table:formula="of:=AVERAGE([.C225:.C239])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date" office:date-value="2020-08-25" calcext:value-type="date">
            <text:p>08/25/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formula="of:=[.C240]/[.B240]" office:value-type="percentage" office:value="0.00574712643678161" calcext:value-type="percentage">
            <text:p>1%</text:p>
          </table:table-cell>
          <table:table-cell table:style-name="ce5" table:formula="of:=AVERAGE([.B226:.B240])" office:value-type="float" office:value="260.866666666667" calcext:value-type="float">
            <text:p>260.9</text:p>
          </table:table-cell>
          <table:table-cell table:style-name="ce5" table:formula="of:=AVERAGE([.C226:.C240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08-26" calcext:value-type="date">
            <text:p>08/26/2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formula="of:=[.C241]/[.B241]" office:value-type="percentage" office:value="0.00900900900900901" calcext:value-type="percentage">
            <text:p>1%</text:p>
          </table:table-cell>
          <table:table-cell table:style-name="ce5" table:formula="of:=AVERAGE([.B227:.B241])" office:value-type="float" office:value="262.6" calcext:value-type="float">
            <text:p>262.6</text:p>
          </table:table-cell>
          <table:table-cell table:style-name="ce5" table:formula="of:=AVERAGE([.C227:.C241])" office:value-type="float" office:value="2.2" calcext:value-type="float">
            <text:p>2.2</text:p>
          </table:table-cell>
        </table:table-row>
        <table:table-row table:style-name="ro1">
          <table:table-cell table:style-name="ce1" office:value-type="date" office:date-value="2020-08-27" calcext:value-type="date">
            <text:p>08/27/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formula="of:=[.C242]/[.B242]" office:value-type="percentage" office:value="0.00409836065573771" calcext:value-type="percentage">
            <text:p>0%</text:p>
          </table:table-cell>
          <table:table-cell table:style-name="ce5" table:formula="of:=AVERAGE([.B228:.B242])" office:value-type="float" office:value="251.066666666667" calcext:value-type="float">
            <text:p>251.1</text:p>
          </table:table-cell>
          <table:table-cell table:style-name="ce5" table:formula="of:=AVERAGE([.C228:.C242])" office:value-type="float" office:value="2.06666666666667" calcext:value-type="float">
            <text:p>2.1</text:p>
          </table:table-cell>
        </table:table-row>
        <table:table-row table:style-name="ro1">
          <table:table-cell table:style-name="ce1" office:value-type="date" office:date-value="2020-08-28" calcext:value-type="date">
            <text:p>08/28/2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formula="of:=[.C243]/[.B243]" office:value-type="percentage" office:value="0.00495049504950495" calcext:value-type="percentage">
            <text:p>0%</text:p>
          </table:table-cell>
          <table:table-cell table:style-name="ce5" table:formula="of:=AVERAGE([.B229:.B243])" office:value-type="float" office:value="235" calcext:value-type="float">
            <text:p>235.0</text:p>
          </table:table-cell>
          <table:table-cell table:style-name="ce5" table:formula="of:=AVERAGE([.C229:.C243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8-29" calcext:value-type="date">
            <text:p>08/29/2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formula="of:=[.C244]/[.B244]" office:value-type="percentage" office:value="0.00558659217877095" calcext:value-type="percentage">
            <text:p>1%</text:p>
          </table:table-cell>
          <table:table-cell table:style-name="ce5" table:formula="of:=AVERAGE([.B230:.B244])" office:value-type="float" office:value="222.733333333333" calcext:value-type="float">
            <text:p>222.7</text:p>
          </table:table-cell>
          <table:table-cell table:style-name="ce5" table:formula="of:=AVERAGE([.C230:.C244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8-30" calcext:value-type="date">
            <text:p>08/30/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formula="of:=[.C245]/[.B245]" office:value-type="percentage" office:value="0.0229007633587786" calcext:value-type="percentage">
            <text:p>2%</text:p>
          </table:table-cell>
          <table:table-cell table:style-name="ce5" table:formula="of:=AVERAGE([.B231:.B245])" office:value-type="float" office:value="208.533333333333" calcext:value-type="float">
            <text:p>208.5</text:p>
          </table:table-cell>
          <table:table-cell table:style-name="ce5" table:formula="of:=AVERAGE([.C231:.C245])" office:value-type="float" office:value="1.93333333333333" calcext:value-type="float">
            <text:p>1.9</text:p>
          </table:table-cell>
        </table:table-row>
        <table:table-row table:style-name="ro1">
          <table:table-cell table:style-name="ce1" office:value-type="date" office:date-value="2020-08-31" calcext:value-type="date">
            <text:p>08/31/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formula="of:=[.C246]/[.B246]" office:value-type="percentage" office:value="0.0416666666666667" calcext:value-type="percentage">
            <text:p>4%</text:p>
          </table:table-cell>
          <table:table-cell table:style-name="ce5" table:formula="of:=AVERAGE([.B232:.B246])" office:value-type="float" office:value="196.666666666667" calcext:value-type="float">
            <text:p>196.7</text:p>
          </table:table-cell>
          <table:table-cell table:style-name="ce5" table:formula="of:=AVERAGE([.C232:.C246])" office:value-type="float" office:value="2.06666666666667" calcext:value-type="float">
            <text:p>2.1</text:p>
          </table:table-cell>
        </table:table-row>
        <table:table-row table:style-name="ro1">
          <table:table-cell table:style-name="ce1" office:value-type="date" office:date-value="2020-09-01" calcext:value-type="date">
            <text:p>09/01/2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formula="of:=[.C247]/[.B247]" office:value-type="percentage" office:value="0.0185185185185185" calcext:value-type="percentage">
            <text:p>2%</text:p>
          </table:table-cell>
          <table:table-cell table:style-name="ce5" table:formula="of:=AVERAGE([.B233:.B247])" office:value-type="float" office:value="203.266666666667" calcext:value-type="float">
            <text:p>203.3</text:p>
          </table:table-cell>
          <table:table-cell table:style-name="ce5" table:formula="of:=AVERAGE([.C233:.C247])" office:value-type="float" office:value="2.06666666666667" calcext:value-type="float">
            <text:p>2.1</text:p>
          </table:table-cell>
        </table:table-row>
        <table:table-row table:style-name="ro1">
          <table:table-cell table:style-name="ce1" office:value-type="date" office:date-value="2020-09-02" calcext:value-type="date">
            <text:p>09/02/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formula="of:=[.C248]/[.B248]" office:value-type="percentage" office:value="0.0116959064327485" calcext:value-type="percentage">
            <text:p>1%</text:p>
          </table:table-cell>
          <table:table-cell table:style-name="ce5" table:formula="of:=AVERAGE([.B234:.B248])" office:value-type="float" office:value="203.066666666667" calcext:value-type="float">
            <text:p>203.1</text:p>
          </table:table-cell>
          <table:table-cell table:style-name="ce5" table:formula="of:=AVERAGE([.C234:.C248])" office:value-type="float" office:value="1.93333333333333" calcext:value-type="float">
            <text:p>1.9</text:p>
          </table:table-cell>
        </table:table-row>
        <table:table-row table:style-name="ro1">
          <table:table-cell table:style-name="ce1" office:value-type="date" office:date-value="2020-09-03" calcext:value-type="date">
            <text:p>09/03/2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formula="of:=[.C249]/[.B249]" office:value-type="percentage" office:value="0.00938967136150235" calcext:value-type="percentage">
            <text:p>1%</text:p>
          </table:table-cell>
          <table:table-cell table:style-name="ce5" table:formula="of:=AVERAGE([.B235:.B249])" office:value-type="float" office:value="196.333333333333" calcext:value-type="float">
            <text:p>196.3</text:p>
          </table:table-cell>
          <table:table-cell table:style-name="ce5" table:formula="of:=AVERAGE([.C235:.C249])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date" office:date-value="2020-09-04" calcext:value-type="date">
            <text:p>09/04/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formula="of:=[.C250]/[.B250]" office:value-type="percentage" office:value="0" calcext:value-type="percentage">
            <text:p>0%</text:p>
          </table:table-cell>
          <table:table-cell table:style-name="ce5" table:formula="of:=AVERAGE([.B236:.B250])" office:value-type="float" office:value="192" calcext:value-type="float">
            <text:p>192.0</text:p>
          </table:table-cell>
          <table:table-cell table:style-name="ce5" table:formula="of:=AVERAGE([.C236:.C250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09-05" calcext:value-type="date">
            <text:p>09/05/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formula="of:=[.C251]/[.B251]" office:value-type="percentage" office:value="0" calcext:value-type="percentage">
            <text:p>0%</text:p>
          </table:table-cell>
          <table:table-cell table:style-name="ce5" table:formula="of:=AVERAGE([.B237:.B251])" office:value-type="float" office:value="187.266666666667" calcext:value-type="float">
            <text:p>187.3</text:p>
          </table:table-cell>
          <table:table-cell table:style-name="ce5" table:formula="of:=AVERAGE([.C237:.C251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06" calcext:value-type="date">
            <text:p>09/06/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" calcext:value-type="float">
            <text:p>3</text:p>
          </table:table-cell>
          <table:table-cell table:formula="of:=[.C252]/[.B252]" office:value-type="percentage" office:value="0.0175438596491228" calcext:value-type="percentage">
            <text:p>2%</text:p>
          </table:table-cell>
          <table:table-cell table:style-name="ce5" table:formula="of:=AVERAGE([.B238:.B252])" office:value-type="float" office:value="178.8" calcext:value-type="float">
            <text:p>178.8</text:p>
          </table:table-cell>
          <table:table-cell table:style-name="ce5" table:formula="of:=AVERAGE([.C238:.C252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07" calcext:value-type="date">
            <text:p>09/07/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formula="of:=[.C253]/[.B253]" office:value-type="percentage" office:value="0.0149253731343284" calcext:value-type="percentage">
            <text:p>1%</text:p>
          </table:table-cell>
          <table:table-cell table:style-name="ce5" table:formula="of:=AVERAGE([.B239:.B253])" office:value-type="float" office:value="172.6" calcext:value-type="float">
            <text:p>172.6</text:p>
          </table:table-cell>
          <table:table-cell table:style-name="ce5" table:formula="of:=AVERAGE([.C239:.C253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08" calcext:value-type="date">
            <text:p>09/08/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formula="of:=[.C254]/[.B254]" office:value-type="percentage" office:value="0.00540540540540541" calcext:value-type="percentage">
            <text:p>1%</text:p>
          </table:table-cell>
          <table:table-cell table:style-name="ce5" table:formula="of:=AVERAGE([.B240:.B254])" office:value-type="float" office:value="181.133333333333" calcext:value-type="float">
            <text:p>181.1</text:p>
          </table:table-cell>
          <table:table-cell table:style-name="ce5" table:formula="of:=AVERAGE([.C240:.C254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09" calcext:value-type="date">
            <text:p>09/09/2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formula="of:=[.C255]/[.B255]" office:value-type="percentage" office:value="0.00847457627118644" calcext:value-type="percentage">
            <text:p>1%</text:p>
          </table:table-cell>
          <table:table-cell table:style-name="ce5" table:formula="of:=AVERAGE([.B241:.B255])" office:value-type="float" office:value="185.266666666667" calcext:value-type="float">
            <text:p>185.3</text:p>
          </table:table-cell>
          <table:table-cell table:style-name="ce5" table:formula="of:=AVERAGE([.C241:.C255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10" calcext:value-type="date">
            <text:p>09/10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" calcext:value-type="float">
            <text:p>2</text:p>
          </table:table-cell>
          <table:table-cell table:formula="of:=[.C256]/[.B256]" office:value-type="percentage" office:value="0.00636942675159236" calcext:value-type="percentage">
            <text:p>1%</text:p>
          </table:table-cell>
          <table:table-cell table:style-name="ce5" table:formula="of:=AVERAGE([.B242:.B256])" office:value-type="float" office:value="191.4" calcext:value-type="float">
            <text:p>191.4</text:p>
          </table:table-cell>
          <table:table-cell table:style-name="ce5" table:formula="of:=AVERAGE([.C242:.C256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11" calcext:value-type="date">
            <text:p>09/11/2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" calcext:value-type="float">
            <text:p>4</text:p>
          </table:table-cell>
          <table:table-cell table:formula="of:=[.C257]/[.B257]" office:value-type="percentage" office:value="0.015748031496063" calcext:value-type="percentage">
            <text:p>2%</text:p>
          </table:table-cell>
          <table:table-cell table:style-name="ce5" table:formula="of:=AVERAGE([.B243:.B257])" office:value-type="float" office:value="192.066666666667" calcext:value-type="float">
            <text:p>192.1</text:p>
          </table:table-cell>
          <table:table-cell table:style-name="ce5" table:formula="of:=AVERAGE([.C243:.C257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12" calcext:value-type="date">
            <text:p>09/12/2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formula="of:=[.C258]/[.B258]" office:value-type="percentage" office:value="0.00343642611683849" calcext:value-type="percentage">
            <text:p>0%</text:p>
          </table:table-cell>
          <table:table-cell table:style-name="ce5" table:formula="of:=AVERAGE([.B244:.B258])" office:value-type="float" office:value="198" calcext:value-type="float">
            <text:p>198.0</text:p>
          </table:table-cell>
          <table:table-cell table:style-name="ce5" table:formula="of:=AVERAGE([.C244:.C258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13" calcext:value-type="date">
            <text:p>09/13/2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formula="of:=[.C259]/[.B259]" office:value-type="percentage" office:value="0.00970873786407767" calcext:value-type="percentage">
            <text:p>1%</text:p>
          </table:table-cell>
          <table:table-cell table:style-name="ce5" table:formula="of:=AVERAGE([.B245:.B259])" office:value-type="float" office:value="199.8" calcext:value-type="float">
            <text:p>199.8</text:p>
          </table:table-cell>
          <table:table-cell table:style-name="ce5" table:formula="of:=AVERAGE([.C245:.C259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09-14" calcext:value-type="date">
            <text:p>09/14/2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formula="of:=[.C260]/[.B260]" office:value-type="percentage" office:value="0.0188679245283019" calcext:value-type="percentage">
            <text:p>2%</text:p>
          </table:table-cell>
          <table:table-cell table:style-name="ce5" table:formula="of:=AVERAGE([.B246:.B260])" office:value-type="float" office:value="198.133333333333" calcext:value-type="float">
            <text:p>198.1</text:p>
          </table:table-cell>
          <table:table-cell table:style-name="ce5" table:formula="of:=AVERAGE([.C246:.C260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15" calcext:value-type="date">
            <text:p>09/15/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formula="of:=[.C261]/[.B261]" office:value-type="percentage" office:value="0.00454545454545455" calcext:value-type="percentage">
            <text:p>0%</text:p>
          </table:table-cell>
          <table:table-cell table:style-name="ce5" table:formula="of:=AVERAGE([.B247:.B261])" office:value-type="float" office:value="209.6" calcext:value-type="float">
            <text:p>209.6</text:p>
          </table:table-cell>
          <table:table-cell table:style-name="ce5" table:formula="of:=AVERAGE([.C247:.C261])" office:value-type="float" office:value="1.73333333333333" calcext:value-type="float">
            <text:p>1.7</text:p>
          </table:table-cell>
        </table:table-row>
        <table:table-row table:style-name="ro1">
          <table:table-cell table:style-name="ce1" office:value-type="date" office:date-value="2020-09-16" calcext:value-type="date">
            <text:p>09/16/2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formula="of:=[.C262]/[.B262]" office:value-type="percentage" office:value="0.00684931506849315" calcext:value-type="percentage">
            <text:p>1%</text:p>
          </table:table-cell>
          <table:table-cell table:style-name="ce5" table:formula="of:=AVERAGE([.B248:.B262])" office:value-type="float" office:value="218.266666666667" calcext:value-type="float">
            <text:p>218.3</text:p>
          </table:table-cell>
          <table:table-cell table:style-name="ce5" table:formula="of:=AVERAGE([.C248:.C262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17" calcext:value-type="date">
            <text:p>09/17/2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formula="of:=[.C263]/[.B263]" office:value-type="percentage" office:value="0.00303030303030303" calcext:value-type="percentage">
            <text:p>0%</text:p>
          </table:table-cell>
          <table:table-cell table:style-name="ce5" table:formula="of:=AVERAGE([.B249:.B263])" office:value-type="float" office:value="228.866666666667" calcext:value-type="float">
            <text:p>228.9</text:p>
          </table:table-cell>
          <table:table-cell table:style-name="ce5" table:formula="of:=AVERAGE([.C249:.C263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18" calcext:value-type="date">
            <text:p>09/18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formula="of:=[.C264]/[.B264]" office:value-type="percentage" office:value="0.0025706940874036" calcext:value-type="percentage">
            <text:p>0%</text:p>
          </table:table-cell>
          <table:table-cell table:style-name="ce5" table:formula="of:=AVERAGE([.B250:.B264])" office:value-type="float" office:value="240.6" calcext:value-type="float">
            <text:p>240.6</text:p>
          </table:table-cell>
          <table:table-cell table:style-name="ce5" table:formula="of:=AVERAGE([.C250:.C264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19" calcext:value-type="date">
            <text:p>09/19/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formula="of:=[.C265]/[.B265]" office:value-type="percentage" office:value="0.0022883295194508" calcext:value-type="percentage">
            <text:p>0%</text:p>
          </table:table-cell>
          <table:table-cell table:style-name="ce5" table:formula="of:=AVERAGE([.B251:.B265])" office:value-type="float" office:value="250.666666666667" calcext:value-type="float">
            <text:p>250.7</text:p>
          </table:table-cell>
          <table:table-cell table:style-name="ce5" table:formula="of:=AVERAGE([.C251:.C265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20" calcext:value-type="date">
            <text:p>09/20/2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formula="of:=[.C266]/[.B266]" office:value-type="percentage" office:value="0.014336917562724" calcext:value-type="percentage">
            <text:p>1%</text:p>
          </table:table-cell>
          <table:table-cell table:style-name="ce5" table:formula="of:=AVERAGE([.B252:.B266])" office:value-type="float" office:value="251.8" calcext:value-type="float">
            <text:p>251.8</text:p>
          </table:table-cell>
          <table:table-cell table:style-name="ce5" table:formula="of:=AVERAGE([.C252:.C266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09-21" calcext:value-type="date">
            <text:p>09/21/2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formula="of:=[.C267]/[.B267]" office:value-type="percentage" office:value="0.0150375939849624" calcext:value-type="percentage">
            <text:p>2%</text:p>
          </table:table-cell>
          <table:table-cell table:style-name="ce5" table:formula="of:=AVERAGE([.B253:.B267])" office:value-type="float" office:value="249.266666666667" calcext:value-type="float">
            <text:p>249.3</text:p>
          </table:table-cell>
          <table:table-cell table:style-name="ce5" table:formula="of:=AVERAGE([.C253:.C267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22" calcext:value-type="date">
            <text:p>09/22/2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formula="of:=[.C268]/[.B268]" office:value-type="percentage" office:value="0.0037593984962406" calcext:value-type="percentage">
            <text:p>0%</text:p>
          </table:table-cell>
          <table:table-cell table:style-name="ce5" table:formula="of:=AVERAGE([.B254:.B268])" office:value-type="float" office:value="262.533333333333" calcext:value-type="float">
            <text:p>262.5</text:p>
          </table:table-cell>
          <table:table-cell table:style-name="ce5" table:formula="of:=AVERAGE([.C254:.C268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23" calcext:value-type="date">
            <text:p>09/23/2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formula="of:=[.C269]/[.B269]" office:value-type="percentage" office:value="0" calcext:value-type="percentage">
            <text:p>0%</text:p>
          </table:table-cell>
          <table:table-cell table:style-name="ce5" table:formula="of:=AVERAGE([.B255:.B269])" office:value-type="float" office:value="279.4" calcext:value-type="float">
            <text:p>279.4</text:p>
          </table:table-cell>
          <table:table-cell table:style-name="ce5" table:formula="of:=AVERAGE([.C255:.C269])" office:value-type="float" office:value="1.73333333333333" calcext:value-type="float">
            <text:p>1.7</text:p>
          </table:table-cell>
        </table:table-row>
        <table:table-row table:style-name="ro1">
          <table:table-cell table:style-name="ce1" office:value-type="date" office:date-value="2020-09-24" calcext:value-type="date">
            <text:p>09/24/2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formula="of:=[.C270]/[.B270]" office:value-type="percentage" office:value="0.00180831826401447" calcext:value-type="percentage">
            <text:p>0%</text:p>
          </table:table-cell>
          <table:table-cell table:style-name="ce5" table:formula="of:=AVERAGE([.B256:.B270])" office:value-type="float" office:value="300.533333333333" calcext:value-type="float">
            <text:p>300.5</text:p>
          </table:table-cell>
          <table:table-cell table:style-name="ce5" table:formula="of:=AVERAGE([.C256:.C270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25" calcext:value-type="date">
            <text:p>09/25/2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formula="of:=[.C271]/[.B271]" office:value-type="percentage" office:value="0.00740740740740741" calcext:value-type="percentage">
            <text:p>1%</text:p>
          </table:table-cell>
          <table:table-cell table:style-name="ce5" table:formula="of:=AVERAGE([.B257:.B271])" office:value-type="float" office:value="315.6" calcext:value-type="float">
            <text:p>315.6</text:p>
          </table:table-cell>
          <table:table-cell table:style-name="ce5" table:formula="of:=AVERAGE([.C257:.C271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26" calcext:value-type="date">
            <text:p>09/26/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formula="of:=[.C272]/[.B272]" office:value-type="percentage" office:value="0.00317460317460317" calcext:value-type="percentage">
            <text:p>0%</text:p>
          </table:table-cell>
          <table:table-cell table:style-name="ce5" table:formula="of:=AVERAGE([.B258:.B272])" office:value-type="float" office:value="340.666666666667" calcext:value-type="float">
            <text:p>340.7</text:p>
          </table:table-cell>
          <table:table-cell table:style-name="ce5" table:formula="of:=AVERAGE([.C258:.C272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27" calcext:value-type="date">
            <text:p>09/27/2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formula="of:=[.C273]/[.B273]" office:value-type="percentage" office:value="0.00307692307692308" calcext:value-type="percentage">
            <text:p>0%</text:p>
          </table:table-cell>
          <table:table-cell table:style-name="ce5" table:formula="of:=AVERAGE([.B259:.B273])" office:value-type="float" office:value="342.933333333333" calcext:value-type="float">
            <text:p>342.9</text:p>
          </table:table-cell>
          <table:table-cell table:style-name="ce5" table:formula="of:=AVERAGE([.C259:.C273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28" calcext:value-type="date">
            <text:p>09/28/2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formula="of:=[.C274]/[.B274]" office:value-type="percentage" office:value="0.00598802395209581" calcext:value-type="percentage">
            <text:p>1%</text:p>
          </table:table-cell>
          <table:table-cell table:style-name="ce5" table:formula="of:=AVERAGE([.B260:.B274])" office:value-type="float" office:value="340.333333333333" calcext:value-type="float">
            <text:p>340.3</text:p>
          </table:table-cell>
          <table:table-cell table:style-name="ce5" table:formula="of:=AVERAGE([.C260:.C274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29" calcext:value-type="date">
            <text:p>09/29/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formula="of:=[.C275]/[.B275]" office:value-type="percentage" office:value="0.00529100529100529" calcext:value-type="percentage">
            <text:p>1%</text:p>
          </table:table-cell>
          <table:table-cell table:style-name="ce5" table:formula="of:=AVERAGE([.B261:.B275])" office:value-type="float" office:value="358.466666666667" calcext:value-type="float">
            <text:p>358.5</text:p>
          </table:table-cell>
          <table:table-cell table:style-name="ce5" table:formula="of:=AVERAGE([.C261:.C275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30" calcext:value-type="date">
            <text:p>09/30/2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formula="of:=[.C276]/[.B276]" office:value-type="percentage" office:value="0.00652528548123981" calcext:value-type="percentage">
            <text:p>1%</text:p>
          </table:table-cell>
          <table:table-cell table:style-name="ce5" table:formula="of:=AVERAGE([.B262:.B276])" office:value-type="float" office:value="384.666666666667" calcext:value-type="float">
            <text:p>384.7</text:p>
          </table:table-cell>
          <table:table-cell table:style-name="ce5" table:formula="of:=AVERAGE([.C262:.C276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10-01" calcext:value-type="date">
            <text:p>10/01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" calcext:value-type="float">
            <text:p>1</text:p>
          </table:table-cell>
          <table:table-cell table:formula="of:=[.C277]/[.B277]" office:value-type="percentage" office:value="0.00145348837209302" calcext:value-type="percentage">
            <text:p>0%</text:p>
          </table:table-cell>
          <table:table-cell table:style-name="ce5" table:formula="of:=AVERAGE([.B263:.B277])" office:value-type="float" office:value="411.066666666667" calcext:value-type="float">
            <text:p>411.1</text:p>
          </table:table-cell>
          <table:table-cell table:style-name="ce5" table:formula="of:=AVERAGE([.C263:.C277])" office:value-type="float" office:value="1.73333333333333" calcext:value-type="float">
            <text:p>1.7</text:p>
          </table:table-cell>
        </table:table-row>
        <table:table-row table:style-name="ro1">
          <table:table-cell table:style-name="ce1" office:value-type="date" office:date-value="2020-10-02" calcext:value-type="date">
            <text:p>10/02/2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formula="of:=[.C278]/[.B278]" office:value-type="percentage" office:value="0.004739336492891" calcext:value-type="percentage">
            <text:p>0%</text:p>
          </table:table-cell>
          <table:table-cell table:style-name="ce5" table:formula="of:=AVERAGE([.B264:.B278])" office:value-type="float" office:value="431.266666666667" calcext:value-type="float">
            <text:p>431.3</text:p>
          </table:table-cell>
          <table:table-cell table:style-name="ce5" table:formula="of:=AVERAGE([.C264:.C278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10-03" calcext:value-type="date">
            <text:p>10/03/2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formula="of:=[.C279]/[.B279]" office:value-type="percentage" office:value="0.00421348314606742" calcext:value-type="percentage">
            <text:p>0%</text:p>
          </table:table-cell>
          <table:table-cell table:style-name="ce5" table:formula="of:=AVERAGE([.B265:.B279])" office:value-type="float" office:value="452.8" calcext:value-type="float">
            <text:p>452.8</text:p>
          </table:table-cell>
          <table:table-cell table:style-name="ce5" table:formula="of:=AVERAGE([.C265:.C279])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date" office:date-value="2020-10-04" calcext:value-type="date">
            <text:p>10/04/2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" calcext:value-type="float">
            <text:p>3</text:p>
          </table:table-cell>
          <table:table-cell table:formula="of:=[.C280]/[.B280]" office:value-type="percentage" office:value="0.00650759219088937" calcext:value-type="percentage">
            <text:p>1%</text:p>
          </table:table-cell>
          <table:table-cell table:style-name="ce5" table:formula="of:=AVERAGE([.B266:.B280])" office:value-type="float" office:value="454.4" calcext:value-type="float">
            <text:p>454.4</text:p>
          </table:table-cell>
          <table:table-cell table:style-name="ce5" table:formula="of:=AVERAGE([.C266:.C280])" office:value-type="float" office:value="2.13333333333333" calcext:value-type="float">
            <text:p>2.1</text:p>
          </table:table-cell>
        </table:table-row>
        <table:table-row table:style-name="ro1">
          <table:table-cell table:style-name="ce1" office:value-type="date" office:date-value="2020-10-05" calcext:value-type="date">
            <text:p>10/05/2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formula="of:=[.C281]/[.B281]" office:value-type="percentage" office:value="0.0128205128205128" calcext:value-type="percentage">
            <text:p>1%</text:p>
          </table:table-cell>
          <table:table-cell table:style-name="ce5" table:formula="of:=AVERAGE([.B267:.B281])" office:value-type="float" office:value="446.2" calcext:value-type="float">
            <text:p>446.2</text:p>
          </table:table-cell>
          <table:table-cell table:style-name="ce5" table:formula="of:=AVERAGE([.C267:.C281])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date" office:date-value="2020-10-06" calcext:value-type="date">
            <text:p>10/06/2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" calcext:value-type="float">
            <text:p>4</text:p>
          </table:table-cell>
          <table:table-cell table:formula="of:=[.C282]/[.B282]" office:value-type="percentage" office:value="0.0106951871657754" calcext:value-type="percentage">
            <text:p>1%</text:p>
          </table:table-cell>
          <table:table-cell table:style-name="ce5" table:formula="of:=AVERAGE([.B268:.B282])" office:value-type="float" office:value="462.266666666667" calcext:value-type="float">
            <text:p>462.3</text:p>
          </table:table-cell>
          <table:table-cell table:style-name="ce5" table:formula="of:=AVERAGE([.C268:.C282])" office:value-type="float" office:value="2.13333333333333" calcext:value-type="float">
            <text:p>2.1</text:p>
          </table:table-cell>
        </table:table-row>
        <table:table-row table:style-name="ro1">
          <table:table-cell table:style-name="ce1" office:value-type="date" office:date-value="2020-10-07" calcext:value-type="date">
            <text:p>10/07/2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" calcext:value-type="float">
            <text:p>3</text:p>
          </table:table-cell>
          <table:table-cell table:formula="of:=[.C283]/[.B283]" office:value-type="percentage" office:value="0.00381679389312977" calcext:value-type="percentage">
            <text:p>0%</text:p>
          </table:table-cell>
          <table:table-cell table:style-name="ce5" table:formula="of:=AVERAGE([.B269:.B283])" office:value-type="float" office:value="496.933333333333" calcext:value-type="float">
            <text:p>496.9</text:p>
          </table:table-cell>
          <table:table-cell table:style-name="ce5" table:formula="of:=AVERAGE([.C269:.C283])" office:value-type="float" office:value="2.26666666666667" calcext:value-type="float">
            <text:p>2.3</text:p>
          </table:table-cell>
        </table:table-row>
        <table:table-row table:style-name="ro1">
          <table:table-cell table:style-name="ce1" office:value-type="date" office:date-value="2020-10-08" calcext:value-type="date">
            <text:p>10/08/2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" calcext:value-type="float">
            <text:p>1</text:p>
          </table:table-cell>
          <table:table-cell table:formula="of:=[.C284]/[.B284]" office:value-type="percentage" office:value="0.00120336943441637" calcext:value-type="percentage">
            <text:p>0%</text:p>
          </table:table-cell>
          <table:table-cell table:style-name="ce5" table:formula="of:=AVERAGE([.B270:.B284])" office:value-type="float" office:value="523.133333333333" calcext:value-type="float">
            <text:p>523.1</text:p>
          </table:table-cell>
          <table:table-cell table:style-name="ce5" table:formula="of:=AVERAGE([.C270:.C284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10-09" calcext:value-type="date">
            <text:p>10/09/2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5" calcext:value-type="float">
            <text:p>5</text:p>
          </table:table-cell>
          <table:table-cell table:formula="of:=[.C285]/[.B285]" office:value-type="percentage" office:value="0.00599520383693046" calcext:value-type="percentage">
            <text:p>1%</text:p>
          </table:table-cell>
          <table:table-cell table:style-name="ce5" table:formula="of:=AVERAGE([.B271:.B285])" office:value-type="float" office:value="541.866666666667" calcext:value-type="float">
            <text:p>541.9</text:p>
          </table:table-cell>
          <table:table-cell table:style-name="ce5" table:formula="of:=AVERAGE([.C271:.C285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10-10" calcext:value-type="date">
            <text:p>10/10/2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" calcext:value-type="float">
            <text:p>5</text:p>
          </table:table-cell>
          <table:table-cell table:formula="of:=[.C286]/[.B286]" office:value-type="percentage" office:value="0.00638569604086845" calcext:value-type="percentage">
            <text:p>1%</text:p>
          </table:table-cell>
          <table:table-cell table:style-name="ce5" table:formula="of:=AVERAGE([.B272:.B286])" office:value-type="float" office:value="558.066666666667" calcext:value-type="float">
            <text:p>558.1</text:p>
          </table:table-cell>
          <table:table-cell table:style-name="ce5" table:formula="of:=AVERAGE([.C272:.C286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10-11" calcext:value-type="date">
            <text:p>10/11/2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" calcext:value-type="float">
            <text:p>2</text:p>
          </table:table-cell>
          <table:table-cell table:formula="of:=[.C287]/[.B287]" office:value-type="percentage" office:value="0.00392927308447937" calcext:value-type="percentage">
            <text:p>0%</text:p>
          </table:table-cell>
          <table:table-cell table:style-name="ce5" table:formula="of:=AVERAGE([.B273:.B287])" office:value-type="float" office:value="550" calcext:value-type="float">
            <text:p>550.0</text:p>
          </table:table-cell>
          <table:table-cell table:style-name="ce5" table:formula="of:=AVERAGE([.C273:.C287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10-12" calcext:value-type="date">
            <text:p>10/12/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formula="of:=[.C288]/[.B288]" office:value-type="percentage" office:value="0.0186335403726708" calcext:value-type="percentage">
            <text:p>2%</text:p>
          </table:table-cell>
          <table:table-cell table:style-name="ce5" table:formula="of:=AVERAGE([.B274:.B288])" office:value-type="float" office:value="539.066666666667" calcext:value-type="float">
            <text:p>539.1</text:p>
          </table:table-cell>
          <table:table-cell table:style-name="ce5" table:formula="of:=AVERAGE([.C274:.C288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3" calcext:value-type="date">
            <text:p>10/13/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" calcext:value-type="float">
            <text:p>1</text:p>
          </table:table-cell>
          <table:table-cell table:formula="of:=[.C289]/[.B289]" office:value-type="percentage" office:value="0.00157232704402516" calcext:value-type="percentage">
            <text:p>0%</text:p>
          </table:table-cell>
          <table:table-cell table:style-name="ce5" table:formula="of:=AVERAGE([.B275:.B289])" office:value-type="float" office:value="570.333333333333" calcext:value-type="float">
            <text:p>570.3</text:p>
          </table:table-cell>
          <table:table-cell table:style-name="ce5" table:formula="of:=AVERAGE([.C275:.C289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4" calcext:value-type="date">
            <text:p>10/14/2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" calcext:value-type="float">
            <text:p>2</text:p>
          </table:table-cell>
          <table:table-cell table:formula="of:=[.C290]/[.B290]" office:value-type="percentage" office:value="0.00218340611353712" calcext:value-type="percentage">
            <text:p>0%</text:p>
          </table:table-cell>
          <table:table-cell table:style-name="ce5" table:formula="of:=AVERAGE([.B276:.B290])" office:value-type="float" office:value="606.2" calcext:value-type="float">
            <text:p>606.2</text:p>
          </table:table-cell>
          <table:table-cell table:style-name="ce5" table:formula="of:=AVERAGE([.C276:.C290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5" calcext:value-type="date">
            <text:p>10/15/2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" calcext:value-type="float">
            <text:p>3</text:p>
          </table:table-cell>
          <table:table-cell table:formula="of:=[.C291]/[.B291]" office:value-type="percentage" office:value="0.00309917355371901" calcext:value-type="percentage">
            <text:p>0%</text:p>
          </table:table-cell>
          <table:table-cell table:style-name="ce5" table:formula="of:=AVERAGE([.B277:.B291])" office:value-type="float" office:value="629.866666666667" calcext:value-type="float">
            <text:p>629.9</text:p>
          </table:table-cell>
          <table:table-cell table:style-name="ce5" table:formula="of:=AVERAGE([.C277:.C291])" office:value-type="float" office:value="2.73333333333333" calcext:value-type="float">
            <text:p>2.7</text:p>
          </table:table-cell>
        </table:table-row>
        <table:table-row table:style-name="ro1">
          <table:table-cell table:style-name="ce1" office:value-type="date" office:date-value="2020-10-16" calcext:value-type="date">
            <text:p>10/16/2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" calcext:value-type="float">
            <text:p>2</text:p>
          </table:table-cell>
          <table:table-cell table:formula="of:=[.C292]/[.B292]" office:value-type="percentage" office:value="0.00221729490022173" calcext:value-type="percentage">
            <text:p>0%</text:p>
          </table:table-cell>
          <table:table-cell table:style-name="ce5" table:formula="of:=AVERAGE([.B278:.B292])" office:value-type="float" office:value="644.133333333333" calcext:value-type="float">
            <text:p>644.1</text:p>
          </table:table-cell>
          <table:table-cell table:style-name="ce5" table:formula="of:=AVERAGE([.C278:.C292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7" calcext:value-type="date">
            <text:p>10/17/20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4" calcext:value-type="float">
            <text:p>4</text:p>
          </table:table-cell>
          <table:table-cell table:formula="of:=[.C293]/[.B293]" office:value-type="percentage" office:value="0.00339270568278202" calcext:value-type="percentage">
            <text:p>0%</text:p>
          </table:table-cell>
          <table:table-cell table:style-name="ce5" table:formula="of:=AVERAGE([.B279:.B293])" office:value-type="float" office:value="680.533333333333" calcext:value-type="float">
            <text:p>680.5</text:p>
          </table:table-cell>
          <table:table-cell table:style-name="ce5" table:formula="of:=AVERAGE([.C279:.C293])" office:value-type="float" office:value="2.86666666666667" calcext:value-type="float">
            <text:p>2.9</text:p>
          </table:table-cell>
        </table:table-row>
        <table:table-row table:style-name="ro1">
          <table:table-cell table:style-name="ce1" office:value-type="date" office:date-value="2020-10-18" calcext:value-type="date">
            <text:p>10/18/2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" calcext:value-type="float">
            <text:p>1</text:p>
          </table:table-cell>
          <table:table-cell table:formula="of:=[.C294]/[.B294]" office:value-type="percentage" office:value="0.00143472022955524" calcext:value-type="percentage">
            <text:p>0%</text:p>
          </table:table-cell>
          <table:table-cell table:style-name="ce5" table:formula="of:=AVERAGE([.B280:.B294])" office:value-type="float" office:value="679.533333333333" calcext:value-type="float">
            <text:p>679.5</text:p>
          </table:table-cell>
          <table:table-cell table:style-name="ce5" table:formula="of:=AVERAGE([.C280:.C294])" office:value-type="float" office:value="2.73333333333333" calcext:value-type="float">
            <text:p>2.7</text:p>
          </table:table-cell>
        </table:table-row>
        <table:table-row table:style-name="ro1">
          <table:table-cell table:style-name="ce1" office:value-type="date" office:date-value="2020-10-19" calcext:value-type="date">
            <text:p>10/19/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formula="of:=[.C295]/[.B295]" office:value-type="percentage" office:value="0.0124610591900312" calcext:value-type="percentage">
            <text:p>1%</text:p>
          </table:table-cell>
          <table:table-cell table:style-name="ce5" table:formula="of:=AVERAGE([.B281:.B295])" office:value-type="float" office:value="670.2" calcext:value-type="float">
            <text:p>670.2</text:p>
          </table:table-cell>
          <table:table-cell table:style-name="ce5" table:formula="of:=AVERAGE([.C281:.C295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20" calcext:value-type="date">
            <text:p>10/20/2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" calcext:value-type="float">
            <text:p>4</text:p>
          </table:table-cell>
          <table:table-cell table:formula="of:=[.C296]/[.B296]" office:value-type="percentage" office:value="0.00518806744487678" calcext:value-type="percentage">
            <text:p>1%</text:p>
          </table:table-cell>
          <table:table-cell table:style-name="ce5" table:formula="of:=AVERAGE([.B282:.B296])" office:value-type="float" office:value="711.2" calcext:value-type="float">
            <text:p>711.2</text:p>
          </table:table-cell>
          <table:table-cell table:style-name="ce5" table:formula="of:=AVERAGE([.C282:.C296])" office:value-type="float" office:value="2.93333333333333" calcext:value-type="float">
            <text:p>2.9</text:p>
          </table:table-cell>
        </table:table-row>
        <table:table-row table:style-name="ro1">
          <table:table-cell table:style-name="ce1" office:value-type="date" office:date-value="2020-10-21" calcext:value-type="date">
            <text:p>10/21/20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3" calcext:value-type="float">
            <text:p>3</text:p>
          </table:table-cell>
          <table:table-cell table:formula="of:=[.C297]/[.B297]" office:value-type="percentage" office:value="0.00232558139534884" calcext:value-type="percentage">
            <text:p>0%</text:p>
          </table:table-cell>
          <table:table-cell table:style-name="ce5" table:formula="of:=AVERAGE([.B283:.B297])" office:value-type="float" office:value="772.266666666667" calcext:value-type="float">
            <text:p>772.3</text:p>
          </table:table-cell>
          <table:table-cell table:style-name="ce5" table:formula="of:=AVERAGE([.C283:.C297])" office:value-type="float" office:value="2.86666666666667" calcext:value-type="float">
            <text:p>2.9</text:p>
          </table:table-cell>
        </table:table-row>
        <table:table-row table:style-name="ro1">
          <table:table-cell table:style-name="ce1" office:value-type="date" office:date-value="2020-10-22" calcext:value-type="date">
            <text:p>10/22/20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9" calcext:value-type="float">
            <text:p>9</text:p>
          </table:table-cell>
          <table:table-cell table:formula="of:=[.C298]/[.B298]" office:value-type="percentage" office:value="0.00573248407643312" calcext:value-type="percentage">
            <text:p>1%</text:p>
          </table:table-cell>
          <table:table-cell table:style-name="ce5" table:formula="of:=AVERAGE([.B284:.B298])" office:value-type="float" office:value="824.533333333333" calcext:value-type="float">
            <text:p>824.5</text:p>
          </table:table-cell>
          <table:table-cell table:style-name="ce5" table:formula="of:=AVERAGE([.C284:.C298])" office:value-type="float" office:value="3.26666666666667" calcext:value-type="float">
            <text:p>3.3</text:p>
          </table:table-cell>
        </table:table-row>
        <table:table-row table:style-name="ro1">
          <table:table-cell table:style-name="ce1" office:value-type="date" office:date-value="2020-10-23" calcext:value-type="date">
            <text:p>10/23/20</text:p>
          </table:table-cell>
          <table:table-cell table:style-name="ce3" office:value-type="float" office:value="1666" calcext:value-type="float">
            <text:p>1666</text:p>
          </table:table-cell>
          <table:table-cell table:style-name="ce3" office:value-type="float" office:value="7" calcext:value-type="float">
            <text:p>7</text:p>
          </table:table-cell>
          <table:table-cell table:formula="of:=[.C299]/[.B299]" office:value-type="percentage" office:value="0.00420168067226891" calcext:value-type="percentage">
            <text:p>0%</text:p>
          </table:table-cell>
          <table:table-cell table:style-name="ce5" table:formula="of:=AVERAGE([.B285:.B299])" office:value-type="float" office:value="880.2" calcext:value-type="float">
            <text:p>880.2</text:p>
          </table:table-cell>
          <table:table-cell table:style-name="ce5" table:formula="of:=AVERAGE([.C285:.C299])" office:value-type="float" office:value="3.66666666666667" calcext:value-type="float">
            <text:p>3.7</text:p>
          </table:table-cell>
        </table:table-row>
        <table:table-row table:style-name="ro1">
          <table:table-cell table:style-name="ce1" office:value-type="date" office:date-value="2020-10-24" calcext:value-type="date">
            <text:p>10/24/20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8" calcext:value-type="float">
            <text:p>8</text:p>
          </table:table-cell>
          <table:table-cell table:formula="of:=[.C300]/[.B300]" office:value-type="percentage" office:value="0.00428265524625268" calcext:value-type="percentage">
            <text:p>0%</text:p>
          </table:table-cell>
          <table:table-cell table:style-name="ce5" table:formula="of:=AVERAGE([.B286:.B300])" office:value-type="float" office:value="949.133333333333" calcext:value-type="float">
            <text:p>949.1</text:p>
          </table:table-cell>
          <table:table-cell table:style-name="ce5" table:formula="of:=AVERAGE([.C286:.C300])" office:value-type="float" office:value="3.86666666666667" calcext:value-type="float">
            <text:p>3.9</text:p>
          </table:table-cell>
        </table:table-row>
        <table:table-row table:style-name="ro1">
          <table:table-cell table:style-name="ce1" office:value-type="date" office:date-value="2020-10-25" calcext:value-type="date">
            <text:p>10/25/20</text:p>
          </table:table-cell>
          <table:table-cell table:style-name="ce3" office:value-type="float" office:value="1477" calcext:value-type="float">
            <text:p>1477</text:p>
          </table:table-cell>
          <table:table-cell table:style-name="ce3" office:value-type="float" office:value="8" calcext:value-type="float">
            <text:p>8</text:p>
          </table:table-cell>
          <table:table-cell table:formula="of:=[.C301]/[.B301]" office:value-type="percentage" office:value="0.00541638456330399" calcext:value-type="percentage">
            <text:p>1%</text:p>
          </table:table-cell>
          <table:table-cell table:style-name="ce5" table:formula="of:=AVERAGE([.B287:.B301])" office:value-type="float" office:value="995.4" calcext:value-type="float">
            <text:p>995.4</text:p>
          </table:table-cell>
          <table:table-cell table:style-name="ce5" table:formula="of:=AVERAGE([.C287:.C301])" office:value-type="float" office:value="4.06666666666667" calcext:value-type="float">
            <text:p>4.1</text:p>
          </table:table-cell>
        </table:table-row>
        <table:table-row table:style-name="ro1">
          <table:table-cell table:style-name="ce1" office:value-type="date" office:date-value="2020-10-26" calcext:value-type="date">
            <text:p>10/26/2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1" calcext:value-type="float">
            <text:p>11</text:p>
          </table:table-cell>
          <table:table-cell table:formula="of:=[.C302]/[.B302]" office:value-type="percentage" office:value="0.0214007782101167" calcext:value-type="percentage">
            <text:p>2%</text:p>
          </table:table-cell>
          <table:table-cell table:style-name="ce5" table:formula="of:=AVERAGE([.B288:.B302])" office:value-type="float" office:value="995.733333333333" calcext:value-type="float">
            <text:p>995.7</text:p>
          </table:table-cell>
          <table:table-cell table:style-name="ce5" table:formula="of:=AVERAGE([.C288:.C302])" office:value-type="float" office:value="4.66666666666667" calcext:value-type="float">
            <text:p>4.7</text:p>
          </table:table-cell>
        </table:table-row>
        <table:table-row table:style-name="ro1">
          <table:table-cell table:style-name="ce1" office:value-type="date" office:date-value="2020-10-27" calcext:value-type="date">
            <text:p>10/27/20</text:p>
          </table:table-cell>
          <table:table-cell table:style-name="ce3" office:value-type="float" office:value="1068" calcext:value-type="float">
            <text:p>1068</text:p>
          </table:table-cell>
          <table:table-cell table:style-name="ce3" office:value-type="float" office:value="9" calcext:value-type="float">
            <text:p>9</text:p>
          </table:table-cell>
          <table:table-cell table:formula="of:=[.C303]/[.B303]" office:value-type="percentage" office:value="0.00842696629213483" calcext:value-type="percentage">
            <text:p>1%</text:p>
          </table:table-cell>
          <table:table-cell table:style-name="ce5" table:formula="of:=AVERAGE([.B289:.B303])" office:value-type="float" office:value="1056.2" calcext:value-type="float">
            <text:p>1,056.2</text:p>
          </table:table-cell>
          <table:table-cell table:style-name="ce5" table:formula="of:=AVERAGE([.C289:.C303])" office:value-type="float" office:value="5.06666666666667" calcext:value-type="float">
            <text:p>5.1</text:p>
          </table:table-cell>
        </table:table-row>
        <table:table-row table:style-name="ro1">
          <table:table-cell table:style-name="ce1" office:value-type="date" office:date-value="2020-10-28" calcext:value-type="date">
            <text:p>10/28/20</text:p>
          </table:table-cell>
          <table:table-cell table:style-name="ce3" office:value-type="float" office:value="2415" calcext:value-type="float">
            <text:p>2415</text:p>
          </table:table-cell>
          <table:table-cell table:style-name="ce3" office:value-type="float" office:value="9" calcext:value-type="float">
            <text:p>9</text:p>
          </table:table-cell>
          <table:table-cell table:formula="of:=[.C304]/[.B304]" office:value-type="percentage" office:value="0.00372670807453416" calcext:value-type="percentage">
            <text:p>0%</text:p>
          </table:table-cell>
          <table:table-cell table:style-name="ce5" table:formula="of:=AVERAGE([.B290:.B304])" office:value-type="float" office:value="1174.8" calcext:value-type="float">
            <text:p>1,174.8</text:p>
          </table:table-cell>
          <table:table-cell table:style-name="ce5" table:formula="of:=AVERAGE([.C290:.C304])" office:value-type="float" office:value="5.6" calcext:value-type="float">
            <text:p>5.6</text:p>
          </table:table-cell>
        </table:table-row>
        <table:table-row table:style-name="ro1">
          <table:table-cell table:style-name="ce1" office:value-type="date" office:date-value="2020-10-29" calcext:value-type="date">
            <text:p>10/29/20</text:p>
          </table:table-cell>
          <table:table-cell table:style-name="ce3" office:value-type="float" office:value="3390" calcext:value-type="float">
            <text:p>3390</text:p>
          </table:table-cell>
          <table:table-cell table:style-name="ce3" office:value-type="float" office:value="9" calcext:value-type="float">
            <text:p>9</text:p>
          </table:table-cell>
          <table:table-cell table:formula="of:=[.C305]/[.B305]" office:value-type="percentage" office:value="0.00265486725663717" calcext:value-type="percentage">
            <text:p>0%</text:p>
          </table:table-cell>
          <table:table-cell table:style-name="ce5" table:formula="of:=AVERAGE([.B291:.B305])" office:value-type="float" office:value="1339.73333333333" calcext:value-type="float">
            <text:p>1,339.7</text:p>
          </table:table-cell>
          <table:table-cell table:style-name="ce5" table:formula="of:=AVERAGE([.C291:.C305])" office:value-type="float" office:value="6.06666666666667" calcext:value-type="float">
            <text:p>6.1</text:p>
          </table:table-cell>
        </table:table-row>
        <table:table-row table:style-name="ro1">
          <table:table-cell table:style-name="ce1" office:value-type="date" office:date-value="2020-10-30" calcext:value-type="date">
            <text:p>10/30/20</text:p>
          </table:table-cell>
          <table:table-cell table:style-name="ce3" office:value-type="float" office:value="3263" calcext:value-type="float">
            <text:p>3263</text:p>
          </table:table-cell>
          <table:table-cell table:style-name="ce3" office:value-type="float" office:value="9" calcext:value-type="float">
            <text:p>9</text:p>
          </table:table-cell>
          <table:table-cell table:formula="of:=[.C306]/[.B306]" office:value-type="percentage" office:value="0.00275819797732148" calcext:value-type="percentage">
            <text:p>0%</text:p>
          </table:table-cell>
          <table:table-cell table:style-name="ce5" table:formula="of:=AVERAGE([.B292:.B306])" office:value-type="float" office:value="1492.73333333333" calcext:value-type="float">
            <text:p>1,492.7</text:p>
          </table:table-cell>
          <table:table-cell table:style-name="ce5" table:formula="of:=AVERAGE([.C292:.C306])" office:value-type="float" office:value="6.46666666666667" calcext:value-type="float">
            <text:p>6.5</text:p>
          </table:table-cell>
        </table:table-row>
        <table:table-row table:style-name="ro1">
          <table:table-cell table:style-name="ce1" office:value-type="date" office:date-value="2020-10-31" calcext:value-type="date">
            <text:p>10/31/20</text:p>
          </table:table-cell>
          <table:table-cell table:style-name="ce3" office:value-type="float" office:value="4055" calcext:value-type="float">
            <text:p>4055</text:p>
          </table:table-cell>
          <table:table-cell table:style-name="ce3" office:value-type="float" office:value="12" calcext:value-type="float">
            <text:p>12</text:p>
          </table:table-cell>
          <table:table-cell table:formula="of:=[.C307]/[.B307]" office:value-type="percentage" office:value="0.00295930949445129" calcext:value-type="percentage">
            <text:p>0%</text:p>
          </table:table-cell>
          <table:table-cell table:style-name="ce5" table:formula="of:=AVERAGE([.B293:.B307])" office:value-type="float" office:value="1702.93333333333" calcext:value-type="float">
            <text:p>1,702.9</text:p>
          </table:table-cell>
          <table:table-cell table:style-name="ce5" table:formula="of:=AVERAGE([.C293:.C307])" office:value-type="float" office:value="7.13333333333333" calcext:value-type="float">
            <text:p>7.1</text:p>
          </table:table-cell>
        </table:table-row>
        <table:table-row table:style-name="ro1">
          <table:table-cell table:style-name="ce1" office:value-type="date" office:date-value="2020-11-01" calcext:value-type="date">
            <text:p>11/01/20</text:p>
          </table:table-cell>
          <table:table-cell table:style-name="ce3" office:value-type="float" office:value="2987" calcext:value-type="float">
            <text:p>2987</text:p>
          </table:table-cell>
          <table:table-cell table:style-name="ce3" office:value-type="float" office:value="22" calcext:value-type="float">
            <text:p>22</text:p>
          </table:table-cell>
          <table:table-cell table:formula="of:=[.C308]/[.B308]" office:value-type="percentage" office:value="0.00736524941412789" calcext:value-type="percentage">
            <text:p>1%</text:p>
          </table:table-cell>
          <table:table-cell table:style-name="ce5" table:formula="of:=AVERAGE([.B294:.B308])" office:value-type="float" office:value="1823.46666666667" calcext:value-type="float">
            <text:p>1,823.5</text:p>
          </table:table-cell>
          <table:table-cell table:style-name="ce5" table:formula="of:=AVERAGE([.C294:.C308])" office:value-type="float" office:value="8.33333333333333" calcext:value-type="float">
            <text:p>8.3</text:p>
          </table:table-cell>
        </table:table-row>
        <table:table-row table:style-name="ro1">
          <table:table-cell table:style-name="ce1" office:value-type="date" office:date-value="2020-11-02" calcext:value-type="date">
            <text:p>11/02/20</text:p>
          </table:table-cell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20" calcext:value-type="float">
            <text:p>20</text:p>
          </table:table-cell>
          <table:table-cell table:formula="of:=[.C309]/[.B309]" office:value-type="percentage" office:value="0.0154083204930663" calcext:value-type="percentage">
            <text:p>2%</text:p>
          </table:table-cell>
          <table:table-cell table:style-name="ce5" table:formula="of:=AVERAGE([.B295:.B309])" office:value-type="float" office:value="1863.53333333333" calcext:value-type="float">
            <text:p>1,863.5</text:p>
          </table:table-cell>
          <table:table-cell table:style-name="ce5" table:formula="of:=AVERAGE([.C295:.C309])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date" office:date-value="2020-11-03" calcext:value-type="date">
            <text:p>11/03/20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9" calcext:value-type="float">
            <text:p>19</text:p>
          </table:table-cell>
          <table:table-cell table:formula="of:=[.C310]/[.B310]" office:value-type="percentage" office:value="0.0121019108280255" calcext:value-type="percentage">
            <text:p>1%</text:p>
          </table:table-cell>
          <table:table-cell table:style-name="ce5" table:formula="of:=AVERAGE([.B296:.B310])" office:value-type="float" office:value="1946.8" calcext:value-type="float">
            <text:p>1,946.8</text:p>
          </table:table-cell>
          <table:table-cell table:style-name="ce5" table:formula="of:=AVERAGE([.C296:.C310])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date" office:date-value="2020-11-04" calcext:value-type="date">
            <text:p>11/04/20</text:p>
          </table:table-cell>
          <table:table-cell table:style-name="ce3" office:value-type="float" office:value="3609" calcext:value-type="float">
            <text:p>3609</text:p>
          </table:table-cell>
          <table:table-cell table:style-name="ce3" office:value-type="float" office:value="21" calcext:value-type="float">
            <text:p>21</text:p>
          </table:table-cell>
          <table:table-cell table:formula="of:=[.C311]/[.B311]" office:value-type="percentage" office:value="0.0058187863674148" calcext:value-type="percentage">
            <text:p>1%</text:p>
          </table:table-cell>
          <table:table-cell table:style-name="ce5" table:formula="of:=AVERAGE([.B297:.B311])" office:value-type="float" office:value="2136" calcext:value-type="float">
            <text:p>2,136.0</text:p>
          </table:table-cell>
          <table:table-cell table:style-name="ce5" table:formula="of:=AVERAGE([.C297:.C311])" office:value-type="float" office:value="11.7333333333333" calcext:value-type="float">
            <text:p>11.7</text:p>
          </table:table-cell>
        </table:table-row>
        <table:table-row table:style-name="ro1">
          <table:table-cell table:style-name="ce1" office:value-type="date" office:date-value="2020-11-05" calcext:value-type="date">
            <text:p>11/05/20</text:p>
          </table:table-cell>
          <table:table-cell table:style-name="ce3" office:value-type="float" office:value="4484" calcext:value-type="float">
            <text:p>4484</text:p>
          </table:table-cell>
          <table:table-cell table:style-name="ce3" office:value-type="float" office:value="22" calcext:value-type="float">
            <text:p>22</text:p>
          </table:table-cell>
          <table:table-cell table:formula="of:=[.C312]/[.B312]" office:value-type="percentage" office:value="0.00490633363068689" calcext:value-type="percentage">
            <text:p>0%</text:p>
          </table:table-cell>
          <table:table-cell table:style-name="ce5" table:formula="of:=AVERAGE([.B298:.B312])" office:value-type="float" office:value="2348.93333333333" calcext:value-type="float">
            <text:p>2,348.9</text:p>
          </table:table-cell>
          <table:table-cell table:style-name="ce5" table:formula="of:=AVERAGE([.C298:.C312])" office:value-type="float" office:value="13" calcext:value-type="float">
            <text:p>13.0</text:p>
          </table:table-cell>
        </table:table-row>
        <table:table-row table:style-name="ro1">
          <table:table-cell table:style-name="ce1" office:value-type="date" office:date-value="2020-11-06" calcext:value-type="date">
            <text:p>11/06/20</text:p>
          </table:table-cell>
          <table:table-cell table:style-name="ce3" office:value-type="float" office:value="4745" calcext:value-type="float">
            <text:p>4745</text:p>
          </table:table-cell>
          <table:table-cell table:style-name="ce3" office:value-type="float" office:value="25" calcext:value-type="float">
            <text:p>25</text:p>
          </table:table-cell>
          <table:table-cell table:formula="of:=[.C313]/[.B313]" office:value-type="percentage" office:value="0.00526870389884089" calcext:value-type="percentage">
            <text:p>1%</text:p>
          </table:table-cell>
          <table:table-cell table:style-name="ce5" table:formula="of:=AVERAGE([.B299:.B313])" office:value-type="float" office:value="2560.6" calcext:value-type="float">
            <text:p>2,560.6</text:p>
          </table:table-cell>
          <table:table-cell table:style-name="ce5" table:formula="of:=AVERAGE([.C299:.C313])" office:value-type="float" office:value="14.0666666666667" calcext:value-type="float">
            <text:p>14.1</text:p>
          </table:table-cell>
        </table:table-row>
        <table:table-row table:style-name="ro1">
          <table:table-cell table:style-name="ce1" office:value-type="date" office:date-value="2020-11-07" calcext:value-type="date">
            <text:p>11/07/20</text:p>
          </table:table-cell>
          <table:table-cell table:style-name="ce3" office:value-type="float" office:value="4454" calcext:value-type="float">
            <text:p>4454</text:p>
          </table:table-cell>
          <table:table-cell table:style-name="ce3" office:value-type="float" office:value="26" calcext:value-type="float">
            <text:p>26</text:p>
          </table:table-cell>
          <table:table-cell table:formula="of:=[.C314]/[.B314]" office:value-type="percentage" office:value="0.00583744948361024" calcext:value-type="percentage">
            <text:p>1%</text:p>
          </table:table-cell>
          <table:table-cell table:style-name="ce5" table:formula="of:=AVERAGE([.B300:.B314])" office:value-type="float" office:value="2746.46666666667" calcext:value-type="float">
            <text:p>2,746.5</text:p>
          </table:table-cell>
          <table:table-cell table:style-name="ce5" table:formula="of:=AVERAGE([.C300:.C314])" office:value-type="float" office:value="15.3333333333333" calcext:value-type="float">
            <text:p>15.3</text:p>
          </table:table-cell>
        </table:table-row>
        <table:table-row table:style-name="ro1">
          <table:table-cell table:style-name="ce1" office:value-type="date" office:date-value="2020-11-08" calcext:value-type="date">
            <text:p>11/08/20</text:p>
          </table:table-cell>
          <table:table-cell table:style-name="ce3" office:value-type="float" office:value="4453" calcext:value-type="float">
            <text:p>4453</text:p>
          </table:table-cell>
          <table:table-cell table:style-name="ce3" office:value-type="float" office:value="20" calcext:value-type="float">
            <text:p>20</text:p>
          </table:table-cell>
          <table:table-cell table:formula="of:=[.C315]/[.B315]" office:value-type="percentage" office:value="0.0044913541432742" calcext:value-type="percentage">
            <text:p>0%</text:p>
          </table:table-cell>
          <table:table-cell table:style-name="ce5" table:formula="of:=AVERAGE([.B301:.B315])" office:value-type="float" office:value="2918.8" calcext:value-type="float">
            <text:p>2,918.8</text:p>
          </table:table-cell>
          <table:table-cell table:style-name="ce5" table:formula="of:=AVERAGE([.C301:.C315])" office:value-type="float" office:value="16.1333333333333" calcext:value-type="float">
            <text:p>16.1</text:p>
          </table:table-cell>
        </table:table-row>
        <table:table-row table:style-name="ro1">
          <table:table-cell table:style-name="ce1" office:value-type="date" office:date-value="2020-11-09" calcext:value-type="date">
            <text:p>11/09/20</text:p>
          </table:table-cell>
          <table:table-cell table:style-name="ce3" office:value-type="float" office:value="2097" calcext:value-type="float">
            <text:p>2097</text:p>
          </table:table-cell>
          <table:table-cell table:style-name="ce3" office:value-type="float" office:value="34" calcext:value-type="float">
            <text:p>34</text:p>
          </table:table-cell>
          <table:table-cell table:formula="of:=[.C316]/[.B316]" office:value-type="percentage" office:value="0.0162136385312351" calcext:value-type="percentage">
            <text:p>2%</text:p>
          </table:table-cell>
          <table:table-cell table:style-name="ce5" table:formula="of:=AVERAGE([.B302:.B316])" office:value-type="float" office:value="2960.13333333333" calcext:value-type="float">
            <text:p>2,960.1</text:p>
          </table:table-cell>
          <table:table-cell table:style-name="ce5" table:formula="of:=AVERAGE([.C302:.C316])" office:value-type="float" office:value="17.8666666666667" calcext:value-type="float">
            <text:p>17.9</text:p>
          </table:table-cell>
        </table:table-row>
        <table:table-row table:style-name="ro1">
          <table:table-cell table:style-name="ce1" office:value-type="date" office:date-value="2020-11-10" calcext:value-type="date">
            <text:p>11/10/20</text:p>
          </table:table-cell>
          <table:table-cell table:style-name="ce3" office:value-type="float" office:value="3726" calcext:value-type="float">
            <text:p>3726</text:p>
          </table:table-cell>
          <table:table-cell table:style-name="ce3" office:value-type="float" office:value="35" calcext:value-type="float">
            <text:p>35</text:p>
          </table:table-cell>
          <table:table-cell table:formula="of:=[.C317]/[.B317]" office:value-type="percentage" office:value="0.00939345142243693" calcext:value-type="percentage">
            <text:p>1%</text:p>
          </table:table-cell>
          <table:table-cell table:style-name="ce5" table:formula="of:=AVERAGE([.B303:.B317])" office:value-type="float" office:value="3174.26666666667" calcext:value-type="float">
            <text:p>3,174.3</text:p>
          </table:table-cell>
          <table:table-cell table:style-name="ce5" table:formula="of:=AVERAGE([.C303:.C317])" office:value-type="float" office:value="19.4666666666667" calcext:value-type="float">
            <text:p>19.5</text:p>
          </table:table-cell>
        </table:table-row>
        <table:table-row table:style-name="ro1">
          <table:table-cell table:style-name="ce1" office:value-type="date" office:date-value="2020-11-11" calcext:value-type="date">
            <text:p>11/11/20</text:p>
          </table:table-cell>
          <table:table-cell table:style-name="ce3" office:value-type="float" office:value="4499" calcext:value-type="float">
            <text:p>4499</text:p>
          </table:table-cell>
          <table:table-cell table:style-name="ce3" office:value-type="float" office:value="25" calcext:value-type="float">
            <text:p>25</text:p>
          </table:table-cell>
          <table:table-cell table:formula="of:=[.C318]/[.B318]" office:value-type="percentage" office:value="0.00555679039786619" calcext:value-type="percentage">
            <text:p>1%</text:p>
          </table:table-cell>
          <table:table-cell table:style-name="ce5" table:formula="of:=AVERAGE([.B304:.B318])" office:value-type="float" office:value="3403" calcext:value-type="float">
            <text:p>3,403.0</text:p>
          </table:table-cell>
          <table:table-cell table:style-name="ce5" table:formula="of:=AVERAGE([.C304:.C318])" office:value-type="float" office:value="20.5333333333333" calcext:value-type="float">
            <text:p>20.5</text:p>
          </table:table-cell>
        </table:table-row>
        <table:table-row table:style-name="ro1">
          <table:table-cell table:style-name="ce1" office:value-type="date" office:date-value="2020-11-12" calcext:value-type="date">
            <text:p>11/12/20</text:p>
          </table:table-cell>
          <table:table-cell table:style-name="ce3" office:value-type="float" office:value="5709" calcext:value-type="float">
            <text:p>5709</text:p>
          </table:table-cell>
          <table:table-cell table:style-name="ce3" office:value-type="float" office:value="24" calcext:value-type="float">
            <text:p>24</text:p>
          </table:table-cell>
          <table:table-cell table:formula="of:=[.C319]/[.B319]" office:value-type="percentage" office:value="0.00420388859695218" calcext:value-type="percentage">
            <text:p>0%</text:p>
          </table:table-cell>
          <table:table-cell table:style-name="ce5" table:formula="of:=AVERAGE([.B305:.B319])" office:value-type="float" office:value="3622.6" calcext:value-type="float">
            <text:p>3,622.6</text:p>
          </table:table-cell>
          <table:table-cell table:style-name="ce5" table:formula="of:=AVERAGE([.C305:.C319])" office:value-type="float" office:value="21.5333333333333" calcext:value-type="float">
            <text:p>21.5</text:p>
          </table:table-cell>
        </table:table-row>
        <table:table-row table:style-name="ro1">
          <table:table-cell table:style-name="ce1" office:value-type="date" office:date-value="2020-11-13" calcext:value-type="date">
            <text:p>11/13/20</text:p>
          </table:table-cell>
          <table:table-cell table:style-name="ce3" office:value-type="float" office:value="5568" calcext:value-type="float">
            <text:p>5568</text:p>
          </table:table-cell>
          <table:table-cell table:style-name="ce3" office:value-type="float" office:value="29" calcext:value-type="float">
            <text:p>29</text:p>
          </table:table-cell>
          <table:table-cell table:formula="of:=[.C320]/[.B320]" office:value-type="percentage" office:value="0.00520833333333333" calcext:value-type="percentage">
            <text:p>1%</text:p>
          </table:table-cell>
          <table:table-cell table:style-name="ce5" table:formula="of:=AVERAGE([.B306:.B320])" office:value-type="float" office:value="3767.8" calcext:value-type="float">
            <text:p>3,767.8</text:p>
          </table:table-cell>
          <table:table-cell table:style-name="ce5" table:formula="of:=AVERAGE([.C306:.C320])" office:value-type="float" office:value="22.8666666666667" calcext:value-type="float">
            <text:p>22.9</text:p>
          </table:table-cell>
        </table:table-row>
        <table:table-row table:style-name="ro1">
          <table:table-cell table:style-name="ce1" office:value-type="date" office:date-value="2020-11-14" calcext:value-type="date">
            <text:p>11/14/20</text:p>
          </table:table-cell>
          <table:table-cell table:style-name="ce3" office:value-type="float" office:value="6733" calcext:value-type="float">
            <text:p>6733</text:p>
          </table:table-cell>
          <table:table-cell table:style-name="ce3" office:value-type="float" office:value="31" calcext:value-type="float">
            <text:p>31</text:p>
          </table:table-cell>
          <table:table-cell table:formula="of:=[.C321]/[.B321]" office:value-type="percentage" office:value="0.00460418832615476" calcext:value-type="percentage">
            <text:p>0%</text:p>
          </table:table-cell>
          <table:table-cell table:style-name="ce5" table:formula="of:=AVERAGE([.B307:.B321])" office:value-type="float" office:value="3999.13333333333" calcext:value-type="float">
            <text:p>3,999.1</text:p>
          </table:table-cell>
          <table:table-cell table:style-name="ce5" table:formula="of:=AVERAGE([.C307:.C321])" office:value-type="float" office:value="24.3333333333333" calcext:value-type="float">
            <text:p>24.3</text:p>
          </table:table-cell>
        </table:table-row>
        <table:table-row table:style-name="ro1">
          <table:table-cell table:style-name="ce1" office:value-type="date" office:date-value="2020-11-15" calcext:value-type="date">
            <text:p>11/15/20</text:p>
          </table:table-cell>
          <table:table-cell table:style-name="ce3" office:value-type="float" office:value="3516" calcext:value-type="float">
            <text:p>3516</text:p>
          </table:table-cell>
          <table:table-cell table:style-name="ce3" office:value-type="float" office:value="30" calcext:value-type="float">
            <text:p>30</text:p>
          </table:table-cell>
          <table:table-cell table:formula="of:=[.C322]/[.B322]" office:value-type="percentage" office:value="0.00853242320819113" calcext:value-type="percentage">
            <text:p>1%</text:p>
          </table:table-cell>
          <table:table-cell table:style-name="ce5" table:formula="of:=AVERAGE([.B308:.B322])" office:value-type="float" office:value="3963.2" calcext:value-type="float">
            <text:p>3,963.2</text:p>
          </table:table-cell>
          <table:table-cell table:style-name="ce5" table:formula="of:=AVERAGE([.C308:.C322])" office:value-type="float" office:value="25.5333333333333" calcext:value-type="float">
            <text:p>25.5</text:p>
          </table:table-cell>
        </table:table-row>
        <table:table-row table:style-name="ro1">
          <table:table-cell table:style-name="ce1" office:value-type="date" office:date-value="2020-11-16" calcext:value-type="date">
            <text:p>11/16/20</text:p>
          </table:table-cell>
          <table:table-cell table:style-name="ce3" office:value-type="float" office:value="1582" calcext:value-type="float">
            <text:p>1582</text:p>
          </table:table-cell>
          <table:table-cell table:style-name="ce3" office:value-type="float" office:value="32" calcext:value-type="float">
            <text:p>32</text:p>
          </table:table-cell>
          <table:table-cell table:formula="of:=[.C323]/[.B323]" office:value-type="percentage" office:value="0.0202275600505689" calcext:value-type="percentage">
            <text:p>2%</text:p>
          </table:table-cell>
          <table:table-cell table:style-name="ce5" table:formula="of:=AVERAGE([.B309:.B323])" office:value-type="float" office:value="3869.53333333333" calcext:value-type="float">
            <text:p>3,869.5</text:p>
          </table:table-cell>
          <table:table-cell table:style-name="ce5" table:formula="of:=AVERAGE([.C309:.C323])" office:value-type="float" office:value="26.2" calcext:value-type="float">
            <text:p>26.2</text:p>
          </table:table-cell>
        </table:table-row>
        <table:table-row table:style-name="ro1">
          <table:table-cell table:style-name="ce1" office:value-type="date" office:date-value="2020-11-17" calcext:value-type="date">
            <text:p>11/17/20</text:p>
          </table:table-cell>
          <table:table-cell table:style-name="ce3" office:value-type="float" office:value="2544" calcext:value-type="float">
            <text:p>2544</text:p>
          </table:table-cell>
          <table:table-cell table:style-name="ce3" office:value-type="float" office:value="32" calcext:value-type="float">
            <text:p>32</text:p>
          </table:table-cell>
          <table:table-cell table:formula="of:=[.C324]/[.B324]" office:value-type="percentage" office:value="0.0125786163522013" calcext:value-type="percentage">
            <text:p>1%</text:p>
          </table:table-cell>
          <table:table-cell table:style-name="ce5" table:formula="of:=AVERAGE([.B310:.B324])" office:value-type="float" office:value="3952.6" calcext:value-type="float">
            <text:p>3,952.6</text:p>
          </table:table-cell>
          <table:table-cell table:style-name="ce5" table:formula="of:=AVERAGE([.C310:.C324])" office:value-type="float" office:value="27" calcext:value-type="float">
            <text:p>27.0</text:p>
          </table:table-cell>
        </table:table-row>
        <table:table-row table:style-name="ro1">
          <table:table-cell table:style-name="ce1" office:value-type="date" office:date-value="2020-11-18" calcext:value-type="date">
            <text:p>11/18/20</text:p>
          </table:table-cell>
          <table:table-cell table:style-name="ce3" office:value-type="float" office:value="4460" calcext:value-type="float">
            <text:p>4460</text:p>
          </table:table-cell>
          <table:table-cell table:style-name="ce3" office:value-type="float" office:value="39" calcext:value-type="float">
            <text:p>39</text:p>
          </table:table-cell>
          <table:table-cell table:formula="of:=[.C325]/[.B325]" office:value-type="percentage" office:value="0.00874439461883408" calcext:value-type="percentage">
            <text:p>1%</text:p>
          </table:table-cell>
          <table:table-cell table:style-name="ce5" table:formula="of:=AVERAGE([.B311:.B325])" office:value-type="float" office:value="4145.26666666667" calcext:value-type="float">
            <text:p>4,145.3</text:p>
          </table:table-cell>
          <table:table-cell table:style-name="ce5" table:formula="of:=AVERAGE([.C311:.C325])" office:value-type="float" office:value="28.3333333333333" calcext:value-type="float">
            <text:p>28.3</text:p>
          </table:table-cell>
        </table:table-row>
        <table:table-row table:style-name="ro1">
          <table:table-cell table:style-name="ce1" office:value-type="date" office:date-value="2020-11-19" calcext:value-type="date">
            <text:p>11/19/20</text:p>
          </table:table-cell>
          <table:table-cell table:style-name="ce3" office:value-type="float" office:value="4962" calcext:value-type="float">
            <text:p>4962</text:p>
          </table:table-cell>
          <table:table-cell table:style-name="ce3" office:value-type="float" office:value="26" calcext:value-type="float">
            <text:p>26</text:p>
          </table:table-cell>
          <table:table-cell table:formula="of:=[.C326]/[.B326]" office:value-type="percentage" office:value="0.00523982265215639" calcext:value-type="percentage">
            <text:p>1%</text:p>
          </table:table-cell>
          <table:table-cell table:style-name="ce5" table:formula="of:=AVERAGE([.B312:.B326])" office:value-type="float" office:value="4235.46666666667" calcext:value-type="float">
            <text:p>4,235.5</text:p>
          </table:table-cell>
          <table:table-cell table:style-name="ce5" table:formula="of:=AVERAGE([.C312:.C326])" office:value-type="float" office:value="28.6666666666667" calcext:value-type="float">
            <text:p>28.7</text:p>
          </table:table-cell>
        </table:table-row>
        <table:table-row table:style-name="ro1">
          <table:table-cell table:style-name="ce1" office:value-type="date" office:date-value="2020-11-20" calcext:value-type="date">
            <text:p>11/20/20</text:p>
          </table:table-cell>
          <table:table-cell table:style-name="ce3" office:value-type="float" office:value="7628" calcext:value-type="float">
            <text:p>7628</text:p>
          </table:table-cell>
          <table:table-cell table:style-name="ce3" office:value-type="float" office:value="27" calcext:value-type="float">
            <text:p>27</text:p>
          </table:table-cell>
          <table:table-cell table:formula="of:=[.C327]/[.B327]" office:value-type="percentage" office:value="0.0035395909805978" calcext:value-type="percentage">
            <text:p>0%</text:p>
          </table:table-cell>
          <table:table-cell table:style-name="ce5" table:formula="of:=AVERAGE([.B313:.B327])" office:value-type="float" office:value="4445.06666666667" calcext:value-type="float">
            <text:p>4,445.1</text:p>
          </table:table-cell>
          <table:table-cell table:style-name="ce5" table:formula="of:=AVERAGE([.C313:.C327])" office:value-type="float" office:value="29" calcext:value-type="float">
            <text:p>29.0</text:p>
          </table:table-cell>
        </table:table-row>
        <table:table-row table:style-name="ro1">
          <table:table-cell table:style-name="ce1" office:value-type="date" office:date-value="2020-11-21" calcext:value-type="date">
            <text:p>11/21/20</text:p>
          </table:table-cell>
          <table:table-cell table:style-name="ce3" office:value-type="float" office:value="5462" calcext:value-type="float">
            <text:p>5462</text:p>
          </table:table-cell>
          <table:table-cell table:style-name="ce3" office:value-type="float" office:value="24" calcext:value-type="float">
            <text:p>24</text:p>
          </table:table-cell>
          <table:table-cell table:formula="of:=[.C328]/[.B328]" office:value-type="percentage" office:value="0.00439399487367265" calcext:value-type="percentage">
            <text:p>0%</text:p>
          </table:table-cell>
          <table:table-cell table:style-name="ce5" table:formula="of:=AVERAGE([.B314:.B328])" office:value-type="float" office:value="4492.86666666667" calcext:value-type="float">
            <text:p>4,492.9</text:p>
          </table:table-cell>
          <table:table-cell table:style-name="ce5" table:formula="of:=AVERAGE([.C314:.C328])" office:value-type="float" office:value="28.9333333333333" calcext:value-type="float">
            <text:p>28.9</text:p>
          </table:table-cell>
        </table:table-row>
        <table:table-row table:style-name="ro1">
          <table:table-cell table:style-name="ce1" office:value-type="date" office:date-value="2020-11-22" calcext:value-type="date">
            <text:p>11/22/20</text:p>
          </table:table-cell>
          <table:table-cell table:style-name="ce3" office:value-type="float" office:value="4496" calcext:value-type="float">
            <text:p>4496</text:p>
          </table:table-cell>
          <table:table-cell table:style-name="ce3" office:value-type="float" office:value="32" calcext:value-type="float">
            <text:p>32</text:p>
          </table:table-cell>
          <table:table-cell table:formula="of:=[.C329]/[.B329]" office:value-type="percentage" office:value="0.00711743772241993" calcext:value-type="percentage">
            <text:p>1%</text:p>
          </table:table-cell>
          <table:table-cell table:style-name="ce5" table:formula="of:=AVERAGE([.B315:.B329])" office:value-type="float" office:value="4495.66666666667" calcext:value-type="float">
            <text:p>4,495.7</text:p>
          </table:table-cell>
          <table:table-cell table:style-name="ce5" table:formula="of:=AVERAGE([.C315:.C329])" office:value-type="float" office:value="29.3333333333333" calcext:value-type="float">
            <text:p>29.3</text:p>
          </table:table-cell>
        </table:table-row>
        <table:table-row table:style-name="ro1">
          <table:table-cell table:style-name="ce1" office:value-type="date" office:date-value="2020-11-23" calcext:value-type="date">
            <text:p>11/23/20</text:p>
          </table:table-cell>
          <table:table-cell table:style-name="ce3" office:value-type="float" office:value="2423" calcext:value-type="float">
            <text:p>2423</text:p>
          </table:table-cell>
          <table:table-cell table:style-name="ce3" office:value-type="float" office:value="33" calcext:value-type="float">
            <text:p>33</text:p>
          </table:table-cell>
          <table:table-cell table:formula="of:=[.C330]/[.B330]" office:value-type="percentage" office:value="0.0136194799834915" calcext:value-type="percentage">
            <text:p>1%</text:p>
          </table:table-cell>
          <table:table-cell table:style-name="ce5" table:formula="of:=AVERAGE([.B316:.B330])" office:value-type="float" office:value="4360.33333333333" calcext:value-type="float">
            <text:p>4,360.3</text:p>
          </table:table-cell>
          <table:table-cell table:style-name="ce5" table:formula="of:=AVERAGE([.C316:.C330])" office:value-type="float" office:value="30.2" calcext:value-type="float">
            <text:p>30.2</text:p>
          </table:table-cell>
        </table:table-row>
        <table:table-row table:style-name="ro1">
          <table:table-cell table:style-name="ce1" office:value-type="date" office:date-value="2020-11-24" calcext:value-type="date">
            <text:p>11/24/20</text:p>
          </table:table-cell>
          <table:table-cell table:style-name="ce3" office:value-type="float" office:value="3878" calcext:value-type="float">
            <text:p>3878</text:p>
          </table:table-cell>
          <table:table-cell table:style-name="ce3" office:value-type="float" office:value="21" calcext:value-type="float">
            <text:p>21</text:p>
          </table:table-cell>
          <table:table-cell table:formula="of:=[.C331]/[.B331]" office:value-type="percentage" office:value="0.00541516245487365" calcext:value-type="percentage">
            <text:p>1%</text:p>
          </table:table-cell>
          <table:table-cell table:style-name="ce5" table:formula="of:=AVERAGE([.B317:.B331])" office:value-type="float" office:value="4479.06666666667" calcext:value-type="float">
            <text:p>4,479.1</text:p>
          </table:table-cell>
          <table:table-cell table:style-name="ce5" table:formula="of:=AVERAGE([.C317:.C331])" office:value-type="float" office:value="29.3333333333333" calcext:value-type="float">
            <text:p>29.3</text:p>
          </table:table-cell>
        </table:table-row>
        <table:table-row table:style-name="ro1">
          <table:table-cell table:style-name="ce1" office:value-type="date" office:date-value="2020-11-25" calcext:value-type="date">
            <text:p>11/25/20</text:p>
          </table:table-cell>
          <table:table-cell table:style-name="ce3" office:value-type="float" office:value="5674" calcext:value-type="float">
            <text:p>5674</text:p>
          </table:table-cell>
          <table:table-cell table:style-name="ce3" office:value-type="float" office:value="10" calcext:value-type="float">
            <text:p>10</text:p>
          </table:table-cell>
          <table:table-cell table:formula="of:=[.C332]/[.B332]" office:value-type="percentage" office:value="0.00176242509693338" calcext:value-type="percentage">
            <text:p>0%</text:p>
          </table:table-cell>
          <table:table-cell table:style-name="ce5" table:formula="of:=AVERAGE([.B318:.B332])" office:value-type="float" office:value="4608.93333333333" calcext:value-type="float">
            <text:p>4,608.9</text:p>
          </table:table-cell>
          <table:table-cell table:style-name="ce5" table:formula="of:=AVERAGE([.C318:.C332])" office:value-type="float" office:value="27.6666666666667" calcext:value-type="float">
            <text:p>27.7</text:p>
          </table:table-cell>
        </table:table-row>
        <table:table-row table:style-name="ro1">
          <table:table-cell table:style-name="ce1" office:value-type="date" office:date-value="2020-11-26" calcext:value-type="date">
            <text:p>11/26/20</text:p>
          </table:table-cell>
          <table:table-cell table:style-name="ce3" office:value-type="float" office:value="6066" calcext:value-type="float">
            <text:p>6066</text:p>
          </table:table-cell>
          <table:table-cell table:style-name="ce3" office:value-type="float" office:value="3" calcext:value-type="float">
            <text:p>3</text:p>
          </table:table-cell>
          <table:table-cell table:formula="of:=[.C333]/[.B333]" office:value-type="percentage" office:value="0.000494559841740851" calcext:value-type="percentage">
            <text:p>0%</text:p>
          </table:table-cell>
          <table:table-cell table:style-name="ce5" table:formula="of:=AVERAGE([.B319:.B333])" office:value-type="float" office:value="4713.4" calcext:value-type="float">
            <text:p>4,713.4</text:p>
          </table:table-cell>
          <table:table-cell table:style-name="ce5" table:formula="of:=AVERAGE([.C319:.C333])" office:value-type="float" office:value="26.2" calcext:value-type="float">
            <text:p>26.2</text:p>
          </table:table-cell>
        </table:table-row>
        <table:table-row table:style-name="ro1">
          <table:table-cell table:style-name="ce1" office:value-type="date" office:date-value="2020-11-27" calcext:value-type="date">
            <text:p>11/27/20</text:p>
          </table:table-cell>
          <table:table-cell table:style-name="ce3" office:value-type="float" office:value="5464" calcext:value-type="float">
            <text:p>5464</text:p>
          </table:table-cell>
          <table:table-cell table:style-name="ce3" office:value-type="float" office:value="16" calcext:value-type="float">
            <text:p>16</text:p>
          </table:table-cell>
          <table:table-cell table:formula="of:=[.C334]/[.B334]" office:value-type="percentage" office:value="0.00292825768667643" calcext:value-type="percentage">
            <text:p>0%</text:p>
          </table:table-cell>
          <table:table-cell table:style-name="ce5" table:formula="of:=AVERAGE([.B320:.B334])" office:value-type="float" office:value="4697.06666666667" calcext:value-type="float">
            <text:p>4,697.1</text:p>
          </table:table-cell>
          <table:table-cell table:style-name="ce5" table:formula="of:=AVERAGE([.C320:.C334])" office:value-type="float" office:value="25.6666666666667" calcext:value-type="float">
            <text:p>25.7</text:p>
          </table:table-cell>
        </table:table-row>
        <table:table-row table:style-name="ro1">
          <table:table-cell table:style-name="ce1" office:value-type="date" office:date-value="2020-11-28" calcext:value-type="date">
            <text:p>1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5]/[.B335]" office:value-type="string" office:string-value="" calcext:value-type="error">
            <text:p>#DIV/0!</text:p>
          </table:table-cell>
          <table:table-cell table:style-name="ce5" table:formula="of:=AVERAGE([.B321:.B335])" office:value-type="float" office:value="4325.86666666667" calcext:value-type="float">
            <text:p>4,325.9</text:p>
          </table:table-cell>
          <table:table-cell table:style-name="ce5" table:formula="of:=AVERAGE([.C321:.C335])" office:value-type="float" office:value="23.7333333333333" calcext:value-type="float">
            <text:p>23.7</text:p>
          </table:table-cell>
        </table:table-row>
        <table:table-row table:style-name="ro1">
          <table:table-cell table:style-name="ce1" office:value-type="date" office:date-value="2020-11-29" calcext:value-type="date">
            <text:p>1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6]/[.B336]" office:value-type="string" office:string-value="" calcext:value-type="error">
            <text:p>#DIV/0!</text:p>
          </table:table-cell>
          <table:table-cell table:style-name="ce5" table:formula="of:=AVERAGE([.B322:.B336])" office:value-type="float" office:value="3877" calcext:value-type="float">
            <text:p>3,877.0</text:p>
          </table:table-cell>
          <table:table-cell table:style-name="ce5" table:formula="of:=AVERAGE([.C322:.C336])" office:value-type="float" office:value="21.6666666666667" calcext:value-type="float">
            <text:p>21.7</text:p>
          </table:table-cell>
        </table:table-row>
        <table:table-row table:style-name="ro1">
          <table:table-cell table:style-name="ce1" office:value-type="date" office:date-value="2020-11-30" calcext:value-type="date">
            <text:p>1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7]/[.B337]" office:value-type="string" office:string-value="" calcext:value-type="error">
            <text:p>#DIV/0!</text:p>
          </table:table-cell>
          <table:table-cell table:style-name="ce5" table:formula="of:=AVERAGE([.B323:.B337])" office:value-type="float" office:value="3642.6" calcext:value-type="float">
            <text:p>3,642.6</text:p>
          </table:table-cell>
          <table:table-cell table:style-name="ce5" table:formula="of:=AVERAGE([.C323:.C337])" office:value-type="float" office:value="19.6666666666667" calcext:value-type="float">
            <text:p>19.7</text:p>
          </table:table-cell>
        </table:table-row>
        <table:table-row table:style-name="ro1" table:number-rows-repeated="10482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COVID-19'.A1:'COVID-19'.F337" table:display-filter-buttons="true">
          <table:filter>
            <table:filter-and>
              <table:filter-condition table:field-number="0" table:data-type="number" table:value="43891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6:26:56.453000000</meta:creation-date>
    <dc:date>2020-11-30T16:47:24.133000000</dc:date>
    <meta:editing-duration>PT10M16S</meta:editing-duration>
    <meta:editing-cycles>2</meta:editing-cycles>
    <meta:generator>LibreOffice/7.0.3.1$Windows_X86_64 LibreOffice_project/d7547858d014d4cf69878db179d326fc3483e082</meta:generator>
    <meta:document-statistic meta:table-count="1" meta:cell-count="1994" meta:object-count="3"/>
    <meta:user-defined meta:name="date">YYYY-11-DDT16:26:05.075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cm" svg:y="0.316cm" chart:style-name="ch2">
          <text:p>Daily Covid-19 Cases w/ 14 day moivng average</text:p>
        </chart:title>
        <chart:legend chart:legend-position="bottom" svg:x="5.674cm" svg:y="8.407cm" style:legend-expansion="wide" chart:style-name="ch3"/>
        <chart:plot-area chart:style-name="ch4" table:cell-range-address="'COVID-19'.A1:'COVID-19'.B337 'COVID-19'.E1:'COVID-19'.E337" chart:data-source-has-labels="both" svg:x="0.319cm" svg:y="1.275cm" svg:width="15.36cm" svg:height="6.768cm">
          <chart:coordinate-region svg:x="1.312cm" svg:y="1.475cm" svg:width="14.367cm" svg:height="5.921cm"/>
          <chart:axis chart:dimension="x" chart:name="primary-x" chart:style-name="ch5" chartooo:axis-type="auto">
            <chartooo:date-scale/>
            <chart:categories table:cell-range-address="'COVID-19'.A2:'COVID-19'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VID-19'.B2:'COVID-19'.B337" chart:label-cell-address="'COVID-19'.B1:'COVID-19'.B1" chart:class="chart:line">
            <chart:data-point chart:repeated="275"/>
          </chart:series>
          <chart:series chart:style-name="ch9" chart:values-cell-range-address="'COVID-19'.E2:'COVID-19'.E337" chart:label-cell-address="'COVID-19'.E1:'COVID-19'.E1" chart:class="chart:line">
            <chart:data-point chart:repeated="2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COVID-19'.B1:'COVID-19'.B1</svg:desc>
                </draw:g>
              </table:table-cell>
              <table:table-cell office:value-type="string">
                <text:p>CaseAvg</text:p>
                <draw:g>
                  <svg:desc>'COVID-19'.E1:'COVID-19'.E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COVID-19'.A2:'COVID-19'.A337</svg:desc>
                </draw:g>
              </table:table-cell>
              <table:table-cell office:value-type="float" office:value="3">
                <text:p>3</text:p>
                <draw:g>
                  <svg:desc>'COVID-19'.B2:'COVID-19'.B337</svg:desc>
                </draw:g>
              </table:table-cell>
              <table:table-cell office:value-type="float" office:value="0.866666666666667">
                <text:p>0.866666666666667</text:p>
                <draw:g>
                  <svg:desc>'COVID-19'.E2:'COVID-19'.E33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3">
                <text:p>13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0">
                <text:p>30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5">
                <text:p>25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9">
                <text:p>5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3">
                <text:p>33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">
                <text:p>46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">
                <text:p>101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8">
                <text:p>9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96">
                <text:p>196</text:p>
              </table:table-cell>
              <table:table-cell office:value-type="float" office:value="41.2666666666667">
                <text:p>41.266666666666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51">
                <text:p>151</text:p>
              </table:table-cell>
              <table:table-cell office:value-type="float" office:value="51.2666666666667">
                <text:p>51.266666666666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2">
                <text:p>152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1">
                <text:p>71</text:p>
              </table:table-cell>
              <table:table-cell office:value-type="float" office:value="65.5333333333333">
                <text:p>65.533333333333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9">
                <text:p>69</text:p>
              </table:table-cell>
              <table:table-cell office:value-type="float" office:value="69.9333333333333">
                <text:p>69.93333333333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3">
                <text:p>83</text:p>
              </table:table-cell>
              <table:table-cell office:value-type="float" office:value="75.4666666666667">
                <text:p>75.466666666666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19">
                <text:p>119</text:p>
              </table:table-cell>
              <table:table-cell office:value-type="float" office:value="83.0666666666667">
                <text:p>83.06666666666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45">
                <text:p>145</text:p>
              </table:table-cell>
              <table:table-cell office:value-type="float" office:value="91.8666666666667">
                <text:p>91.86666666666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43">
                <text:p>143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80">
                <text:p>180</text:p>
              </table:table-cell>
              <table:table-cell office:value-type="float" office:value="109.733333333333">
                <text:p>109.7333333333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6">
                <text:p>136</text:p>
              </table:table-cell>
              <table:table-cell office:value-type="float" office:value="114.866666666667">
                <text:p>114.86666666666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8">
                <text:p>118</text:p>
              </table:table-cell>
              <table:table-cell office:value-type="float" office:value="120.533333333333">
                <text:p>120.5333333333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82">
                <text:p>182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30">
                <text:p>230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14">
                <text:p>314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6">
                <text:p>286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65">
                <text:p>365</text:p>
              </table:table-cell>
              <table:table-cell office:value-type="float" office:value="172.866666666667">
                <text:p>172.86666666666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00">
                <text:p>300</text:p>
              </table:table-cell>
              <table:table-cell office:value-type="float" office:value="182.733333333333">
                <text:p>182.7333333333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0">
                <text:p>280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16">
                <text:p>416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75">
                <text:p>475</text:p>
              </table:table-cell>
              <table:table-cell office:value-type="float" office:value="245.933333333333">
                <text:p>245.9333333333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6">
                <text:p>486</text:p>
              </table:table-cell>
              <table:table-cell office:value-type="float" office:value="270.4">
                <text:p>270.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54">
                <text:p>554</text:p>
              </table:table-cell>
              <table:table-cell office:value-type="float" office:value="297.666666666667">
                <text:p>297.66666666666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01">
                <text:p>601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7">
                <text:p>35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40">
                <text:p>340</text:p>
              </table:table-cell>
              <table:table-cell office:value-type="float" office:value="353.6">
                <text:p>353.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89">
                <text:p>389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38">
                <text:p>738</text:p>
              </table:table-cell>
              <table:table-cell office:value-type="float" office:value="408.733333333333">
                <text:p>408.7333333333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54">
                <text:p>65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45">
                <text:p>645</text:p>
              </table:table-cell>
              <table:table-cell office:value-type="float" office:value="459.066666666667">
                <text:p>459.0666666666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54">
                <text:p>454</text:p>
              </table:table-cell>
              <table:table-cell office:value-type="float" office:value="470.266666666667">
                <text:p>470.26666666666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95">
                <text:p>395</text:p>
              </table:table-cell>
              <table:table-cell office:value-type="float" office:value="472.266666666667">
                <text:p>472.26666666666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64">
                <text:p>464</text:p>
              </table:table-cell>
              <table:table-cell office:value-type="float" office:value="483.2">
                <text:p>483.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7">
                <text:p>437</text:p>
              </table:table-cell>
              <table:table-cell office:value-type="float" office:value="493.666666666667">
                <text:p>493.666666666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79">
                <text:p>479</text:p>
              </table:table-cell>
              <table:table-cell office:value-type="float" office:value="497.866666666667">
                <text:p>497.8666666666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04">
                <text:p>604</text:p>
              </table:table-cell>
              <table:table-cell office:value-type="float" office:value="506.466666666667">
                <text:p>506.46666666666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23">
                <text:p>623</text:p>
              </table:table-cell>
              <table:table-cell office:value-type="float" office:value="515.6">
                <text:p>515.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88">
                <text:p>688</text:p>
              </table:table-cell>
              <table:table-cell office:value-type="float" office:value="524.533333333333">
                <text:p>524.53333333333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32">
                <text:p>532</text:p>
              </table:table-cell>
              <table:table-cell office:value-type="float" office:value="519.933333333333">
                <text:p>519.93333333333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88">
                <text:p>38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61">
                <text:p>461</text:p>
              </table:table-cell>
              <table:table-cell office:value-type="float" office:value="530.066666666667">
                <text:p>530.06666666666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07">
                <text:p>707</text:p>
              </table:table-cell>
              <table:table-cell office:value-type="float" office:value="551.266666666667">
                <text:p>551.26666666666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2">
                <text:p>722</text:p>
              </table:table-cell>
              <table:table-cell office:value-type="float" office:value="550.2">
                <text:p>550.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58">
                <text:p>758</text:p>
              </table:table-cell>
              <table:table-cell office:value-type="float" office:value="557.133333333333">
                <text:p>557.1333333333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80">
                <text:p>780</text:p>
              </table:table-cell>
              <table:table-cell office:value-type="float" office:value="566.133333333333">
                <text:p>566.1333333333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73">
                <text:p>473</text:p>
              </table:table-cell>
              <table:table-cell office:value-type="float" office:value="567.4">
                <text:p>567.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00">
                <text:p>300</text:p>
              </table:table-cell>
              <table:table-cell office:value-type="float" office:value="561.066666666667">
                <text:p>561.06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3">
                <text:p>563</text:p>
              </table:table-cell>
              <table:table-cell office:value-type="float" office:value="567.666666666667">
                <text:p>567.66666666666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42">
                <text:p>74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99">
                <text:p>799</text:p>
              </table:table-cell>
              <table:table-cell office:value-type="float" office:value="609.333333333333">
                <text:p>609.3333333333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36">
                <text:p>636</text:p>
              </table:table-cell>
              <table:table-cell office:value-type="float" office:value="611.466666666667">
                <text:p>611.46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32">
                <text:p>532</text:p>
              </table:table-cell>
              <table:table-cell office:value-type="float" office:value="605.4">
                <text:p>605.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99">
                <text:p>299</text:p>
              </table:table-cell>
              <table:table-cell office:value-type="float" office:value="579.466666666667">
                <text:p>579.46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61">
                <text:p>261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77">
                <text:p>477</text:p>
              </table:table-cell>
              <table:table-cell office:value-type="float" office:value="567.333333333333">
                <text:p>567.33333333333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57">
                <text:p>657</text:p>
              </table:table-cell>
              <table:table-cell office:value-type="float" office:value="580.4">
                <text:p>580.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45">
                <text:p>745</text:p>
              </table:table-cell>
              <table:table-cell office:value-type="float" office:value="582.933333333333">
                <text:p>582.93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84">
                <text:p>784</text:p>
              </table:table-cell>
              <table:table-cell office:value-type="float" office:value="587.066666666667">
                <text:p>587.06666666666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00">
                <text:p>700</text:p>
              </table:table-cell>
              <table:table-cell office:value-type="float" office:value="583.2">
                <text:p>583.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09">
                <text:p>509</text:p>
              </table:table-cell>
              <table:table-cell office:value-type="float" office:value="565.133333333333">
                <text:p>565.13333333333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79">
                <text:p>279</text:p>
              </table:table-cell>
              <table:table-cell office:value-type="float" office:value="552.2">
                <text:p>552.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5">
                <text:p>455</text:p>
              </table:table-cell>
              <table:table-cell office:value-type="float" office:value="562.533333333333">
                <text:p>562.5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54">
                <text:p>754</text:p>
              </table:table-cell>
              <table:table-cell office:value-type="float" office:value="575.266666666667">
                <text:p>575.26666666666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98">
                <text:p>698</text:p>
              </table:table-cell>
              <table:table-cell office:value-type="float" office:value="572.333333333333">
                <text:p>572.33333333333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57">
                <text:p>657</text:p>
              </table:table-cell>
              <table:table-cell office:value-type="float" office:value="562.866666666667">
                <text:p>562.86666666666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88">
                <text:p>688</text:p>
              </table:table-cell>
              <table:table-cell office:value-type="float" office:value="566.333333333333">
                <text:p>566.3333333333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58">
                <text:p>358</text:p>
              </table:table-cell>
              <table:table-cell office:value-type="float" office:value="554.733333333333">
                <text:p>554.7333333333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59">
                <text:p>259</text:p>
              </table:table-cell>
              <table:table-cell office:value-type="float" office:value="552.066666666667">
                <text:p>552.06666666666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0">
                <text:p>430</text:p>
              </table:table-cell>
              <table:table-cell office:value-type="float" office:value="563.333333333333">
                <text:p>563.33333333333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66">
                <text:p>666</text:p>
              </table:table-cell>
              <table:table-cell office:value-type="float" office:value="575.933333333333">
                <text:p>575.93333333333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8">
                <text:p>80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10">
                <text:p>61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32">
                <text:p>532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03">
                <text:p>403</text:p>
              </table:table-cell>
              <table:table-cell office:value-type="float" office:value="540.4">
                <text:p>540.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10">
                <text:p>210</text:p>
              </table:table-cell>
              <table:table-cell office:value-type="float" office:value="520.466666666667">
                <text:p>520.46666666666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91">
                <text:p>491</text:p>
              </table:table-cell>
              <table:table-cell office:value-type="float" office:value="534.6">
                <text:p>534.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46">
                <text:p>74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00">
                <text:p>800</text:p>
              </table:table-cell>
              <table:table-cell office:value-type="float" office:value="557.066666666667">
                <text:p>557.06666666666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74">
                <text:p>774</text:p>
              </table:table-cell>
              <table:table-cell office:value-type="float" office:value="562.133333333333">
                <text:p>562.13333333333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773">
                <text:p>773</text:p>
              </table:table-cell>
              <table:table-cell office:value-type="float" office:value="569.866666666667">
                <text:p>569.86666666666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2">
                <text:p>432</text:p>
              </table:table-cell>
              <table:table-cell office:value-type="float" office:value="552.8">
                <text:p>552.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65">
                <text:p>265</text:p>
              </table:table-cell>
              <table:table-cell office:value-type="float" office:value="546.6">
                <text:p>546.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48">
                <text:p>648</text:p>
              </table:table-cell>
              <table:table-cell office:value-type="float" office:value="572.533333333333">
                <text:p>572.5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00">
                <text:p>900</text:p>
              </table:table-cell>
              <table:table-cell office:value-type="float" office:value="603.866666666667">
                <text:p>603.86666666666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046">
                <text:p>1046</text:p>
              </table:table-cell>
              <table:table-cell office:value-type="float" office:value="629.2">
                <text:p>629.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039">
                <text:p>1039</text:p>
              </table:table-cell>
              <table:table-cell office:value-type="float" office:value="644.6">
                <text:p>644.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46">
                <text:p>1146</text:p>
              </table:table-cell>
              <table:table-cell office:value-type="float" office:value="680.333333333333">
                <text:p>680.33333333333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80">
                <text:p>780</text:p>
              </table:table-cell>
              <table:table-cell office:value-type="float" office:value="696.866666666667">
                <text:p>696.86666666666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2">
                <text:p>462</text:p>
              </table:table-cell>
              <table:table-cell office:value-type="float" office:value="700.8">
                <text:p>700.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77">
                <text:p>677</text:p>
              </table:table-cell>
              <table:table-cell office:value-type="float" office:value="731.933333333333">
                <text:p>731.9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937">
                <text:p>937</text:p>
              </table:table-cell>
              <table:table-cell office:value-type="float" office:value="761.666666666667">
                <text:p>761.66666666666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437">
                <text:p>1437</text:p>
              </table:table-cell>
              <table:table-cell office:value-type="float" office:value="807.733333333333">
                <text:p>807.7333333333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93">
                <text:p>1293</text:p>
              </table:table-cell>
              <table:table-cell office:value-type="float" office:value="840.6">
                <text:p>840.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329">
                <text:p>1329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032">
                <text:p>1032</text:p>
              </table:table-cell>
              <table:table-cell office:value-type="float" office:value="894.866666666667">
                <text:p>894.8666666666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18">
                <text:p>418</text:p>
              </table:table-cell>
              <table:table-cell office:value-type="float" office:value="893.933333333333">
                <text:p>893.93333333333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85">
                <text:p>685</text:p>
              </table:table-cell>
              <table:table-cell office:value-type="float" office:value="921.933333333333">
                <text:p>921.93333333333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09">
                <text:p>1209</text:p>
              </table:table-cell>
              <table:table-cell office:value-type="float" office:value="959.333333333333">
                <text:p>959.3333333333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457">
                <text:p>1457</text:p>
              </table:table-cell>
              <table:table-cell office:value-type="float" office:value="996.466666666667">
                <text:p>996.46666666666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494">
                <text:p>1494</text:p>
              </table:table-cell>
              <table:table-cell office:value-type="float" office:value="1026.33333333333">
                <text:p>1026.3333333333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09">
                <text:p>1209</text:p>
              </table:table-cell>
              <table:table-cell office:value-type="float" office:value="1037.66666666667">
                <text:p>1037.666666666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98">
                <text:p>698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21">
                <text:p>321</text:p>
              </table:table-cell>
              <table:table-cell office:value-type="float" office:value="977.2">
                <text:p>977.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00">
                <text:p>800</text:p>
              </table:table-cell>
              <table:table-cell office:value-type="float" office:value="999.733333333333">
                <text:p>999.73333333333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09">
                <text:p>1309</text:p>
              </table:table-cell>
              <table:table-cell office:value-type="float" office:value="1041.86666666667">
                <text:p>1041.8666666666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698">
                <text:p>1698</text:p>
              </table:table-cell>
              <table:table-cell office:value-type="float" office:value="1092.6">
                <text:p>1092.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79">
                <text:p>1279</text:p>
              </table:table-cell>
              <table:table-cell office:value-type="float" office:value="1082.06666666667">
                <text:p>1082.0666666666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04">
                <text:p>1204</text:p>
              </table:table-cell>
              <table:table-cell office:value-type="float" office:value="1076.13333333333">
                <text:p>1076.1333333333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755">
                <text:p>755</text:p>
              </table:table-cell>
              <table:table-cell office:value-type="float" office:value="1037.86666666667">
                <text:p>1037.8666666666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15">
                <text:p>415</text:p>
              </table:table-cell>
              <table:table-cell office:value-type="float" office:value="996.733333333333">
                <text:p>996.7333333333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27">
                <text:p>727</text:p>
              </table:table-cell>
              <table:table-cell office:value-type="float" office:value="1017.33333333333">
                <text:p>1017.333333333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04">
                <text:p>804</text:p>
              </table:table-cell>
              <table:table-cell office:value-type="float" office:value="1025.26666666667">
                <text:p>1025.266666666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84">
                <text:p>684</text:p>
              </table:table-cell>
              <table:table-cell office:value-type="float" office:value="990.266666666667">
                <text:p>990.26666666666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87">
                <text:p>687</text:p>
              </table:table-cell>
              <table:table-cell office:value-type="float" office:value="938.933333333333">
                <text:p>938.933333333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94">
                <text:p>694</text:p>
              </table:table-cell>
              <table:table-cell office:value-type="float" office:value="885.6">
                <text:p>885.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64">
                <text:p>364</text:p>
              </table:table-cell>
              <table:table-cell office:value-type="float" office:value="829.266666666667">
                <text:p>829.26666666666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5">
                <text:p>315</text:p>
              </table:table-cell>
              <table:table-cell office:value-type="float" office:value="803.733333333333">
                <text:p>803.73333333333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51">
                <text:p>251</text:p>
              </table:table-cell>
              <table:table-cell office:value-type="float" office:value="799.066666666667">
                <text:p>799.066666666667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78">
                <text:p>278</text:p>
              </table:table-cell>
              <table:table-cell office:value-type="float" office:value="764.266666666667">
                <text:p>764.2666666666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33">
                <text:p>533</text:p>
              </table:table-cell>
              <table:table-cell office:value-type="float" office:value="712.533333333333">
                <text:p>712.5333333333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34">
                <text:p>334</text:p>
              </table:table-cell>
              <table:table-cell office:value-type="float" office:value="621.6">
                <text:p>621.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69">
                <text:p>369</text:p>
              </table:table-cell>
              <table:table-cell office:value-type="float" office:value="560.933333333333">
                <text:p>560.9333333333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08">
                <text:p>308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06">
                <text:p>106</text:p>
              </table:table-cell>
              <table:table-cell office:value-type="float" office:value="457.933333333333">
                <text:p>457.9333333333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70">
                <text:p>170</text:p>
              </table:table-cell>
              <table:table-cell office:value-type="float" office:value="441.6">
                <text:p>441.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12">
                <text:p>312</text:p>
              </table:table-cell>
              <table:table-cell office:value-type="float" office:value="413.933333333333">
                <text:p>413.93333333333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87">
                <text:p>287</text:p>
              </table:table-cell>
              <table:table-cell office:value-type="float" office:value="379.466666666667">
                <text:p>379.46666666666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8">
                <text:p>268</text:p>
              </table:table-cell>
              <table:table-cell office:value-type="float" office:value="351.733333333333">
                <text:p>351.7333333333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84">
                <text:p>284</text:p>
              </table:table-cell>
              <table:table-cell office:value-type="float" office:value="324.866666666667">
                <text:p>324.86666666666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91">
                <text:p>191</text:p>
              </table:table-cell>
              <table:table-cell office:value-type="float" office:value="291.333333333333">
                <text:p>291.33333333333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10">
                <text:p>110</text:p>
              </table:table-cell>
              <table:table-cell office:value-type="float" office:value="274.4">
                <text:p>274.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31">
                <text:p>131</text:p>
              </table:table-cell>
              <table:table-cell office:value-type="float" office:value="262.133333333333">
                <text:p>262.13333333333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6">
                <text:p>226</text:p>
              </table:table-cell>
              <table:table-cell office:value-type="float" office:value="260.466666666667">
                <text:p>260.4666666666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97">
                <text:p>297</text:p>
              </table:table-cell>
              <table:table-cell office:value-type="float" office:value="261.733333333333">
                <text:p>261.7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20">
                <text:p>220</text:p>
              </table:table-cell>
              <table:table-cell office:value-type="float" office:value="240.866666666667">
                <text:p>240.86666666666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2">
                <text:p>262</text:p>
              </table:table-cell>
              <table:table-cell office:value-type="float" office:value="236.066666666667">
                <text:p>236.06666666666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38">
                <text:p>138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2">
                <text:p>42</text:p>
              </table:table-cell>
              <table:table-cell office:value-type="float" office:value="202.933333333333">
                <text:p>202.93333333333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1">
                <text:p>71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3">
                <text:p>283</text:p>
              </table:table-cell>
              <table:table-cell office:value-type="float" office:value="208.133333333333">
                <text:p>208.13333333333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301">
                <text:p>301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302">
                <text:p>302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58">
                <text:p>258</text:p>
              </table:table-cell>
              <table:table-cell office:value-type="float" office:value="207.733333333333">
                <text:p>207.7333333333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03">
                <text:p>3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8">
                <text:p>38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5">
                <text:p>165</text:p>
              </table:table-cell>
              <table:table-cell office:value-type="float" office:value="202.466666666667">
                <text:p>202.46666666666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33">
                <text:p>333</text:p>
              </table:table-cell>
              <table:table-cell office:value-type="float" office:value="215.933333333333">
                <text:p>215.93333333333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25">
                <text:p>425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78">
                <text:p>378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80">
                <text:p>380</text:p>
              </table:table-cell>
              <table:table-cell office:value-type="float" office:value="245.266666666667">
                <text:p>245.26666666666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60">
                <text:p>260</text:p>
              </table:table-cell>
              <table:table-cell office:value-type="float" office:value="245.133333333333">
                <text:p>245.13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3">
                <text:p>73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6">
                <text:p>196</text:p>
              </table:table-cell>
              <table:table-cell office:value-type="float" office:value="251.066666666667">
                <text:p>251.06666666666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17">
                <text:p>417</text:p>
              </table:table-cell>
              <table:table-cell office:value-type="float" office:value="274.133333333333">
                <text:p>274.1333333333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3">
                <text:p>443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63">
                <text:p>363</text:p>
              </table:table-cell>
              <table:table-cell office:value-type="float" office:value="288.933333333333">
                <text:p>288.93333333333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44">
                <text:p>344</text:p>
              </table:table-cell>
              <table:table-cell office:value-type="float" office:value="291.733333333333">
                <text:p>291.73333333333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26">
                <text:p>226</text:p>
              </table:table-cell>
              <table:table-cell office:value-type="float" office:value="289.6">
                <text:p>289.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3">
                <text:p>63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74">
                <text:p>174</text:p>
              </table:table-cell>
              <table:table-cell office:value-type="float" office:value="282.666666666667">
                <text:p>282.6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14">
                <text:p>31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351">
                <text:p>351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33">
                <text:p>333</text:p>
              </table:table-cell>
              <table:table-cell office:value-type="float" office:value="287.666666666667">
                <text:p>287.66666666666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98">
                <text:p>298</text:p>
              </table:table-cell>
              <table:table-cell office:value-type="float" office:value="282.333333333333">
                <text:p>282.33333333333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60">
                <text:p>160</text:p>
              </table:table-cell>
              <table:table-cell office:value-type="float" office:value="267.666666666667">
                <text:p>267.66666666666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7">
                <text:p>57</text:p>
              </table:table-cell>
              <table:table-cell office:value-type="float" office:value="254.133333333333">
                <text:p>254.1333333333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4">
                <text:p>174</text:p>
              </table:table-cell>
              <table:table-cell office:value-type="float" office:value="260.866666666667">
                <text:p>260.86666666666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22">
                <text:p>222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44">
                <text:p>244</text:p>
              </table:table-cell>
              <table:table-cell office:value-type="float" office:value="251.066666666667">
                <text:p>251.0666666666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02">
                <text:p>2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79">
                <text:p>179</text:p>
              </table:table-cell>
              <table:table-cell office:value-type="float" office:value="222.733333333333">
                <text:p>222.73333333333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31">
                <text:p>131</text:p>
              </table:table-cell>
              <table:table-cell office:value-type="float" office:value="208.533333333333">
                <text:p>208.5333333333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8">
                <text:p>48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2">
                <text:p>162</text:p>
              </table:table-cell>
              <table:table-cell office:value-type="float" office:value="203.266666666667">
                <text:p>203.2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1">
                <text:p>171</text:p>
              </table:table-cell>
              <table:table-cell office:value-type="float" office:value="203.066666666667">
                <text:p>203.06666666666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13">
                <text:p>213</text:p>
              </table:table-cell>
              <table:table-cell office:value-type="float" office:value="196.333333333333">
                <text:p>196.3333333333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86">
                <text:p>28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62">
                <text:p>262</text:p>
              </table:table-cell>
              <table:table-cell office:value-type="float" office:value="187.266666666667">
                <text:p>187.26666666666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71">
                <text:p>171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7">
                <text:p>67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85">
                <text:p>185</text:p>
              </table:table-cell>
              <table:table-cell office:value-type="float" office:value="181.133333333333">
                <text:p>181.13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36">
                <text:p>236</text:p>
              </table:table-cell>
              <table:table-cell office:value-type="float" office:value="185.266666666667">
                <text:p>185.266666666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14">
                <text:p>314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54">
                <text:p>254</text:p>
              </table:table-cell>
              <table:table-cell office:value-type="float" office:value="192.066666666667">
                <text:p>192.06666666666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91">
                <text:p>2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06">
                <text:p>206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06">
                <text:p>106</text:p>
              </table:table-cell>
              <table:table-cell office:value-type="float" office:value="198.133333333333">
                <text:p>198.1333333333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20">
                <text:p>220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92">
                <text:p>292</text:p>
              </table:table-cell>
              <table:table-cell office:value-type="float" office:value="218.266666666667">
                <text:p>218.26666666666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330">
                <text:p>330</text:p>
              </table:table-cell>
              <table:table-cell office:value-type="float" office:value="228.866666666667">
                <text:p>228.86666666666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389">
                <text:p>389</text:p>
              </table:table-cell>
              <table:table-cell office:value-type="float" office:value="240.6">
                <text:p>240.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37">
                <text:p>437</text:p>
              </table:table-cell>
              <table:table-cell office:value-type="float" office:value="250.666666666667">
                <text:p>250.66666666666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79">
                <text:p>279</text:p>
              </table:table-cell>
              <table:table-cell office:value-type="float" office:value="251.8">
                <text:p>251.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3">
                <text:p>133</text:p>
              </table:table-cell>
              <table:table-cell office:value-type="float" office:value="249.266666666667">
                <text:p>249.2666666666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266">
                <text:p>266</text:p>
              </table:table-cell>
              <table:table-cell office:value-type="float" office:value="262.533333333333">
                <text:p>262.53333333333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38">
                <text:p>438</text:p>
              </table:table-cell>
              <table:table-cell office:value-type="float" office:value="279.4">
                <text:p>279.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53">
                <text:p>553</text:p>
              </table:table-cell>
              <table:table-cell office:value-type="float" office:value="300.533333333333">
                <text:p>300.5333333333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40">
                <text:p>540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30">
                <text:p>630</text:p>
              </table:table-cell>
              <table:table-cell office:value-type="float" office:value="340.666666666667">
                <text:p>340.6666666666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325">
                <text:p>325</text:p>
              </table:table-cell>
              <table:table-cell office:value-type="float" office:value="342.933333333333">
                <text:p>342.93333333333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7">
                <text:p>167</text:p>
              </table:table-cell>
              <table:table-cell office:value-type="float" office:value="340.333333333333">
                <text:p>340.33333333333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78">
                <text:p>378</text:p>
              </table:table-cell>
              <table:table-cell office:value-type="float" office:value="358.466666666667">
                <text:p>358.46666666666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13">
                <text:p>613</text:p>
              </table:table-cell>
              <table:table-cell office:value-type="float" office:value="384.666666666667">
                <text:p>384.6666666666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88">
                <text:p>688</text:p>
              </table:table-cell>
              <table:table-cell office:value-type="float" office:value="411.066666666667">
                <text:p>411.06666666666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33">
                <text:p>633</text:p>
              </table:table-cell>
              <table:table-cell office:value-type="float" office:value="431.266666666667">
                <text:p>431.26666666666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12">
                <text:p>712</text:p>
              </table:table-cell>
              <table:table-cell office:value-type="float" office:value="452.8">
                <text:p>452.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61">
                <text:p>461</text:p>
              </table:table-cell>
              <table:table-cell office:value-type="float" office:value="454.4">
                <text:p>454.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56">
                <text:p>156</text:p>
              </table:table-cell>
              <table:table-cell office:value-type="float" office:value="446.2">
                <text:p>446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74">
                <text:p>374</text:p>
              </table:table-cell>
              <table:table-cell office:value-type="float" office:value="462.266666666667">
                <text:p>462.26666666666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86">
                <text:p>786</text:p>
              </table:table-cell>
              <table:table-cell office:value-type="float" office:value="496.933333333333">
                <text:p>496.9333333333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31">
                <text:p>831</text:p>
              </table:table-cell>
              <table:table-cell office:value-type="float" office:value="523.133333333333">
                <text:p>523.13333333333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34">
                <text:p>834</text:p>
              </table:table-cell>
              <table:table-cell office:value-type="float" office:value="541.866666666667">
                <text:p>541.86666666666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83">
                <text:p>783</text:p>
              </table:table-cell>
              <table:table-cell office:value-type="float" office:value="558.066666666667">
                <text:p>558.06666666666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09">
                <text:p>50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61">
                <text:p>161</text:p>
              </table:table-cell>
              <table:table-cell office:value-type="float" office:value="539.066666666667">
                <text:p>539.06666666666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36">
                <text:p>636</text:p>
              </table:table-cell>
              <table:table-cell office:value-type="float" office:value="570.333333333333">
                <text:p>570.3333333333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16">
                <text:p>916</text:p>
              </table:table-cell>
              <table:table-cell office:value-type="float" office:value="606.2">
                <text:p>606.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68">
                <text:p>968</text:p>
              </table:table-cell>
              <table:table-cell office:value-type="float" office:value="629.866666666667">
                <text:p>629.8666666666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2">
                <text:p>902</text:p>
              </table:table-cell>
              <table:table-cell office:value-type="float" office:value="644.133333333333">
                <text:p>644.13333333333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179">
                <text:p>1179</text:p>
              </table:table-cell>
              <table:table-cell office:value-type="float" office:value="680.533333333333">
                <text:p>680.53333333333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97">
                <text:p>697</text:p>
              </table:table-cell>
              <table:table-cell office:value-type="float" office:value="679.533333333333">
                <text:p>679.533333333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21">
                <text:p>321</text:p>
              </table:table-cell>
              <table:table-cell office:value-type="float" office:value="670.2">
                <text:p>670.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71">
                <text:p>771</text:p>
              </table:table-cell>
              <table:table-cell office:value-type="float" office:value="711.2">
                <text:p>711.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90">
                <text:p>1290</text:p>
              </table:table-cell>
              <table:table-cell office:value-type="float" office:value="772.266666666667">
                <text:p>772.26666666666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570">
                <text:p>1570</text:p>
              </table:table-cell>
              <table:table-cell office:value-type="float" office:value="824.533333333333">
                <text:p>824.53333333333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666">
                <text:p>1666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868">
                <text:p>1868</text:p>
              </table:table-cell>
              <table:table-cell office:value-type="float" office:value="949.133333333333">
                <text:p>949.13333333333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477">
                <text:p>1477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4">
                <text:p>514</text:p>
              </table:table-cell>
              <table:table-cell office:value-type="float" office:value="995.733333333333">
                <text:p>995.73333333333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068">
                <text:p>1068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415">
                <text:p>2415</text:p>
              </table:table-cell>
              <table:table-cell office:value-type="float" office:value="1174.8">
                <text:p>1174.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390">
                <text:p>3390</text:p>
              </table:table-cell>
              <table:table-cell office:value-type="float" office:value="1339.73333333333">
                <text:p>1339.733333333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263">
                <text:p>3263</text:p>
              </table:table-cell>
              <table:table-cell office:value-type="float" office:value="1492.73333333333">
                <text:p>1492.7333333333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055">
                <text:p>4055</text:p>
              </table:table-cell>
              <table:table-cell office:value-type="float" office:value="1702.93333333333">
                <text:p>1702.9333333333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987">
                <text:p>2987</text:p>
              </table:table-cell>
              <table:table-cell office:value-type="float" office:value="1823.46666666667">
                <text:p>1823.4666666666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298">
                <text:p>1298</text:p>
              </table:table-cell>
              <table:table-cell office:value-type="float" office:value="1863.53333333333">
                <text:p>1863.5333333333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570">
                <text:p>1570</text:p>
              </table:table-cell>
              <table:table-cell office:value-type="float" office:value="1946.8">
                <text:p>1946.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609">
                <text:p>3609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84">
                <text:p>4484</text:p>
              </table:table-cell>
              <table:table-cell office:value-type="float" office:value="2348.93333333333">
                <text:p>2348.9333333333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745">
                <text:p>4745</text:p>
              </table:table-cell>
              <table:table-cell office:value-type="float" office:value="2560.6">
                <text:p>2560.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54">
                <text:p>4454</text:p>
              </table:table-cell>
              <table:table-cell office:value-type="float" office:value="2746.46666666667">
                <text:p>2746.4666666666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53">
                <text:p>4453</text:p>
              </table:table-cell>
              <table:table-cell office:value-type="float" office:value="2918.8">
                <text:p>2918.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097">
                <text:p>2097</text:p>
              </table:table-cell>
              <table:table-cell office:value-type="float" office:value="2960.13333333333">
                <text:p>2960.133333333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726">
                <text:p>3726</text:p>
              </table:table-cell>
              <table:table-cell office:value-type="float" office:value="3174.26666666667">
                <text:p>3174.2666666666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99">
                <text:p>4499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709">
                <text:p>5709</text:p>
              </table:table-cell>
              <table:table-cell office:value-type="float" office:value="3622.6">
                <text:p>3622.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568">
                <text:p>5568</text:p>
              </table:table-cell>
              <table:table-cell office:value-type="float" office:value="3767.8">
                <text:p>3767.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733">
                <text:p>6733</text:p>
              </table:table-cell>
              <table:table-cell office:value-type="float" office:value="3999.13333333333">
                <text:p>3999.133333333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516">
                <text:p>3516</text:p>
              </table:table-cell>
              <table:table-cell office:value-type="float" office:value="3963.2">
                <text:p>3963.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582">
                <text:p>1582</text:p>
              </table:table-cell>
              <table:table-cell office:value-type="float" office:value="3869.53333333333">
                <text:p>3869.5333333333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544">
                <text:p>2544</text:p>
              </table:table-cell>
              <table:table-cell office:value-type="float" office:value="3952.6">
                <text:p>3952.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60">
                <text:p>4460</text:p>
              </table:table-cell>
              <table:table-cell office:value-type="float" office:value="4145.26666666667">
                <text:p>4145.266666666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962">
                <text:p>4962</text:p>
              </table:table-cell>
              <table:table-cell office:value-type="float" office:value="4235.46666666667">
                <text:p>4235.4666666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628">
                <text:p>7628</text:p>
              </table:table-cell>
              <table:table-cell office:value-type="float" office:value="4445.06666666667">
                <text:p>4445.0666666666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462">
                <text:p>5462</text:p>
              </table:table-cell>
              <table:table-cell office:value-type="float" office:value="4492.86666666667">
                <text:p>4492.8666666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96">
                <text:p>4496</text:p>
              </table:table-cell>
              <table:table-cell office:value-type="float" office:value="4495.66666666667">
                <text:p>4495.666666666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423">
                <text:p>2423</text:p>
              </table:table-cell>
              <table:table-cell office:value-type="float" office:value="4360.33333333333">
                <text:p>4360.3333333333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878">
                <text:p>3878</text:p>
              </table:table-cell>
              <table:table-cell office:value-type="float" office:value="4479.06666666667">
                <text:p>4479.0666666666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674">
                <text:p>5674</text:p>
              </table:table-cell>
              <table:table-cell office:value-type="float" office:value="4608.93333333333">
                <text:p>4608.9333333333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066">
                <text:p>6066</text:p>
              </table:table-cell>
              <table:table-cell office:value-type="float" office:value="4713.4">
                <text:p>4713.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464">
                <text:p>5464</text:p>
              </table:table-cell>
              <table:table-cell office:value-type="float" office:value="4697.06666666667">
                <text:p>4697.066666666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">
                <text:p>0</text:p>
              </table:table-cell>
              <table:table-cell office:value-type="float" office:value="4325.86666666667">
                <text:p>4325.8666666666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">
                <text:p>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">
                <text:p>0</text:p>
              </table:table-cell>
              <table:table-cell office:value-type="float" office:value="3642.6">
                <text:p>364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921cm" svg:y="0.316cm" chart:style-name="ch2">
          <text:p>Daily Deaths w/ 14 day moving average.</text:p>
        </chart:title>
        <chart:legend chart:legend-position="bottom" svg:x="5.476cm" svg:y="8.406cm" style:legend-expansion="wide" chart:style-name="ch3"/>
        <chart:plot-area chart:style-name="ch4" table:cell-range-address="'COVID-19'.A1:'COVID-19'.A337 'COVID-19'.C1:'COVID-19'.C337 'COVID-19'.F1:'COVID-19'.F337" chart:data-source-has-labels="both" svg:x="0.319cm" svg:y="1.275cm" svg:width="15.36cm" svg:height="6.767cm">
          <chart:coordinate-region svg:x="1.102cm" svg:y="1.474cm" svg:width="14.553cm" svg:height="5.921cm"/>
          <chart:axis chart:dimension="x" chart:name="primary-x" chart:style-name="ch5" chartooo:axis-type="auto">
            <chartooo:date-scale/>
            <chart:categories table:cell-range-address="'COVID-19'.A2:'COVID-19'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VID-19'.C2:'COVID-19'.C337" chart:label-cell-address="'COVID-19'.C1:'COVID-19'.C1" chart:class="chart:line">
            <chart:data-point chart:repeated="275"/>
          </chart:series>
          <chart:series chart:style-name="ch9" chart:values-cell-range-address="'COVID-19'.F2:'COVID-19'.F337" chart:label-cell-address="'COVID-19'.F1:'COVID-19'.F1" chart:class="chart:line">
            <chart:data-point chart:repeated="2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COVID-19'.C1:'COVID-19'.C1</svg:desc>
                </draw:g>
              </table:table-cell>
              <table:table-cell office:value-type="string">
                <text:p>DeathsAvg</text:p>
                <draw:g>
                  <svg:desc>'COVID-19'.F1:'COVID-19'.F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COVID-19'.A2:'COVID-19'.A337</svg:desc>
                </draw:g>
              </table:table-cell>
              <table:table-cell office:value-type="float" office:value="0">
                <text:p>0</text:p>
                <draw:g>
                  <svg:desc>'COVID-19'.C2:'COVID-19'.C337</svg:desc>
                </draw:g>
              </table:table-cell>
              <table:table-cell office:value-type="float" office:value="0">
                <text:p>0</text:p>
                <draw:g>
                  <svg:desc>'COVID-19'.F2:'COVID-19'.F33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">
                <text:p>9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1">
                <text:p>1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">
                <text:p>11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1">
                <text:p>21</text:p>
              </table:table-cell>
              <table:table-cell office:value-type="float" office:value="5.53333333333333">
                <text:p>5.533333333333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1">
                <text:p>31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2">
                <text:p>32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5">
                <text:p>3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">
                <text:p>3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">
                <text:p>45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8">
                <text:p>48</text:p>
              </table:table-cell>
              <table:table-cell office:value-type="float" office:value="21.7333333333333">
                <text:p>21.733333333333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3">
                <text:p>5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0">
                <text:p>70</text:p>
              </table:table-cell>
              <table:table-cell office:value-type="float" office:value="29.4666666666667">
                <text:p>29.466666666666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0">
                <text:p>80</text:p>
              </table:table-cell>
              <table:table-cell office:value-type="float" office:value="34.2666666666667">
                <text:p>34.266666666666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0">
                <text:p>70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5">
                <text:p>85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0">
                <text:p>90</text:p>
              </table:table-cell>
              <table:table-cell office:value-type="float" office:value="48.7333333333333">
                <text:p>48.733333333333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4">
                <text:p>8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5">
                <text:p>115</text:p>
              </table:table-cell>
              <table:table-cell office:value-type="float" office:value="59.8666666666667">
                <text:p>59.8666666666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6">
                <text:p>86</text:p>
              </table:table-cell>
              <table:table-cell office:value-type="float" office:value="64.1333333333333">
                <text:p>64.13333333333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90">
                <text:p>90</text:p>
              </table:table-cell>
              <table:table-cell office:value-type="float" office:value="68.0666666666667">
                <text:p>68.06666666666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  <table:table-cell office:value-type="float" office:value="72.7333333333333">
                <text:p>72.733333333333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7">
                <text:p>97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4">
                <text:p>84</text:p>
              </table:table-cell>
              <table:table-cell office:value-type="float" office:value="79.9333333333333">
                <text:p>79.93333333333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2">
                <text:p>92</text:p>
              </table:table-cell>
              <table:table-cell office:value-type="float" office:value="83.0666666666667">
                <text:p>83.0666666666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15">
                <text:p>115</text:p>
              </table:table-cell>
              <table:table-cell office:value-type="float" office:value="87.5333333333333">
                <text:p>87.533333333333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11">
                <text:p>111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3">
                <text:p>83</text:p>
              </table:table-cell>
              <table:table-cell office:value-type="float" office:value="92.2666666666667">
                <text:p>92.26666666666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6">
                <text:p>86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5">
                <text:p>8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2">
                <text:p>62</text:p>
              </table:table-cell>
              <table:table-cell office:value-type="float" office:value="91.9333333333333">
                <text:p>91.93333333333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7">
                <text:p>77</text:p>
              </table:table-cell>
              <table:table-cell office:value-type="float" office:value="91.4666666666667">
                <text:p>91.466666666666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6">
                <text:p>86</text:p>
              </table:table-cell>
              <table:table-cell office:value-type="float" office:value="89.5333333333333">
                <text:p>89.533333333333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9">
                <text:p>89</text:p>
              </table:table-cell>
              <table:table-cell office:value-type="float" office:value="89.7333333333333">
                <text:p>89.73333333333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3">
                <text:p>7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4">
                <text:p>74</text:p>
              </table:table-cell>
              <table:table-cell office:value-type="float" office:value="86.7333333333333">
                <text:p>86.73333333333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4">
                <text:p>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3">
                <text:p>83</text:p>
              </table:table-cell>
              <table:table-cell office:value-type="float" office:value="85.1333333333333">
                <text:p>85.133333333333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3">
                <text:p>83</text:p>
              </table:table-cell>
              <table:table-cell office:value-type="float" office:value="84.5333333333333">
                <text:p>84.533333333333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8">
                <text:p>78</text:p>
              </table:table-cell>
              <table:table-cell office:value-type="float" office:value="82.0666666666667">
                <text:p>82.066666666666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8">
                <text:p>78</text:p>
              </table:table-cell>
              <table:table-cell office:value-type="float" office:value="79.8666666666667">
                <text:p>79.866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3">
                <text:p>7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5">
                <text:p>75</text:p>
              </table:table-cell>
              <table:table-cell office:value-type="float" office:value="78.4666666666667">
                <text:p>78.466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4">
                <text:p>84</text:p>
              </table:table-cell>
              <table:table-cell office:value-type="float" office:value="78.2666666666667">
                <text:p>78.266666666666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2">
                <text:p>72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3">
                <text:p>73</text:p>
              </table:table-cell>
              <table:table-cell office:value-type="float" office:value="78.1333333333333">
                <text:p>78.133333333333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0">
                <text:p>8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0">
                <text:p>6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8">
                <text:p>68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3">
                <text:p>73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5">
                <text:p>6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1">
                <text:p>61</text:p>
              </table:table-cell>
              <table:table-cell office:value-type="float" office:value="73.7333333333333">
                <text:p>73.73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0">
                <text:p>50</text:p>
              </table:table-cell>
              <table:table-cell office:value-type="float" office:value="71.5333333333333">
                <text:p>71.533333333333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">
                <text:p>46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8">
                <text:p>58</text:p>
              </table:table-cell>
              <table:table-cell office:value-type="float" office:value="67.7333333333333">
                <text:p>67.733333333333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8">
                <text:p>48</text:p>
              </table:table-cell>
              <table:table-cell office:value-type="float" office:value="65.7333333333333">
                <text:p>65.73333333333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3">
                <text:p>5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9">
                <text:p>59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1">
                <text:p>41</text:p>
              </table:table-cell>
              <table:table-cell office:value-type="float" office:value="60.4666666666667">
                <text:p>60.466666666666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  <table:table-cell office:value-type="float" office:value="59.1333333333333">
                <text:p>59.133333333333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3">
                <text:p>5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6">
                <text:p>5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  <table:table-cell office:value-type="float" office:value="55.8666666666667">
                <text:p>55.866666666666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4">
                <text:p>44</text:p>
              </table:table-cell>
              <table:table-cell office:value-type="float" office:value="54.2666666666667">
                <text:p>54.266666666666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2">
                <text:p>4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8">
                <text:p>28</text:p>
              </table:table-cell>
              <table:table-cell office:value-type="float" office:value="49.7333333333333">
                <text:p>49.733333333333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38">
                <text:p>38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0">
                <text:p>40</text:p>
              </table:table-cell>
              <table:table-cell office:value-type="float" office:value="47.5333333333333">
                <text:p>47.533333333333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">
                <text:p>4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39">
                <text:p>39</text:p>
              </table:table-cell>
              <table:table-cell office:value-type="float" office:value="45.9333333333333">
                <text:p>45.93333333333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6">
                <text:p>4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9">
                <text:p>39</text:p>
              </table:table-cell>
              <table:table-cell office:value-type="float" office:value="44.8666666666667">
                <text:p>44.866666666666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6">
                <text:p>36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8">
                <text:p>28</text:p>
              </table:table-cell>
              <table:table-cell office:value-type="float" office:value="42.4666666666667">
                <text:p>42.466666666666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">
                <text:p>43</text:p>
              </table:table-cell>
              <table:table-cell office:value-type="float" office:value="41.8666666666667">
                <text:p>41.866666666666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7">
                <text:p>37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3">
                <text:p>33</text:p>
              </table:table-cell>
              <table:table-cell office:value-type="float" office:value="37.5333333333333">
                <text:p>37.533333333333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3">
                <text:p>33</text:p>
              </table:table-cell>
              <table:table-cell office:value-type="float" office:value="36.5333333333333">
                <text:p>36.53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0">
                <text:p>40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5">
                <text:p>35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9">
                <text:p>2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3">
                <text:p>33</text:p>
              </table:table-cell>
              <table:table-cell office:value-type="float" office:value="35.8666666666667">
                <text:p>35.866666666666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7">
                <text:p>27</text:p>
              </table:table-cell>
              <table:table-cell office:value-type="float" office:value="35.0666666666667">
                <text:p>35.06666666666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8">
                <text:p>28</text:p>
              </table:table-cell>
              <table:table-cell office:value-type="float" office:value="33.2666666666667">
                <text:p>33.266666666666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9">
                <text:p>29</text:p>
              </table:table-cell>
              <table:table-cell office:value-type="float" office:value="33.0666666666667">
                <text:p>33.066666666666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0">
                <text:p>3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9">
                <text:p>29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2">
                <text:p>2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0">
                <text:p>20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5">
                <text:p>25</text:p>
              </table:table-cell>
              <table:table-cell office:value-type="float" office:value="29.4666666666667">
                <text:p>29.466666666666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2">
                <text:p>22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3">
                <text:p>2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3">
                <text:p>23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6">
                <text:p>1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0">
                <text:p>20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5">
                <text:p>15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">
                <text:p>15</text:p>
              </table:table-cell>
              <table:table-cell office:value-type="float" office:value="20.9333333333333">
                <text:p>20.933333333333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">
                <text:p>8</text:p>
              </table:table-cell>
              <table:table-cell office:value-type="float" office:value="19.5333333333333">
                <text:p>19.5333333333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">
                <text:p>15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9">
                <text:p>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5">
                <text:p>15</text:p>
              </table:table-cell>
              <table:table-cell office:value-type="float" office:value="16.7333333333333">
                <text:p>16.733333333333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">
                <text:p>1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1">
                <text:p>11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5">
                <text:p>1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4">
                <text:p>1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0">
                <text:p>10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">
                <text:p>8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">
                <text:p>8</text:p>
              </table:table-cell>
              <table:table-cell office:value-type="float" office:value="12.4666666666667">
                <text:p>12.466666666666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">
                <text:p>6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">
                <text:p>6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">
                <text:p>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">
                <text:p>7</text:p>
              </table:table-cell>
              <table:table-cell office:value-type="float" office:value="10.0666666666667">
                <text:p>10.066666666666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">
                <text:p>6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">
                <text:p>7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">
                <text:p>6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">
                <text:p>5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3">
                <text:p>3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  <table:table-cell office:value-type="float" office:value="6.86666666666667">
                <text:p>6.8666666666666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">
                <text:p>2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">
                <text:p>4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">
                <text:p>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">
                <text:p>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">
                <text:p>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">
                <text:p>4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">
                <text:p>2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">
                <text:p>4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">
                <text:p>2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">
                <text:p>3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">
                <text:p>4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">
                <text:p>2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">
                <text:p>5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">
                <text:p>1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">
                <text:p>3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">
                <text:p>3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">
                <text:p>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">
                <text:p>4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3">
                <text:p>3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">
                <text:p>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">
                <text:p>4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">
                <text:p>3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">
                <text:p>5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">
                <text:p>3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">
                <text:p>4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">
                <text:p>4</text:p>
              </table:table-cell>
              <table:table-cell office:value-type="float" office:value="2.93333333333333">
                <text:p>2.9333333333333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">
                <text:p>3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">
                <text:p>9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">
                <text:p>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">
                <text:p>8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">
                <text:p>8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">
                <text:p>9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">
                <text:p>9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">
                <text:p>9</text:p>
              </table:table-cell>
              <table:table-cell office:value-type="float" office:value="6.46666666666667">
                <text:p>6.46666666666667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2">
                <text:p>12</text:p>
              </table:table-cell>
              <table:table-cell office:value-type="float" office:value="7.13333333333333">
                <text:p>7.1333333333333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2">
                <text:p>2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0">
                <text:p>2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9">
                <text:p>1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1">
                <text:p>21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5">
                <text:p>25</text:p>
              </table:table-cell>
              <table:table-cell office:value-type="float" office:value="14.0666666666667">
                <text:p>14.0666666666667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6">
                <text:p>26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20">
                <text:p>20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4">
                <text:p>34</text:p>
              </table:table-cell>
              <table:table-cell office:value-type="float" office:value="17.8666666666667">
                <text:p>17.866666666666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5">
                <text:p>35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5">
                <text:p>25</text:p>
              </table:table-cell>
              <table:table-cell office:value-type="float" office:value="20.5333333333333">
                <text:p>20.533333333333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4">
                <text:p>24</text:p>
              </table:table-cell>
              <table:table-cell office:value-type="float" office:value="21.5333333333333">
                <text:p>21.533333333333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9">
                <text:p>29</text:p>
              </table:table-cell>
              <table:table-cell office:value-type="float" office:value="22.8666666666667">
                <text:p>22.866666666666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1">
                <text:p>31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0">
                <text:p>30</text:p>
              </table:table-cell>
              <table:table-cell office:value-type="float" office:value="25.5333333333333">
                <text:p>25.533333333333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2">
                <text:p>3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9">
                <text:p>39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6">
                <text:p>26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4">
                <text:p>24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2">
                <text:p>32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3">
                <text:p>3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1">
                <text:p>21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">
                <text:p>10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">
                <text:p>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6">
                <text:p>16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">
                <text:p>0</text:p>
              </table:table-cell>
              <table:table-cell office:value-type="float" office:value="23.7333333333333">
                <text:p>23.733333333333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">
                <text:p>0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">
                <text:p>0</text:p>
              </table:table-cell>
              <table:table-cell office:value-type="float" office:value="19.6666666666667">
                <text:p>19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27cm" svg:y="0.316cm" chart:style-name="ch2">
          <text:p>Mortality Rate</text:p>
        </chart:title>
        <chart:legend chart:legend-position="bottom" svg:x="7.075cm" svg:y="8.406cm" style:legend-expansion="wide" chart:style-name="ch3"/>
        <chart:plot-area chart:style-name="ch4" table:cell-range-address="'COVID-19'.A1:'COVID-19'.A337 'COVID-19'.D1:'COVID-19'.D337" chart:data-source-has-labels="both" svg:x="0.319cm" svg:y="1.275cm" svg:width="15.36cm" svg:height="6.767cm">
          <chart:coordinate-region svg:x="1.259cm" svg:y="1.474cm" svg:width="14.42cm" svg:height="5.921cm"/>
          <chart:axis chart:dimension="x" chart:name="primary-x" chart:style-name="ch5" chartooo:axis-type="auto">
            <chartooo:date-scale/>
            <chart:categories table:cell-range-address="'COVID-19'.A2:'COVID-19'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VID-19'.D2:'COVID-19'.D337" chart:label-cell-address="'COVID-19'.D1:'COVID-19'.D1" chart:class="chart:line">
            <chart:data-point chart:repeated="2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'COVID-19'.D1:'COVID-19'.D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COVID-19'.A2:'COVID-19'.A337</svg:desc>
                </draw:g>
              </table:table-cell>
              <table:table-cell office:value-type="float" office:value="0">
                <text:p>0</text:p>
                <draw:g>
                  <svg:desc>'COVID-19'.D2:'COVID-19'.D33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0657894736842105">
                <text:p>0.0065789473684210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504201680672269">
                <text:p>0.050420168067226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551724137931034">
                <text:p>0.055172413793103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629370629370629">
                <text:p>0.06293706293706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808823529411765">
                <text:p>0.080882352941176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932203389830509">
                <text:p>0.093220338983050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956521739130435">
                <text:p>0.095652173913043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987261146496815">
                <text:p>0.098726114649681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11888111888112">
                <text:p>0.1118881118881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958904109589041">
                <text:p>0.095890410958904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26666666666667">
                <text:p>0.1266666666666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60714285714286">
                <text:p>0.16071428571428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11578947368421">
                <text:p>0.1115789473684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440329218107">
                <text:p>0.144032921810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44404332129964">
                <text:p>0.1444043321299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16472545757072">
                <text:p>0.11647254575707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215938303341902">
                <text:p>0.2159383033419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155826558265583">
                <text:p>0.1558265582655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131498470948012">
                <text:p>0.1314984709480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224669603524229">
                <text:p>0.224669603524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245569620253165">
                <text:p>0.24556962025316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181034482758621">
                <text:p>0.18103448275862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240083507306889">
                <text:p>0.24008350730688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83774834437086">
                <text:p>0.18377483443708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3322632423756">
                <text:p>0.133226324237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63533834586466">
                <text:p>0.16353383458646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219072164948454">
                <text:p>0.21907216494845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34490238611714">
                <text:p>0.1344902386117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08910891089109">
                <text:p>0.1089108910891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19113573407202">
                <text:p>0.1191135734072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17414248021108">
                <text:p>0.1174142480211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935897435897436">
                <text:p>0.093589743589743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56448202959831">
                <text:p>0.15644820295983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47424511545293">
                <text:p>0.14742451154529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97622027534418">
                <text:p>0.09762202753441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37218045112782">
                <text:p>0.13721804511278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250836120401338">
                <text:p>0.25083612040133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32183908045977">
                <text:p>0.3218390804597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0738255033557">
                <text:p>0.1073825503355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971428571428571">
                <text:p>0.097142857142857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43418467583497">
                <text:p>0.14341846758349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232974910394265">
                <text:p>0.23297491039426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34065934065934">
                <text:p>0.13406593406593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663129973474801">
                <text:p>0.066312997347480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659025787965616">
                <text:p>0.065902578796561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882800608828006">
                <text:p>0.088280060882800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14804469273743">
                <text:p>0.148044692737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27799227799228">
                <text:p>0.22779922779922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953488372093023">
                <text:p>0.095348837209302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780780780780781">
                <text:p>0.07807807807807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655940594059406">
                <text:p>0.065594059405940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918032786885246">
                <text:p>0.091803278688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03383458646617">
                <text:p>0.10338345864661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09181141439206">
                <text:p>0.109181141439206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570264765784114">
                <text:p>0.057026476578411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509383378016086">
                <text:p>0.050938337801608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529715762273902">
                <text:p>0.052971576227390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504527813712807">
                <text:p>0.050452781371280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06481481481481">
                <text:p>0.10648148148148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47169811320755">
                <text:p>0.14716981132075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311111111111111">
                <text:p>0.031111111111111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411089866156788">
                <text:p>0.041108986615678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356111645813282">
                <text:p>0.035611164581328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253054101221641">
                <text:p>0.025305410122164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423076923076923">
                <text:p>0.042307692307692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822510822510823">
                <text:p>0.082251082251082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487444608567208">
                <text:p>0.048744460856720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426894343649947">
                <text:p>0.042689434364994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243562978427279">
                <text:p>0.02435629784272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224284609435422">
                <text:p>0.022428460943542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248306997742664">
                <text:p>0.024830699774266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261627906976744">
                <text:p>0.026162790697674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717703349282297">
                <text:p>0.071770334928229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408759124087591">
                <text:p>0.040875912408759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264681555004136">
                <text:p>0.026468155500413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199039121482498">
                <text:p>0.019903912148249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200803212851406">
                <text:p>0.020080321285140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239867659222498">
                <text:p>0.023986765922249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315186246418338">
                <text:p>0.031518624641833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23052959501558">
                <text:p>0.062305295950155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168067226890756">
                <text:p>0.016806722689075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13545347467609">
                <text:p>0.01354534746760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0860046911649726">
                <text:p>0.008600469116497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304635761589404">
                <text:p>0.030463576158940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385542168674699">
                <text:p>0.038554216867469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275103163686382">
                <text:p>0.027510316368638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186567164179104">
                <text:p>0.018656716417910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116448326055313">
                <text:p>0.011644832605531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216138328530259">
                <text:p>0.02161383285302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247252747252747">
                <text:p>0.024725274725274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47808764940239">
                <text:p>0.04780876494023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39568345323741">
                <text:p>0.03956834532374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281425891181989">
                <text:p>0.028142589118198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419161676646707">
                <text:p>0.0419161676646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2710027100271">
                <text:p>0.0271002710027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209059233449477">
                <text:p>0.02090592334494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261194029850746">
                <text:p>0.026119402985074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387323943661972">
                <text:p>0.038732394366197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366492146596859">
                <text:p>0.036649214659685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34351145038168">
                <text:p>0.053435114503816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265486725663717">
                <text:p>0.026548672566371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68350168350168">
                <text:p>0.016835016835016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136363636363636">
                <text:p>0.013636363636363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0381679389312977">
                <text:p>0.0038167938931297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0353356890459364">
                <text:p>0.003533568904593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0775193798449612">
                <text:p>0.0077519379844961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121212121212121">
                <text:p>0.012121212121212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03003003003003">
                <text:p>0.00300300300300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941176470588235">
                <text:p>0.0094117647058823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0529100529100529">
                <text:p>0.0052910052910052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0263157894736842">
                <text:p>0.0026315789473684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0719424460431655">
                <text:p>0.0071942446043165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112866817155756">
                <text:p>0.011286681715575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0275482093663912">
                <text:p>0.0027548209366391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0290697674418605">
                <text:p>0.0029069767441860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0318471337579618">
                <text:p>0.0031847133757961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056980056980057">
                <text:p>0.005698005698005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15015015015015">
                <text:p>0.01501501501501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0335570469798658">
                <text:p>0.0033557046979865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0574712643678161">
                <text:p>0.005747126436781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0409836065573771">
                <text:p>0.0040983606557377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0495049504950495">
                <text:p>0.0049504950495049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0558659217877095">
                <text:p>0.0055865921787709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116959064327485">
                <text:p>0.011695906432748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0938967136150235">
                <text:p>0.0093896713615023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0847457627118644">
                <text:p>0.0084745762711864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636942675159236">
                <text:p>0.0063694267515923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15748031496063">
                <text:p>0.01574803149606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343642611683849">
                <text:p>0.0034364261168384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0454545454545455">
                <text:p>0.0045454545454545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0303030303030303">
                <text:p>0.0030303030303030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025706940874036">
                <text:p>0.002570694087403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022883295194508">
                <text:p>0.002288329519450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14336917562724">
                <text:p>0.01433691756272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150375939849624">
                <text:p>0.01503759398496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180831826401447">
                <text:p>0.0018083182640144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740740740740741">
                <text:p>0.0074074074074074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317460317460317">
                <text:p>0.0031746031746031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307692307692308">
                <text:p>0.0030769230769230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598802395209581">
                <text:p>0.0059880239520958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529100529100529">
                <text:p>0.005291005291005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0652528548123981">
                <text:p>0.0065252854812398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145348837209302">
                <text:p>0.0014534883720930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0421348314606742">
                <text:p>0.0042134831460674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0650759219088937">
                <text:p>0.0065075921908893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06951871657754">
                <text:p>0.01069518716577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0381679389312977">
                <text:p>0.0038167938931297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120336943441637">
                <text:p>0.0012033694344163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599520383693046">
                <text:p>0.0059952038369304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638569604086845">
                <text:p>0.0063856960408684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392927308447937">
                <text:p>0.0039292730844793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186335403726708">
                <text:p>0.018633540372670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157232704402516">
                <text:p>0.0015723270440251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218340611353712">
                <text:p>0.0021834061135371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309917355371901">
                <text:p>0.0030991735537190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0221729490022173">
                <text:p>0.0022172949002217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339270568278202">
                <text:p>0.0033927056827820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143472022955524">
                <text:p>0.0014347202295552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124610591900312">
                <text:p>0.012461059190031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518806744487678">
                <text:p>0.0051880674448767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232558139534884">
                <text:p>0.0023255813953488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573248407643312">
                <text:p>0.0057324840764331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420168067226891">
                <text:p>0.0042016806722689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428265524625268">
                <text:p>0.0042826552462526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541638456330399">
                <text:p>0.005416384563303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214007782101167">
                <text:p>0.02140077821011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842696629213483">
                <text:p>0.0084269662921348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372670807453416">
                <text:p>0.0037267080745341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265486725663717">
                <text:p>0.0026548672566371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275819797732148">
                <text:p>0.0027581979773214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295930949445129">
                <text:p>0.002959309494451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736524941412789">
                <text:p>0.0073652494141278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154083204930663">
                <text:p>0.015408320493066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121019108280255">
                <text:p>0.012101910828025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58187863674148">
                <text:p>0.005818786367414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490633363068689">
                <text:p>0.0049063336306868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526870389884089">
                <text:p>0.0052687038988408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583744948361024">
                <text:p>0.0058374494836102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44913541432742">
                <text:p>0.004491354143274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162136385312351">
                <text:p>0.016213638531235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939345142243693">
                <text:p>0.0093934514224369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555679039786619">
                <text:p>0.0055567903978661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420388859695218">
                <text:p>0.0042038885969521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460418832615476">
                <text:p>0.0046041883261547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853242320819113">
                <text:p>0.0085324232081911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202275600505689">
                <text:p>0.020227560050568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125786163522013">
                <text:p>0.012578616352201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874439461883408">
                <text:p>0.0087443946188340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523982265215639">
                <text:p>0.0052398226521563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35395909805978">
                <text:p>0.00353959098059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439399487367265">
                <text:p>0.0043939948736726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711743772241993">
                <text:p>0.0071174377224199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136194799834915">
                <text:p>0.013619479983491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0541516245487365">
                <text:p>0.0054151624548736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0176242509693338">
                <text:p>0.0017624250969333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00494559841740851">
                <text:p>0.0004945598417408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292825768667643">
                <text:p>0.0029282576866764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